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adornments="Жирный" style:font-family-generic="swiss" style:font-pitch="variable"/>
    <style:font-face style:name="Liberation Sans3" svg:font-family="'Liberation Sans'" style:font-adornments="Звичайний" style:font-family-generic="swiss" style:font-pitch="variable"/>
    <style:font-face style:name="Liberation Sans4" svg:font-family="'Liberation Sans'" style:font-adornments="Курсив" style:font-family-generic="swiss" style:font-pitch="variable"/>
    <style:font-face style:name="Liberation Sans5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27.601cm" table:align="margins"/>
    </style:style>
    <style:style style:name="Таблиця1.A" style:family="table-column">
      <style:table-column-properties style:column-width="27.601cm" style:rel-column-width="65535*"/>
    </style:style>
    <style:style style:name="Таблиця1.1" style:family="table-row">
      <style:table-row-properties style:min-row-height="15.3cm"/>
    </style:style>
    <style:style style:name="Таблиця1.A1" style:family="table-cell">
      <style:table-cell-properties style:vertical-align="middle" fo:padding="0cm" fo:border="none"/>
    </style:style>
    <style:style style:name="P1" style:family="paragraph" style:parent-style-name="Standard">
      <style:text-properties fo:font-size="7pt" style:font-size-asian="6.09999990463257pt" style:font-size-complex="7pt"/>
    </style:style>
    <style:style style:name="P2" style:family="paragraph" style:parent-style-name="Шаблон_3a__20_Текст_20_програми">
      <style:text-properties style:use-window-font-color="true" loext:opacity="0%" fo:language="zxx" fo:country="none" fo:font-style="normal" style:text-underline-style="none" fo:font-weight="normal" officeooo:paragraph-rsid="00e0dd28" fo:background-color="transparent"/>
    </style:style>
    <style:style style:name="P3" style:family="paragraph" style:parent-style-name="Шаблон_3a__20_Текст_20_програми_2c__20_відступ">
      <style:text-properties style:use-window-font-color="true" loext:opacity="0%" fo:language="zxx" fo:country="none" fo:font-style="normal" style:text-underline-style="none" fo:font-weight="normal" officeooo:paragraph-rsid="00e0dd28" fo:background-color="transparent"/>
    </style:style>
    <style:style style:name="P4" style:family="paragraph" style:parent-style-name="Шаблон_3a__20_Визначення_20_функції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" style:family="paragraph" style:parent-style-name="Шаблон_3a__20_Визначення_20_функції_2c__20_відступ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6" style:family="paragraph" style:parent-style-name="Шаблон_3a__20_Текст_20_програми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7" style:family="paragraph" style:parent-style-name="Шаблон_3a__20_Текст_20_програми_2c__20_відступ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8" style:family="paragraph" style:parent-style-name="Шаблон_3a__20_Текст_20_командного_20_інтерпретатора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9" style:family="paragraph" style:parent-style-name="Шаблон_3a__20_Визначення_20_функції">
      <style:text-properties style:use-window-font-color="true" loext:opacity="0%" fo:language="zxx" fo:country="none" fo:font-style="normal" style:text-underline-style="none" fo:font-weight="normal" officeooo:paragraph-rsid="0102ae93" fo:background-color="transparent"/>
    </style:style>
    <style:style style:name="P10" style:family="paragraph" style:parent-style-name="Шаблон_3a__20_Визначення_20_функції_2c__20_відступ">
      <style:text-properties style:use-window-font-color="true" loext:opacity="0%" fo:language="zxx" fo:country="none" fo:font-style="normal" style:text-underline-style="none" fo:font-weight="normal" officeooo:paragraph-rsid="0102ae93" fo:background-color="transparent"/>
    </style:style>
    <style:style style:name="P11" style:family="paragraph" style:parent-style-name="Шаблон_3a__20_Визначення_20_функції_2c__20_відступ">
      <style:text-properties style:use-window-font-color="true" loext:opacity="0%" fo:language="zxx" fo:country="none" fo:font-style="normal" style:text-underline-style="none" fo:font-weight="normal" officeooo:paragraph-rsid="0168b934" fo:background-color="transparent"/>
    </style:style>
    <style:style style:name="P12" style:family="paragraph" style:parent-style-name="Шаблон_3a__20_Визначення_20_функції">
      <style:text-properties style:use-window-font-color="true" loext:opacity="0%" fo:language="zxx" fo:country="none" fo:font-style="normal" style:text-underline-style="none" fo:font-weight="normal" officeooo:paragraph-rsid="0168b934" fo:background-color="transparent"/>
    </style:style>
    <style:style style:name="P13" style:family="paragraph" style:parent-style-name="Шаблон_3a__20_Текст_20_програми">
      <style:text-properties fo:color="#bbbbbb" loext:opacity="100%" fo:language="zxx" fo:country="none" fo:font-style="normal" style:text-underline-style="none" fo:font-weight="normal" officeooo:paragraph-rsid="00e0dd28" fo:background-color="transparent"/>
    </style:style>
    <style:style style:name="P14" style:family="paragraph" style:parent-style-name="Шаблон_3a__20_Текст_20_програми">
      <style:text-properties fo:color="#bbbbbb" loext:opacity="100%" fo:language="zxx" fo:country="none" fo:font-style="normal" style:text-underline-style="none" fo:font-weight="normal" fo:background-color="transparent"/>
    </style:style>
    <style:style style:name="P15" style:family="paragraph" style:parent-style-name="Шаблон_3a__20_Визначення_20_функції">
      <style:text-properties fo:color="#bbbbbb" loext:opacity="100%" fo:language="zxx" fo:country="none" fo:font-style="normal" style:text-underline-style="none" fo:font-weight="normal" fo:background-color="transparent"/>
    </style:style>
    <style:style style:name="P16" style:family="paragraph" style:parent-style-name="Шаблон_3a__20_Визначення_20_функції">
      <style:text-properties fo:color="#bbbbbb" loext:opacity="100%" fo:language="zxx" fo:country="none" fo:font-style="normal" style:text-underline-style="none" fo:font-weight="normal" officeooo:paragraph-rsid="0102ae93" fo:background-color="transparent"/>
    </style:style>
    <style:style style:name="P17" style:family="paragraph" style:parent-style-name="Шаблон_3a__20_Текст_20_програми">
      <style:text-properties fo:color="#204a87" loext:opacity="100%" fo:language="zxx" fo:country="none" fo:font-style="normal" style:text-underline-style="none" fo:font-weight="bold" fo:background-color="transparent"/>
    </style:style>
    <style:style style:name="P18" style:family="paragraph" style:parent-style-name="Шаблон_3a__20_Текст_20_програми">
      <style:text-properties fo:color="#000000" loext:opacity="100%" fo:language="zxx" fo:country="none" fo:font-style="normal" style:text-underline-style="none" fo:font-weight="normal" fo:background-color="transparent"/>
    </style:style>
    <style:style style:name="P19" style:family="paragraph" style:parent-style-name="Шаблон_3a__20_Текст_20_програми_2c__20_відступ">
      <style:text-properties fo:color="#000000" loext:opacity="100%" fo:language="zxx" fo:country="none" fo:font-style="normal" style:text-underline-style="none" fo:font-weight="normal" fo:background-color="transparent"/>
    </style:style>
    <style:style style:name="P20" style:family="paragraph" style:parent-style-name="Шаблон_3a__20_Текст_20_командного_20_інтерпретатора">
      <style:text-properties fo:color="#000000" loext:opacity="100%" fo:language="zxx" fo:country="none" fo:font-style="normal" style:text-underline-style="none" fo:font-weight="normal" fo:background-color="transparent"/>
    </style:style>
    <style:style style:name="P21" style:family="paragraph" style:parent-style-name="Шаблон_3a__20_Текст_20_командного_20_інтерпретатора">
      <style:text-properties fo:color="#000000" loext:opacity="100%" fo:language="zxx" fo:country="none" fo:font-style="normal" style:text-underline-style="none" fo:font-weight="normal" officeooo:paragraph-rsid="0100edfd" fo:background-color="transparent"/>
    </style:style>
    <style:style style:name="P22" style:family="paragraph" style:parent-style-name="Шаблон_3a__20_Текст_20_командного_20_інтерпретатора_2c__20_відступ">
      <style:text-properties fo:color="#000000" loext:opacity="100%" fo:language="zxx" fo:country="none" fo:font-style="normal" style:text-underline-style="none" fo:font-weight="normal" fo:background-color="transparent"/>
    </style:style>
    <style:style style:name="P23" style:family="paragraph" style:parent-style-name="Шаблон_3a__20_Текст_20_програми">
      <style:text-properties fo:color="#9c6500" loext:opacity="100%" fo:language="zxx" fo:country="none" fo:font-style="normal" style:text-underline-style="none" fo:font-weight="normal" fo:background-color="transparent"/>
    </style:style>
    <style:style style:name="P24" style:family="paragraph" style:parent-style-name="Шаблон_3a__20_Текст_20_програми_2c__20_відступ">
      <style:text-properties fo:color="#9c6500" loext:opacity="100%" fo:language="zxx" fo:country="none" fo:font-style="normal" style:text-underline-style="none" fo:font-weight="normal" fo:background-color="transparent"/>
    </style:style>
    <style:style style:name="P25" style:family="paragraph" style:parent-style-name="Шаблон_3a__20_Заголовок_20_теми">
      <style:paragraph-properties fo:break-before="page"/>
    </style:style>
    <style:style style:name="P26" style:family="paragraph" style:parent-style-name="Шаблон_3a__20_Звичайний_20_текст">
      <style:text-properties officeooo:paragraph-rsid="014d3d75"/>
    </style:style>
    <style:style style:name="P27" style:family="paragraph" style:parent-style-name="Шаблон_3a__20_Звичайний_20_текст">
      <style:text-properties officeooo:paragraph-rsid="01599fb5"/>
    </style:style>
    <style:style style:name="P28" style:family="paragraph" style:parent-style-name="Шаблон_3a__20_Звичайний_20_текст">
      <style:text-properties officeooo:paragraph-rsid="016086c6"/>
    </style:style>
    <style:style style:name="P29" style:family="paragraph" style:parent-style-name="Шаблон_3a__20_Звичайний_20_текст">
      <style:text-properties officeooo:paragraph-rsid="01611c03"/>
    </style:style>
    <style:style style:name="P30" style:family="paragraph" style:parent-style-name="Шаблон_3a__20_Звичайний_20_текст">
      <style:text-properties officeooo:paragraph-rsid="016ac9f1"/>
    </style:style>
    <style:style style:name="P31" style:family="paragraph" style:parent-style-name="Шаблон_3a__20_Звичайний_20_текст">
      <style:text-properties officeooo:paragraph-rsid="016cd6bd"/>
    </style:style>
    <style:style style:name="P32" style:family="paragraph" style:parent-style-name="Шаблон_3a__20_Звичайний_20_текст">
      <style:text-properties officeooo:paragraph-rsid="01734a91"/>
    </style:style>
    <style:style style:name="P33" style:family="paragraph" style:parent-style-name="Шаблон_3a__20_Звичайний_20_текст">
      <style:text-properties officeooo:paragraph-rsid="01738e1f"/>
    </style:style>
    <style:style style:name="P34" style:family="paragraph" style:parent-style-name="Шаблон_3a__20_Звичайний_20_текст">
      <style:text-properties officeooo:paragraph-rsid="01741377"/>
    </style:style>
    <style:style style:name="P35" style:family="paragraph" style:parent-style-name="Шаблон_3a__20_Звичайний_20_текст">
      <style:text-properties officeooo:paragraph-rsid="0174abbe"/>
    </style:style>
    <style:style style:name="P36" style:family="paragraph" style:parent-style-name="Шаблон_3a__20_Звичайний_20_текст">
      <style:text-properties officeooo:paragraph-rsid="0176996c"/>
    </style:style>
    <style:style style:name="P37" style:family="paragraph" style:parent-style-name="Шаблон_3a__20_Звичайний_20_текст">
      <style:text-properties officeooo:paragraph-rsid="01777128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44c7989"/>
    </style:style>
    <style:style style:name="T3" style:family="text">
      <style:text-properties fo:language="uk" fo:country="UA" officeooo:rsid="044c79cd"/>
    </style:style>
    <style:style style:name="T4" style:family="text">
      <style:text-properties fo:color="#bbbbbb" loext:opacity="100%"/>
    </style:style>
    <style:style style:name="T5" style:family="text">
      <style:text-properties fo:color="#bbbbbb" loext:opacity="100%" fo:font-style="normal" style:text-underline-style="none" fo:font-weight="normal"/>
    </style:style>
    <style:style style:name="T6" style:family="text">
      <style:text-properties fo:color="#008000" loext:opacity="100%"/>
    </style:style>
    <style:style style:name="T7" style:family="text">
      <style:text-properties fo:color="#008000" loext:opacity="100%" fo:font-weight="bold"/>
    </style:style>
    <style:style style:name="T8" style:family="text">
      <style:text-properties fo:color="#008000" loext:opacity="100%" fo:font-weight="bold" officeooo:rsid="0100edfd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e0dd28"/>
    </style:style>
    <style:style style:name="T11" style:family="text">
      <style:text-properties fo:color="#000000" loext:opacity="100%" officeooo:rsid="00425c59"/>
    </style:style>
    <style:style style:name="T12" style:family="text">
      <style:text-properties fo:color="#000000" loext:opacity="100%" officeooo:rsid="005da5bd"/>
    </style:style>
    <style:style style:name="T13" style:family="text">
      <style:text-properties fo:color="#000000" loext:opacity="100%" officeooo:rsid="00c59598"/>
    </style:style>
    <style:style style:name="T14" style:family="text">
      <style:text-properties fo:color="#000000" loext:opacity="100%" officeooo:rsid="011858df"/>
    </style:style>
    <style:style style:name="T15" style:family="text">
      <style:text-properties fo:color="#9c6500" loext:opacity="100%"/>
    </style:style>
    <style:style style:name="T16" style:family="text">
      <style:text-properties fo:color="#204a87" loext:opacity="100%" fo:font-weight="bold"/>
    </style:style>
    <style:style style:name="T17" style:family="text">
      <style:text-properties fo:color="#005a77" loext:opacity="100%"/>
    </style:style>
    <style:style style:name="T18" style:family="text">
      <style:text-properties fo:color="#005a77" loext:opacity="100%" fo:font-weight="bold"/>
    </style:style>
    <style:style style:name="T19" style:family="text">
      <style:text-properties fo:color="#005a77" loext:opacity="100%" fo:font-weight="bold" officeooo:rsid="0130dc1d"/>
    </style:style>
    <style:style style:name="T20" style:family="text">
      <style:text-properties fo:color="#005a77" loext:opacity="100%" officeooo:rsid="012ff700"/>
    </style:style>
    <style:style style:name="T21" style:family="text">
      <style:text-properties officeooo:rsid="013a9169"/>
    </style:style>
    <style:style style:name="T22" style:family="text">
      <style:text-properties officeooo:rsid="014c7a0f"/>
    </style:style>
    <style:style style:name="T23" style:family="text">
      <style:text-properties officeooo:rsid="014d3d75"/>
    </style:style>
    <style:style style:name="T24" style:family="text">
      <style:text-properties officeooo:rsid="014e404f"/>
    </style:style>
    <style:style style:name="T25" style:family="text">
      <style:text-properties officeooo:rsid="014f33f3"/>
    </style:style>
    <style:style style:name="T26" style:family="text">
      <style:text-properties officeooo:rsid="0150911a"/>
    </style:style>
    <style:style style:name="T27" style:family="text">
      <style:text-properties officeooo:rsid="01514eee"/>
    </style:style>
    <style:style style:name="T28" style:family="text">
      <style:text-properties officeooo:rsid="01516672"/>
    </style:style>
    <style:style style:name="T29" style:family="text">
      <style:text-properties officeooo:rsid="01532b42"/>
    </style:style>
    <style:style style:name="T30" style:family="text">
      <style:text-properties officeooo:rsid="01546a57"/>
    </style:style>
    <style:style style:name="T31" style:family="text">
      <style:text-properties officeooo:rsid="0155f0b7"/>
    </style:style>
    <style:style style:name="T32" style:family="text">
      <style:text-properties officeooo:rsid="01599fb5"/>
    </style:style>
    <style:style style:name="T33" style:family="text">
      <style:text-properties officeooo:rsid="015a6b17"/>
    </style:style>
    <style:style style:name="T34" style:family="text">
      <style:text-properties officeooo:rsid="015b74b0"/>
    </style:style>
    <style:style style:name="T35" style:family="text">
      <style:text-properties officeooo:rsid="015f06f4"/>
    </style:style>
    <style:style style:name="T36" style:family="text">
      <style:text-properties officeooo:rsid="015fb4fe"/>
    </style:style>
    <style:style style:name="T37" style:family="text">
      <style:text-properties officeooo:rsid="043c6773"/>
    </style:style>
    <style:style style:name="T38" style:family="text">
      <style:text-properties officeooo:rsid="043d5a4f"/>
    </style:style>
    <style:style style:name="T39" style:family="text">
      <style:text-properties officeooo:rsid="043efaec"/>
    </style:style>
    <style:style style:name="T40" style:family="text">
      <style:text-properties officeooo:rsid="04406236"/>
    </style:style>
    <style:style style:name="T41" style:family="text">
      <style:text-properties officeooo:rsid="044362de"/>
    </style:style>
    <style:style style:name="T42" style:family="text">
      <style:text-properties officeooo:rsid="04882896"/>
    </style:style>
    <style:style style:name="T43" style:family="text">
      <style:text-properties officeooo:rsid="0440d04b"/>
    </style:style>
    <style:style style:name="T44" style:family="text">
      <style:text-properties officeooo:rsid="04417033"/>
    </style:style>
    <style:style style:name="T45" style:family="text">
      <style:text-properties officeooo:rsid="048a10af"/>
    </style:style>
    <style:style style:name="T46" style:family="text">
      <style:text-properties officeooo:rsid="044561f0"/>
    </style:style>
    <style:style style:name="T47" style:family="text">
      <style:text-properties officeooo:rsid="01611c03"/>
    </style:style>
    <style:style style:name="T48" style:family="text">
      <style:text-properties officeooo:rsid="01618c29"/>
    </style:style>
    <style:style style:name="T49" style:family="text">
      <style:text-properties officeooo:rsid="0161c7cc"/>
    </style:style>
    <style:style style:name="T50" style:family="text">
      <style:text-properties officeooo:rsid="01628259"/>
    </style:style>
    <style:style style:name="T51" style:family="text">
      <style:text-properties officeooo:rsid="01641674"/>
    </style:style>
    <style:style style:name="T52" style:family="text">
      <style:text-properties officeooo:rsid="016758e3"/>
    </style:style>
    <style:style style:name="T53" style:family="text">
      <style:text-properties officeooo:rsid="016968d9"/>
    </style:style>
    <style:style style:name="T54" style:family="text">
      <style:text-properties officeooo:rsid="016adda3"/>
    </style:style>
    <style:style style:name="T55" style:family="text">
      <style:text-properties officeooo:rsid="016aea76"/>
    </style:style>
    <style:style style:name="T56" style:family="text">
      <style:text-properties officeooo:rsid="016cd6bd"/>
    </style:style>
    <style:style style:name="T57" style:family="text">
      <style:text-properties officeooo:rsid="016cdc59"/>
    </style:style>
    <style:style style:name="T58" style:family="text">
      <style:text-properties officeooo:rsid="016e6f9b"/>
    </style:style>
    <style:style style:name="T59" style:family="text">
      <style:text-properties officeooo:rsid="016f561b"/>
    </style:style>
    <style:style style:name="T60" style:family="text">
      <style:text-properties officeooo:rsid="016fd606"/>
    </style:style>
    <style:style style:name="T61" style:family="text">
      <style:text-properties officeooo:rsid="017199b4"/>
    </style:style>
    <style:style style:name="T62" style:family="text">
      <style:text-properties officeooo:rsid="0172cf3a"/>
    </style:style>
    <style:style style:name="T63" style:family="text">
      <style:text-properties officeooo:rsid="01734a91"/>
    </style:style>
    <style:style style:name="T64" style:family="text">
      <style:text-properties officeooo:rsid="04756360"/>
    </style:style>
    <style:style style:name="T65" style:family="text">
      <style:text-properties officeooo:rsid="0476ee42"/>
    </style:style>
    <style:style style:name="T66" style:family="text">
      <style:text-properties officeooo:rsid="0421e1d1"/>
    </style:style>
    <style:style style:name="T67" style:family="text">
      <style:text-properties officeooo:rsid="047bf6ba"/>
    </style:style>
    <style:style style:name="T68" style:family="text">
      <style:text-properties officeooo:rsid="04797cde"/>
    </style:style>
    <style:style style:name="T69" style:family="text">
      <style:text-properties officeooo:rsid="047d957a"/>
    </style:style>
    <style:style style:name="T70" style:family="text">
      <style:text-properties officeooo:rsid="01741377"/>
    </style:style>
    <style:style style:name="T71" style:family="text">
      <style:text-properties officeooo:rsid="047830b2"/>
    </style:style>
    <style:style style:name="T72" style:family="text">
      <style:text-properties officeooo:rsid="0176996c"/>
    </style:style>
    <style:style style:name="T73" style:family="text">
      <style:text-properties officeooo:rsid="049cb545"/>
    </style:style>
    <style:style style:name="T74" style:family="text">
      <style:text-properties officeooo:rsid="01791d04"/>
    </style:style>
    <style:style style:name="T75" style:family="text">
      <style:text-properties fo:color="#307b7b" loext:opacity="100%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я1" table:style-name="Таблиця1">
        <table:table-column table:style-name="Таблиця1.A"/>
        <table:table-row table:style-name="Таблиця1.1">
          <table:table-cell table:style-name="Таблиця1.A1" office:value-type="string">
            <text:p text:style-name="Шаблон_3a__20_Титульна_20_сторінка_2c__20_номер">Лекція 2</text:p>
            <text:p text:style-name="Шаблон_3a__20_Титульна_20_сторінка_2c__20_назва">Мережеві адреси та імена</text:p>
          </table:table-cell>
        </table:table-row>
      </table:table>
      <text:p text:style-name="P1"/>
      <text:p text:style-name="P25">Бінарне представлення IP адрес</text:p>
      <text:p text:style-name="Шаблон_3a__20_Звичайний_20_текст">API між програмою користувача та ядром передбачає використання бінарних представлень IP адрес зі заздалегідь визначеними форматами. Текстові представлення IP адрес треба інтерпретувати, що потребує часу, а бінарні представлення IP адрес можна використовувати безпосередньо під час виконання різних завдань, що мають відношення до мережі (створення заголовків мережевих протоколів, мережева маршрутизація, фільтр<text:span text:style-name="T22">ування</text:span> трафіку і т. ін.). Також розмір бінарного представлення IP адреси заздалегідь визначений, що спрощує переда<text:span text:style-name="T22">вання</text:span> аргументів у системних викликах.</text:p>
      <text:p text:style-name="Шаблон_3a__20_Звичайний_20_текст">Типи даних для бінарних представлень IP адрес визначені в <text:span text:style-name="Шаблон_3a__20_Ідентифікатор">&lt;netinet/in.h&gt;</text:span>. POSIX вимагає, щоб бінарні представлення IP адрес були збережені в об’єктах цих типів у мережевому порядку байтів. Програма користувача може зберігати бінарні представлення IP адрес в об’єктах цих типів або в об’єктах інших типів у будь-якому порядку байтів для власного використання, але це може призвести до плутанини під час програмування. <text:span text:style-name="T22">Є</text:span> сенс скрізь використовувати мережевий порядок байтів для бінарних представлень IP адрес. Також використання бінарних представлень IP адрес у мережевому порядку байтів <text:soft-page-break/>дає змогу працювати з байтами цих представлень за допомогою покажчика на байт, оскільки алгоритми, які <text:span text:style-name="T21">використовують</text:span> арифметик<text:span text:style-name="T21">у</text:span> покажчиків під час роботи з бінарними представленнями IP адрес із наперед визначеним порядком байтів, не залежать від порядку байтів у системі.</text:p>
      <text:p text:style-name="Шаблон_3a__20_Звичайний_20_текст">Бінарне представлення IPv4 адреси вказу<text:span text:style-name="T21">ю</text:span>ть в об’єкті типу <text:span text:style-name="Шаблон_3a__20_Ідентифікатор">struct in_addr</text:span>, <text:span text:style-name="T22">ця структура </text:span>має принаймні поле <text:span text:style-name="Шаблон_3a__20_Ідентифікатор">in_addr_t s_addr</text:span>. <text:span text:style-name="T22">Т</text:span>ип <text:span text:style-name="Шаблон_3a__20_Ідентифікатор">in_addr_t</text:span> – це беззнаковий цілочисельний тип еквівалентний типу <text:span text:style-name="Шаблон_3a__20_Ідентифікатор">uint32_t</text:span> (IPv4 адреса складається з 32 біт). Бінарне представлення IPv6 адреси вказу<text:span text:style-name="T21">ю</text:span>ть в об’єкті типу <text:span text:style-name="Шаблон_3a__20_Ідентифікатор">struct in6_addr</text:span>, <text:span text:style-name="T22">ця структура</text:span> має принаймні поле <text:span text:style-name="Шаблон_3a__20_Ідентифікатор">uint8_t s6_addr[16]</text:span> (IPv6 адреса складається зі 128 біт). Реалізації часто для поля з IP адресою в цих структурах використовують <text:span text:style-name="Шаблон_3a__20_Ідентифікатор">union</text:span>, в якому кожне поле є масив (розмір кожного масиву дорівнює розміру IP адреси), який дає змогу працювати з 8, або 16, або 32 бітовими складовими IP адреси (так званий type punning з <text:span text:style-name="Шаблон_3a__20_Ідентифікатор">union</text:span> у мові програмування C). Це не є стандартним і не має <text:span text:style-name="T22">сенс </text:span>використовувати в переносному програмуванні, але реалізації часто надають таку можливість для оптимізації програм.</text:p>
      <text:p text:style-name="Шаблон_3a__20_Звичайний_20_текст">Є IP адреси, які визначені <text:span text:style-name="T22">у відповідних </text:span>стандарта<text:span text:style-name="T22">х</text:span>, як мережеві адреси для <text:span text:style-name="T22">спеціальних</text:span> використань. <text:span text:style-name="Шаблон_3a__20_Термін">Wildcard адреса</text:span> або <text:span text:style-name="Шаблон_3a__20_Термін">unspecified адреса</text:span> <text:soft-page-break/><text:span text:style-name="T22">(</text:span><text:span text:style-name="Шаблон_3a__20_Термін">неспецифікована адреса</text:span><text:span text:style-name="T22">) </text:span>– це мережева адреса, яку використову<text:span text:style-name="T22">ють</text:span> для спеціальних цілей <text:span text:style-name="T22">на локальній системі</text:span>. <text:span text:style-name="Шаблон_3a__20_Термін">Broadcast адреса</text:span> (<text:span text:style-name="Шаблон_3a__20_Термін">широкомовна адреса</text:span>) – це мережева адреса, як<text:span text:style-name="T21">у</text:span> використову<text:span text:style-name="T21">ю</text:span>ть для широкомовної мережевої комунікації. <text:span text:style-name="Шаблон_3a__20_Термін">Loopback адреса</text:span> – це адреса локального мережевого інтерфейсу, <text:span text:style-name="T22">комунікація через який може бути тільки в локальній системі</text:span>.</text:p>
      <text:p text:style-name="Шаблон_3a__20_Звичайний_20_текст">У <text:span text:style-name="Шаблон_3a__20_Ідентифікатор">&lt;netinet/in.h&gt;</text:span> визначені такі макроси: <text:span text:style-name="Шаблон_3a__20_Ідентифікатор">INADDR_ANY</text:span> має значення wildcard IPv4 адреси типу <text:span text:style-name="Шаблон_3a__20_Ідентифікатор">in_addr_t</text:span>; <text:span text:style-name="Шаблон_3a__20_Ідентифікатор">INADDR_BROADCAST</text:span> має значення broadcast IPv4 адреси типу <text:span text:style-name="Шаблон_3a__20_Ідентифікатор">in_addr_t</text:span>; <text:span text:style-name="Шаблон_3a__20_Ідентифікатор">IN6ADDR_ANY_INIT</text:span> має значення типу <text:span text:style-name="Шаблон_3a__20_Ідентифікатор">struct in6_addr</text:span>, яке можна використати для ініціалізації об’єкта <text:span text:style-name="T23">в</text:span> значення wildcard IPv6 адреси; <text:span text:style-name="Шаблон_3a__20_Ідентифікатор">IN6ADDR_LOOPBACK_INIT</text:span> має значення типу <text:span text:style-name="Шаблон_3a__20_Ідентифікатор">struct in6_addr</text:span>, яке можна використати для ініціалізації об’єкта в значення loopback IPv6 адреси. У <text:span text:style-name="Шаблон_3a__20_Ідентифікатор">&lt;netinet/in.h&gt;</text:span> є оголошення зовнішніх константних змінних <text:span text:style-name="Шаблон_3a__20_Ідентифікатор">in6addr_any</text:span> та <text:span text:style-name="Шаблон_3a__20_Ідентифікатор">in6addr_loopback</text:span> типу <text:span text:style-name="Шаблон_3a__20_Ідентифікатор">struct in6_addr</text:span>, які ініціалізовані значеннями <text:span text:style-name="Шаблон_3a__20_Ідентифікатор">IN6ADDR_ANY_INIT</text:span> та <text:span text:style-name="Шаблон_3a__20_Ідентифікатор">IN6ADDR_LOOPBACK_INIT</text:span> відповідно.</text:p>
      <text:p text:style-name="Шаблон_3a__20_Звичайний_20_текст">POSIX зазначає, що бінарне представлення значень wildcard та broadcast IPv4 адрес не залежить від порядку байтів, це мережеві адреси <text:span text:style-name="Шаблон_3a__20_Ідентифікатор">0.0.0.0</text:span> та <text:span text:style-name="Шаблон_3a__20_Ідентифікатор">255.255.255.255</text:span> відповідно. Wildcard IPv6 адреса – це мережева адреса <text:span text:style-name="Шаблон_3a__20_Ідентифікатор">::</text:span>, loopback IPv6 адреса – це мережева адреса <text:span text:style-name="Шаблон_3a__20_Ідентифікатор">::1</text:span>.</text:p>
      <text:p text:style-name="P26"><text:soft-page-break/><text:span text:style-name="T23">Р</text:span>еалізація може мати нестандартний макрос <text:span text:style-name="Шаблон_3a__20_Ідентифікатор">INADDR_LOOPBACK</text:span>, визначений у <text:span text:style-name="Шаблон_3a__20_Ідентифікатор">&lt;netinet/in.h&gt;</text:span>, зі значенням loopback IPv4 адреси типу <text:span text:style-name="Шаблон_3a__20_Ідентифікатор">in_addr_t</text:span>. Loopback IPv4 адреса – це будь-яка мережева адреса в <text:span text:style-name="Шаблон_3a__20_Ідентифікатор">127/8</text:span>. <text:span text:style-name="T23">З</text:span>азвичай <text:span text:style-name="T23">р</text:span>еалізації для <text:span text:style-name="T74">значення макросу</text:span> <text:span text:style-name="Шаблон_3a__20_Ідентифікатор">INADDR_LOOPBACK</text:span> <text:span text:style-name="T23">використовують</text:span> мережеву адресу <text:span text:style-name="Шаблон_3a__20_Ідентифікатор">127.0.0.1</text:span> у порядку байтів у системі. POSIX та RFC згадують макрос <text:span text:style-name="Шаблон_3a__20_Ідентифікатор">INADDR_LOOPBACK</text:span>, але не визначають його.</text:p>
      <text:p text:style-name="P25">Структури адрес сокетів</text:p>
      <text:p text:style-name="Шаблон_3a__20_Звичайний_20_текст"><text:span text:style-name="Шаблон_3a__20_Термін">Структури адрес сокетів</text:span> (<text:span text:style-name="Шаблон_3a__20_Term">socket address structure</text:span>) – це структури, які визначені в POSIX (стандартні) та в реалізаціях (нестандартні), об’єкти цих типів <text:span text:style-name="T24">мають</text:span> налаштування для сокетів (лекц<text:span text:style-name="T24">ія</text:span> 3). Кожний комунікаційний домен має власну структуру адреси сокета. Також є загальна структура адреси сокета, об’єкт цього типу можна <text:span text:style-name="T24">використовувати</text:span> для зберігання вмісту об’єкта будь-якого іншого типу структури адреси сокета. Вміст об’єкта типу структури адреси сокета має ініціалізувати програма, якщо цей вміст буде <text:span text:style-name="T29">зчитувати</text:span> функці<text:span text:style-name="T25">я </text:span><text:span text:style-name="T30">POSIX</text:span>, або цей вміст ініціалізує функція <text:span text:style-name="T30">POSIX</text:span>, <text:span text:style-name="T29">якщо вона має відповідну семантику.</text:span></text:p>
      <text:p text:style-name="Шаблон_3a__20_Звичайний_20_текст">Кожна структура адреси сокета має поле, яке визначає номер комунікаційного домену. Це поле має тип <text:span text:style-name="Шаблон_3a__20_Ідентифікатор">sa_family_t</text:span> (беззнаковий цілочисельний тип), визначений у <text:span text:style-name="Шаблон_3a__20_Ідентифікатор">&lt;sys/socket.h&gt;</text:span>. POSIX визначає, що якщо привести (cast) покажчик на будь-яку структуру адреси сокета в покажчик на будь-яку іншу структуру адреси сокета, то покажчики на поля цих структур, які визначають номер комунікаційного домену, повинні збігатися (тобто структури повинні мати однакові вимоги щодо вирівнювання, а ці поля повинні мати однакове зміщення <text:soft-page-break/>від початку структури). Реалізації зазвичай розташовують це поле першим, оскільки стандарт C визначає, що перед першим полем структури немає padding bytes. <text:span text:style-name="T26">Для кодування номера к</text:span>омунікаційн<text:span text:style-name="T26">ого</text:span> домен<text:span text:style-name="T26">у</text:span> <text:span text:style-name="T26">використовують макроси</text:span>, які починаються із символів <text:span text:style-name="Шаблон_3a__20_Ідентифікатор">AF_</text:span> (наприклад, <text:span text:style-name="Шаблон_3a__20_Ідентифікатор">AF_INET</text:span>, <text:span text:style-name="Шаблон_3a__20_Ідентифікатор">AF_INET6</text:span>, <text:span text:style-name="Шаблон_3a__20_Ідентифікатор">AF_UNIX</text:span>), визначені в <text:span text:style-name="Шаблон_3a__20_Ідентифікатор">&lt;sys/socket.h&gt;</text:span>. Літери <text:span text:style-name="Шаблон_3a__20_Ідентифікатор">AF</text:span> означають <text:span text:style-name="Шаблон_3a__20_Term">address family</text:span> (<text:span text:style-name="Шаблон_3a__20_Термін">сімейство адрес</text:span>).</text:p>
      <text:p text:style-name="Шаблон_3a__20_Звичайний_20_текст">Структура адреси сокета комунікаційного домену Internet IPv4 <text:span text:style-name="Шаблон_3a__20_Ідентифікатор">struct sockaddr_in</text:span> визначена в <text:span text:style-name="Шаблон_3a__20_Ідентифікатор">&lt;netinet/in.h&gt;</text:span>. У цій структурі є принаймні такі поля: <text:span text:style-name="Шаблон_3a__20_Ідентифікатор">sa_family_t sin_family</text:span> (номер комунікаційного домену, <text:span text:style-name="T27">має бути</text:span> <text:span text:style-name="Шаблон_3a__20_Ідентифікатор">AF_INET</text:span>), <text:span text:style-name="Шаблон_3a__20_Ідентифікатор">in_port_t sin_port</text:span> (номер порт<text:span text:style-name="T27">у</text:span> в мережевому порядку байтів), <text:span text:style-name="Шаблон_3a__20_Ідентифікатор">struct in_addr sin_addr</text:span> (мережева адреса в мережевому порядку байтів).</text:p>
      <text:p text:style-name="Шаблон_3a__20_Звичайний_20_текст">Структура адреси сокета комунікаційного домену Internet IPv6 <text:span text:style-name="Шаблон_3a__20_Ідентифікатор">struct sockaddr_in6</text:span> визначена в <text:span text:style-name="Шаблон_3a__20_Ідентифікатор">&lt;netinet/in.h&gt;</text:span>. У цій структурі є принаймні такі поля: <text:span text:style-name="Шаблон_3a__20_Ідентифікатор">sa_family_t sin6_family</text:span> (номер комунікаційного домену, <text:span text:style-name="T27">має бути</text:span> <text:span text:style-name="Шаблон_3a__20_Ідентифікатор">AF_INET6</text:span>), <text:span text:style-name="Шаблон_3a__20_Ідентифікатор">in_port_t sin6_port</text:span> (номер порту в мережевому порядку байтів), <text:span text:style-name="Шаблон_3a__20_Ідентифікатор">uint32_t sin6_flowinfo</text:span> (клас трафіку), <text:span text:style-name="Шаблон_3a__20_Ідентифікатор">struct in6_addr sin6_addr</text:span> (мережева адреса в мережевому порядку байтів), <text:span text:style-name="Шаблон_3a__20_Ідентифікатор">uint32_t sin6_scope_id</text:span> (ідентифікація набору інтерфейсів). Поля <text:span text:style-name="Шаблон_3a__20_Ідентифікатор">sin6_flowinfo</text:span> та <text:span text:style-name="Шаблон_3a__20_Ідентифікатор">sin6_scope_id</text:span> будемо встановлювати в нуль (пояснення сенсу цих полів поза тем лекцій).</text:p>
      <text:p text:style-name="Шаблон_3a__20_Звичайний_20_текст"><text:soft-page-break/>Тип <text:span text:style-name="Шаблон_3a__20_Ідентифікатор">in_port_t</text:span> – це беззнаковий цілочисельний тип еквівалентний типу <text:span text:style-name="Шаблон_3a__20_Ідентифікатор">uint16_t</text:span> (номер порту складається з 16 біт). Вимога вказувати номер порту в мережевому порядку байтів у структурах адрес сокета комунікаційних доменів Internet IPv4 та IPv6 є історичною, нема технічного обґрунтування цієї вимоги.</text:p>
      <text:p text:style-name="Шаблон_3a__20_Звичайний_20_текст">POSIX вимагає, щоб усі поля об’єкта типу <text:span text:style-name="Шаблон_3a__20_Ідентифікатор">struct sockaddr_in6</text:span>, вміст якого буд<text:span text:style-name="T28">уть</text:span> <text:span text:style-name="T29">зчитувати</text:span> функці<text:span text:style-name="T28">ї</text:span> API, були ініціалізовані. Якщо програма ініціалізує нестандартні поля об’єкта цього типу нетиповими значеннями, то поведінка будь-якої функції <text:span text:style-name="T30">POSIX</text:span>, яка <text:span text:style-name="T29">зчитує</text:span> вміст <text:span text:style-name="T29">цього </text:span>об’єкта, залежить від реалізації. Будь-яка функція <text:span text:style-name="T30">POSIX</text:span>, яка ініціалізує вміст об’єкта цього типу даних, ініціалізує всі нестандартні поля об’єкта типовими значеннями.</text:p>
      <text:p text:style-name="Шаблон_3a__20_Звичайний_20_текст">POSIX не вимагає ініціалізувати нестандартні поля об’єкт<text:span text:style-name="T30">а типу</text:span> інш<text:span text:style-name="T30">ої</text:span> структур<text:span text:style-name="T30">и</text:span> адрес<text:span text:style-name="T30">и</text:span> сокет<text:span text:style-name="T30">а</text:span> (наприклад, об’єкт типу <text:span text:style-name="Шаблон_3a__20_Ідентифікатор">struct sockaddr_in</text:span>), якщо <text:span text:style-name="T30">його</text:span> вміст буд<text:span text:style-name="T30">уть</text:span> зчитувати функці<text:span text:style-name="T30">ї</text:span> <text:span text:style-name="T30">POSIX</text:span>, але рекомендує ініціалізувати <text:span text:style-name="T30">їх</text:span> так само як вимагає ініціалізувати нестандартні поля об’єкт<text:span text:style-name="T30">а</text:span> типу <text:span text:style-name="Шаблон_3a__20_Ідентифікатор">struct sockaddr_in6</text:span>.</text:p>
      <text:p text:style-name="Шаблон_3a__20_Звичайний_20_текст">Ініціалізувати нестандартні поля структури типовими значеннями потрібно так:</text:p>
      <text:p text:style-name="P3"><text:span text:style-name="T4"><text:s text:c="4"/></text:span><text:span text:style-name="T7">struct</text:span><text:span text:style-name="T4"> </text:span><text:span text:style-name="T9">sockaddr_in</text:span><text:span text:style-name="T4"> </text:span><text:span text:style-name="T9">sin4</text:span><text:span text:style-name="T4"> </text:span><text:span text:style-name="T9">=</text:span><text:span text:style-name="T4"> </text:span><text:span text:style-name="T9">{};</text:span></text:p>
      <text:p text:style-name="Шаблон_3a__20_Звичайний_20_текст"><text:soft-page-break/><text:span text:style-name="T31">Некоректно і</text:span>ніціалізувати нестандартні поля структури типовими значеннями так:</text:p>
      <text:p text:style-name="P2"><text:span text:style-name="T4"><text:s text:c="4"/></text:span><text:span text:style-name="T7">struct</text:span><text:span text:style-name="T4"> </text:span><text:span text:style-name="T9">sockaddr_in</text:span><text:span text:style-name="T4"> </text:span><text:span text:style-name="T9">sin4;</text:span></text:p>
      <text:p text:style-name="P13"/>
      <text:p text:style-name="P3"><text:span text:style-name="T4"><text:s text:c="4"/></text:span><text:span text:style-name="T9">memset(&amp;</text:span><text:span text:style-name="T10">sin4</text:span><text:span text:style-name="T9">,</text:span><text:span text:style-name="T4"> </text:span><text:span text:style-name="T9">0,</text:span><text:span text:style-name="T4"> </text:span><text:span text:style-name="T7">sizeof</text:span><text:span text:style-name="T9">(</text:span><text:span text:style-name="T10">sin4</text:span><text:span text:style-name="T9">));</text:span></text:p>
      <text:p text:style-name="Шаблон_3a__20_Звичайний_20_текст"><text:span text:style-name="T31">У</text:span> нестандартних полях <text:span text:style-name="T31">цього </text:span>об’єкта можуть бути покажчики, а представлення значення null покажчика, не обов’язково збігається зі значенням із нулями в усіх бітах. Також така ініціалізація є некоректною для чисел із рухомою комою.</text:p>
      <text:p text:style-name="Шаблон_3a__20_Звичайний_20_текст">Загальна структура адреси сокета <text:span text:style-name="Шаблон_3a__20_Ідентифікатор">struct sockaddr_storage</text:span> визначена в <text:span text:style-name="Шаблон_3a__20_Ідентифікатор">&lt;sys/socket.h&gt;</text:span>, розмір цієї структури достатній для того, щоб в об’єкті цього типу можна було зберігати вмісту об’єкта будь-якого іншого типу структури адреси сокета. У цій структурі є принаймні поле <text:span text:style-name="Шаблон_3a__20_Ідентифікатор">sa_family_t ss_family</text:span> (номер комунікаційного домену). Об’єкти цього типу даних зазвичай використовують для узагальнення коду та структур даних для роботи з різними комунікаційними доменами.</text:p>
      <text:p text:style-name="Шаблон_3a__20_Звичайний_20_текст">Структура адреси сокета <text:span text:style-name="Шаблон_3a__20_Ідентифікатор">struct sockaddr</text:span> визначена в <text:span text:style-name="Шаблон_3a__20_Ідентифікатор">&lt;sys/socket.h&gt;</text:span>. Ця структура адреси сокета не має відношення до конкретного комунікаційного домену. У цій структурі є принаймні такі поля: <text:span text:style-name="Шаблон_3a__20_Ідентифікатор">sa_family_t sa_family</text:span> (номер комунікаційного <text:soft-page-break/>домену), <text:span text:style-name="Шаблон_3a__20_Ідентифікатор">char sa_data[]</text:span> (дані змінної довжини). Зазвичай програма користувача використовує тільки покажчики на об’єкти цього типу даних та звертається до значення поля з номером комунікаційного домену. Нема сенсу використовувати об’єкти цього типу в програмі користувача, оскільки розмір цієї структури може бути недостатній для зберігання вмісту об’єкта конкретного типу структури адреси сокета. Відповідно програмі користувача нема сенсу використовувати поле <text:span text:style-name="Шаблон_3a__20_Ідентифікатор">sa_data</text:span>.</text:p>
      <text:p text:style-name="P27">У <text:span text:style-name="Шаблон_3a__20_Ідентифікатор">&lt;netinet/in.h&gt;</text:span> визначені макроси, які дають змогу перевірити тип IPv6 адреси, вказаної в <text:span text:style-name="T32">об’єкті типу </text:span><text:span text:style-name="Шаблон_3a__20_Ідентифікатор">struct sockaddr_in6</text:span>. Ці макроси мають один аргумент, який має мати тип <text:span text:style-name="Шаблон_3a__20_Ідентифікатор">const struct sockaddr_in6 *</text:span>, результати їхнього виконання ма<text:span text:style-name="T33">ють</text:span> тип <text:span text:style-name="Шаблон_3a__20_Ідентифікатор">int</text:span> (булеве значення). Макрос <text:span text:style-name="Шаблон_3a__20_Ідентифікатор">IN6_IS_ADDR_UNSPECIFIED()</text:span> перевіряє чи <text:span text:style-name="T33">вказана </text:span>IPv6 адреса є wildcard адреса. Макрос <text:span text:style-name="Шаблон_3a__20_Ідентифікатор">IN6_IS_ADDR_LOOPBACK()</text:span> перевіряє чи <text:span text:style-name="T33">вказана </text:span>IPv6 адреса є loopback адреса. <text:span text:style-name="T34">Пояснення</text:span> <text:span text:style-name="T34">сенсу </text:span>інших схожих <text:span text:style-name="T34">стандартних </text:span>макросів поза тем лекцій.</text:p>
      <text:p text:style-name="P25">Трансляція мережевих імен та адрес</text:p>
      <text:p text:style-name="Шаблон_3a__20_Звичайний_20_текст">Структури адрес сокетів комунікаційних доменів Internet IPv4 та IPv6 містять поля з бінарними представленнями мережевих адрес та портів. Програма може ініціалізувати ці поля сама, це не є складним завданням, якщо програма вже має якийсь варіант цих бінарних представлень.</text:p>
      <text:p text:style-name="Шаблон_3a__20_Звичайний_20_текст">Якщо в програмі потрібно інтерпретувати текстове представлення мережевої адреси або отримати текстове представлення мережевої адреси, то таке завдання не є складним, але є типовим. POSIX визначає кілька функцій, які дають змогу виконати ці завдання.</text:p>
      <text:p text:style-name="Шаблон_3a__20_Звичайний_20_текст">Функція <text:span text:style-name="Шаблон_3a__20_Ідентифікатор">inet_ntop()</text:span> конвертує бінарне представлення IPv4 <text:span text:style-name="T35">або</text:span> IPv6 адреси в текстове представлення. Функція <text:span text:style-name="Шаблон_3a__20_Ідентифікатор">inet_pton()</text:span> конвертує текстове представлення IPv4 <text:span text:style-name="T35">або</text:span> IPv6 адреси в бінарне представлення.</text:p>
      <text:p text:style-name="P4"><text:span text:style-name="T15">#include</text:span><text:span text:style-name="T4"> </text:span><text:span text:style-name="T75">&lt;arpa/inet.h&gt;</text:span></text:p>
      <text:p text:style-name="P15"/>
      <text:p text:style-name="P4"><text:span text:style-name="T7">const</text:span><text:span text:style-name="T4"> </text:span><text:span text:style-name="T16">char</text:span><text:span text:style-name="T4"> </text:span><text:span text:style-name="T9">*inet_ntop(</text:span><text:span text:style-name="T16">int</text:span><text:span text:style-name="T4"> </text:span><text:span text:style-name="T9">af,</text:span><text:span text:style-name="T4"> </text:span><text:span text:style-name="T7">const</text:span><text:span text:style-name="T4"> </text:span><text:span text:style-name="T16">void</text:span><text:span text:style-name="T4"> </text:span><text:span text:style-name="T9">*</text:span><text:span text:style-name="T7">restrict</text:span><text:span text:style-name="T4"> </text:span><text:span text:style-name="T11">addr</text:span><text:span text:style-name="T9">,</text:span></text:p>
      <text:p text:style-name="P4"><text:span text:style-name="T4"><text:s text:c="8"/></text:span><text:span text:style-name="T16">char</text:span><text:span text:style-name="T4"> </text:span><text:span text:style-name="T9">*</text:span><text:span text:style-name="T7">restrict</text:span><text:span text:style-name="T4"> </text:span><text:span text:style-name="T11">buf</text:span><text:span text:style-name="T9">,</text:span><text:span text:style-name="T4"> </text:span><text:span text:style-name="T16">socklen_t</text:span><text:span text:style-name="T4"> </text:span><text:span text:style-name="T9">size);</text:span></text:p>
      <text:p text:style-name="P5"><text:span text:style-name="T16">int</text:span><text:span text:style-name="T4"> </text:span><text:span text:style-name="T9">inet_pton(</text:span><text:span text:style-name="T16">int</text:span><text:span text:style-name="T4"> </text:span><text:span text:style-name="T9">af,</text:span><text:span text:style-name="T4"> </text:span><text:span text:style-name="T7">const</text:span><text:span text:style-name="T4"> </text:span><text:span text:style-name="T16">char</text:span><text:span text:style-name="T4"> </text:span><text:span text:style-name="T9">*</text:span><text:span text:style-name="T7">restrict</text:span><text:span text:style-name="T4"> </text:span><text:span text:style-name="T11">buf</text:span><text:span text:style-name="T9">,</text:span><text:span text:style-name="T4"> </text:span><text:span text:style-name="T16">void</text:span><text:span text:style-name="T4"> </text:span><text:span text:style-name="T9">*</text:span><text:span text:style-name="T7">restrict</text:span><text:span text:style-name="T4"> </text:span><text:span text:style-name="T11">addr</text:span><text:span text:style-name="T9">);</text:span></text:p>
      <text:p text:style-name="Шаблон_3a__20_Звичайний_20_текст"><text:soft-page-break/>Літера <text:span text:style-name="Шаблон_3a__20_Ідентифікатор">n</text:span> у назвах функцій значить «numeric» (числовий), літера <text:span text:style-name="Шаблон_3a__20_Ідентифікатор">p</text:span> у назвах функцій значить «presentation» (представлення). Аргумент <text:span text:style-name="Шаблон_3a__20_Ідентифікатор">af</text:span> має бути <text:span text:style-name="Шаблон_3a__20_Ідентифікатор">AF_INET</text:span> для IPv4 або <text:span text:style-name="Шаблон_3a__20_Ідентифікатор">AF_INET6</text:span> для IPv6 адреси. Аргумент <text:span text:style-name="Шаблон_3a__20_Ідентифікатор">addr</text:span> має вказувати на буфер (розміром принаймні <text:span text:style-name="T36">4</text:span> або <text:span text:style-name="T36">16</text:span> б<text:span text:style-name="T36">айт</text:span> відповідно), який містить або де буде збережено IPv4 або IPv6 адресу в мережевому порядку байтів. Аргумент <text:span text:style-name="Шаблон_3a__20_Ідентифікатор">buf</text:span> має вказувати на буфер (розміром принаймні <text:span text:style-name="Шаблон_3a__20_Ідентифікатор">INET_ADDRSTRLEN</text:span> або <text:span text:style-name="Шаблон_3a__20_Ідентифікатор">INET6_ADDRSTRLEN</text:span> відповідно), який містить або де буде збережено текстове представлення IPv4 або IPv6 адреси. Аргумент <text:span text:style-name="Шаблон_3a__20_Ідентифікатор">size</text:span> визначає розмір цього буфера. У разі помилки функція <text:span text:style-name="Шаблон_3a__20_Ідентифікатор">inet_ntop()</text:span> повертає null покажчик, номер помилки <text:span text:style-name="T36">буде встановлено</text:span> в <text:span text:style-name="Шаблон_3a__20_Ідентифікатор">errno</text:span>, інакше функція повертає значення аргументу <text:span text:style-name="Шаблон_3a__20_Ідентифікатор">buf</text:span>. У разі помилки функція <text:span text:style-name="Шаблон_3a__20_Ідентифікатор">inet_pton()</text:span> повертає <text:span text:style-name="Шаблон_3a__20_Ідентифікатор">-1</text:span>, номер помилки <text:span text:style-name="T36">буде встановлено</text:span> в <text:span text:style-name="Шаблон_3a__20_Ідентифікатор">errno</text:span>, інакше якщо функція не може конвертувати текстове представлення мережевої адреси в бінарне представлення, то вона повертає <text:span text:style-name="Шаблон_3a__20_Ідентифікатор">0</text:span>, інакше повертає <text:span text:style-name="Шаблон_3a__20_Ідентифікатор">1</text:span>.</text:p>
      <text:p text:style-name="P35">Далі, якщо не вказано інше, функція POSIX у разі помилки повертає <text:span text:style-name="Шаблон_3a__20_Ідентифікатор">-1</text:span>, якщо функція повертає значення типу <text:span text:style-name="Шаблон_3a__20_Ідентифікатор">int</text:span>, або null покажчик, якщо функція повертає значення покажчика, а номер помилки <text:span text:style-name="T37">буде встановлено</text:span> в <text:span text:style-name="Шаблон_3a__20_Ідентифікатор">errno</text:span>, яке визначено в <text:span text:style-name="Шаблон_3a__20_Ідентифікатор">&lt;errno.h&gt;</text:span>. Далі, якщо не вказано інше, функція POSIX, яка повертає значення <text:soft-page-break/>типу <text:span text:style-name="Шаблон_3a__20_Ідентифікатор">int</text:span>, у разі успішного виконання повертає <text:span text:style-name="Шаблон_3a__20_Ідентифікатор">0</text:span>. Номери помилок – це додатні числа типу <text:span text:style-name="Шаблон_3a__20_Ідентифікатор">int</text:span>, найчастіше це різні числа, визначені в макросах в <text:span text:style-name="Шаблон_3a__20_Ідентифікатор">&lt;errno.h&gt;</text:span>. Є сенс зчитувати значення <text:span text:style-name="Шаблон_3a__20_Ідентифікатор">errno</text:span> тільки тоді, коли функція завершилася з помилкою та номер помилки був встановлений в <text:span text:style-name="Шаблон_3a__20_Ідентифікатор">errno</text:span>. Жодна функція POSIX не встановлює <text:span text:style-name="Шаблон_3a__20_Ідентифікатор">errno</text:span> в нуль. У разі успішного виконання функції POSIX <text:span text:style-name="T37">значення</text:span> <text:span text:style-name="Шаблон_3a__20_Ідентифікатор">errno</text:span> може бути змінено, якщо не вказано інше. Кожний потік багатопотокової програми має власн<text:span text:style-name="T37">ий</text:span> <text:span text:style-name="Шаблон_3a__20_Ідентифікатор">errno</text:span>.</text:p>
      <text:p text:style-name="Шаблон_3a__20_Звичайний_20_текст">Приклад програми на C, яка конвертує текстове представлення IPv4 адреси в бінарне представлення, потім конвертує це бінарне представлення в текстове представлення.</text:p>
      <text:p text:style-name="P6"><text:span text:style-name="T15">#include</text:span><text:span text:style-name="T4"> </text:span><text:span text:style-name="T75">&lt;arpa/inet.h&gt;</text:span></text:p>
      <text:p text:style-name="P6"><text:span text:style-name="T15">#include</text:span><text:span text:style-name="T4"> </text:span><text:span text:style-name="T75">&lt;netinet/in.h&gt;</text:span></text:p>
      <text:p text:style-name="P6"><text:span text:style-name="T15">#include</text:span><text:span text:style-name="T4"> </text:span><text:span text:style-name="T75">&lt;stdio.h&gt;</text:span></text:p>
      <text:p text:style-name="P14"/>
      <text:p text:style-name="P17">int<text:span text:style-name="T5"/></text:p>
      <text:p text:style-name="P6"><text:span text:style-name="T9">main(</text:span><text:span text:style-name="T16">void</text:span><text:span text:style-name="T9">)</text:span></text:p>
      <text:p text:style-name="P18">{<text:span text:style-name="T5"/></text:p>
      <text:p text:style-name="P6"><text:span text:style-name="T4"><text:s text:c="4"/></text:span><text:span text:style-name="T7">struct</text:span><text:span text:style-name="T4"> </text:span><text:span text:style-name="T9">in_addr</text:span><text:span text:style-name="T4"> </text:span><text:span text:style-name="T9">in4_addr;</text:span></text:p>
      <text:p text:style-name="P6"><text:span text:style-name="T4"><text:s text:c="4"/></text:span><text:span text:style-name="T7">const</text:span><text:span text:style-name="T4"> </text:span><text:span text:style-name="T16">char</text:span><text:span text:style-name="T4"> </text:span><text:span text:style-name="T9">*addr_str</text:span><text:span text:style-name="T4"> </text:span><text:span text:style-name="T9">=</text:span><text:span text:style-name="T4"> </text:span><text:span text:style-name="T17">"1.2.3.4"</text:span><text:span text:style-name="T9">;</text:span></text:p>
      <text:p text:style-name="P6"><text:span text:style-name="T4"><text:s text:c="4"/></text:span><text:span text:style-name="T7">const</text:span><text:span text:style-name="T4"> </text:span><text:span text:style-name="T16">uint8_t</text:span><text:span text:style-name="T4"> </text:span><text:span text:style-name="T9">*byte;</text:span></text:p>
      <text:p text:style-name="P6"><text:span text:style-name="T4"><text:s text:c="4"/></text:span><text:span text:style-name="T16">char</text:span><text:span text:style-name="T4"> </text:span><text:span text:style-name="T9">buf[INET_ADDRSTRLEN];</text:span></text:p>
      <text:p text:style-name="P6"><text:soft-page-break/><text:span text:style-name="T4"><text:s text:c="4"/></text:span><text:span text:style-name="T9">printf(</text:span><text:span text:style-name="T17">"Convert %s to binary presentation</text:span><text:span text:style-name="T18">\n</text:span><text:span text:style-name="T17">"</text:span><text:span text:style-name="T9">,</text:span><text:span text:style-name="T4"> </text:span><text:span text:style-name="T9">addr_str);</text:span></text:p>
      <text:p text:style-name="P6"><text:span text:style-name="T4"><text:s text:c="4"/></text:span><text:span text:style-name="T7">switch</text:span><text:span text:style-name="T4"> </text:span><text:span text:style-name="T9">(inet_pton(AF_INET,</text:span><text:span text:style-name="T4"> </text:span><text:span text:style-name="T9">addr_str,</text:span><text:span text:style-name="T4"> </text:span><text:span text:style-name="T9">&amp;in4_addr.s_addr))</text:span><text:span text:style-name="T4"> </text:span><text:span text:style-name="T9">{</text:span></text:p>
      <text:p text:style-name="P6"><text:span text:style-name="T4"><text:s text:c="4"/></text:span><text:span text:style-name="T7">case</text:span><text:span text:style-name="T4"> </text:span><text:span text:style-name="T9">1:</text:span></text:p>
      <text:p text:style-name="P6"><text:span text:style-name="T4"><text:s text:c="8"/></text:span><text:span text:style-name="T9">byte</text:span><text:span text:style-name="T4"> </text:span><text:span text:style-name="T9">=</text:span><text:span text:style-name="T4"> </text:span><text:span text:style-name="T9">(</text:span><text:span text:style-name="T16">uint8_t</text:span><text:span text:style-name="T4"> </text:span><text:span text:style-name="T9">*)&amp;in4_addr.s_addr;</text:span></text:p>
      <text:p text:style-name="P6"><text:span text:style-name="T4"><text:s text:c="8"/></text:span><text:span text:style-name="T9">printf(</text:span><text:span text:style-name="T17">"Binary representation %02x %02x %02x %02x</text:span><text:span text:style-name="T18">\n</text:span><text:span text:style-name="T17">"</text:span><text:span text:style-name="T9">,</text:span></text:p>
      <text:p text:style-name="P6"><text:span text:style-name="T4"><text:s text:c="12"/></text:span><text:span text:style-name="T9">byte[3],</text:span><text:span text:style-name="T4"> </text:span><text:span text:style-name="T9">byte[2],</text:span><text:span text:style-name="T4"> </text:span><text:span text:style-name="T9">byte[1],</text:span><text:span text:style-name="T4"> </text:span><text:span text:style-name="T9">byte[0]);</text:span></text:p>
      <text:p text:style-name="P6"><text:span text:style-name="T4"><text:s text:c="8"/></text:span><text:span text:style-name="T7">if</text:span><text:span text:style-name="T4"> </text:span><text:span text:style-name="T9">(inet_ntop(AF_INET,</text:span><text:span text:style-name="T4"> </text:span><text:span text:style-name="T9">&amp;in4_addr.s_addr,</text:span><text:span text:style-name="T4"> </text:span><text:span text:style-name="T9">buf,</text:span><text:span text:style-name="T4"> </text:span><text:span text:style-name="T7">sizeof</text:span><text:span text:style-name="T9">(buf))</text:span><text:span text:style-name="T4"> </text:span><text:span text:style-name="T9">==</text:span><text:span text:style-name="T4"> </text:span><text:span text:style-name="T9">nullptr)</text:span></text:p>
      <text:p text:style-name="P6"><text:span text:style-name="T4"><text:s text:c="12"/></text:span><text:span text:style-name="T9">exit_err(</text:span><text:span text:style-name="T17">"inet_ntop()"</text:span><text:span text:style-name="T9">);</text:span></text:p>
      <text:p text:style-name="P6"><text:span text:style-name="T4"><text:s text:c="8"/></text:span><text:span text:style-name="T9">printf(</text:span><text:span text:style-name="T17">"Converted to text presentation %s</text:span><text:span text:style-name="T18">\n</text:span><text:span text:style-name="T17">"</text:span><text:span text:style-name="T9">,</text:span><text:span text:style-name="T4"> </text:span><text:span text:style-name="T9">buf);</text:span></text:p>
      <text:p text:style-name="P6"><text:span text:style-name="T4"><text:s text:c="8"/></text:span><text:span text:style-name="T7">break</text:span><text:span text:style-name="T9">;</text:span></text:p>
      <text:p text:style-name="P6"><text:span text:style-name="T4"><text:s text:c="4"/></text:span><text:span text:style-name="T7">case</text:span><text:span text:style-name="T4"> </text:span><text:span text:style-name="T9">0:</text:span></text:p>
      <text:p text:style-name="P6"><text:span text:style-name="T4"><text:s text:c="8"/></text:span><text:span text:style-name="T9">warn_errx(</text:span><text:span text:style-name="T17">"cannot convert %s"</text:span><text:span text:style-name="T9">,</text:span><text:span text:style-name="T4"> </text:span><text:span text:style-name="T9">addr_str);</text:span></text:p>
      <text:p text:style-name="P6"><text:span text:style-name="T4"><text:s text:c="8"/></text:span><text:span text:style-name="T7">break</text:span><text:span text:style-name="T9">;</text:span></text:p>
      <text:p text:style-name="P6"><text:span text:style-name="T4"><text:s text:c="4"/></text:span><text:span text:style-name="T7">default</text:span><text:span text:style-name="T9">:</text:span></text:p>
      <text:p text:style-name="P6"><text:span text:style-name="T4"><text:s text:c="8"/></text:span><text:span text:style-name="T9">exit_err(</text:span><text:span text:style-name="T17">"inet_pton()"</text:span><text:span text:style-name="T9">);</text:span></text:p>
      <text:p text:style-name="P6"><text:span text:style-name="T4"><text:s text:c="4"/></text:span><text:span text:style-name="T9">}</text:span></text:p>
      <text:p text:style-name="P19">}</text:p>
      <text:p text:style-name="P28">Тут у разі помилки програма викликає функцію <text:span text:style-name="Шаблон_3a__20_Ідентифікатор">exit_err()</text:span>, яка виводить вказане повідомлення про помилку та рядок тексту, який відповідає значенню <text:span text:style-name="Шаблон_3a__20_Ідентифікатор">errno</text:span>, та завершує виконання процесу зі статусом помилки. Зрозуміло, що не всі програми мають завершувати своє виконання, якщо не вдалось щось виконати. Реалізацію цієї та подібних функцій можна записати в окремий вихідний файл і потім його використовувати <text:span text:style-name="T38">у вихідних кодах </text:span>різних програм.</text:p>
      <text:p text:style-name="P29"><text:soft-page-break/>Наведемо варіанти реалізації цієї функції мовами програмування C та C++. Ц<text:span text:style-name="T39">ю</text:span> функці<text:span text:style-name="T39">ю</text:span> та інші схожі функції можуть викликати різн<text:span text:style-name="T39">і</text:span> поток<text:span text:style-name="T39">и</text:span> та різн<text:span text:style-name="T39">і</text:span> процес<text:span text:style-name="T39">и</text:span>, які виводять повідомлення в одному терміналі. Реалізуємо синхронізацію виводу для потоків багатопотокової програми та «синхронізуємо» вивід для кількох процесів на одному термінал у цій функції (це не буде працювати в загальному випадку, тому що POSIX не визначає атомарність запису в пристрій термінал<text:span text:style-name="T40">у</text:span>).</text:p>
      <text:p text:style-name="P36">Ця функція отримує аргументи як<text:span text:style-name="T41"> </text:span>функці<text:span text:style-name="T42">я</text:span> <text:span text:style-name="Шаблон_3a__20_Ідентифікатор">printf()</text:span>. Якщо компілятор надає можливість перевіряти коректність аргументів <text:span text:style-name="T43">для функції типу </text:span><text:span text:style-name="Шаблон_3a__20_Ідентифікатор">printf()</text:span>, то так<text:span text:style-name="T44">у</text:span> перевірк<text:span text:style-name="T44">у буде </text:span>викон<text:span text:style-name="T44">ано</text:span> під час компіляції. Також ця функція для C++ виводить текст для поточного винятку (exception) замість рядка тексту для значення <text:span text:style-name="Шаблон_3a__20_Ідентифікатор">errno</text:span>.</text:p>
      <text:p text:style-name="Шаблон_3a__20_Звичайний_20_текст">Це об’явлення функції <text:span text:style-name="Шаблон_3a__20_Ідентифікатор">exit_err()</text:span> для C та C++.</text:p>
      <text:p text:style-name="P23">#ifdef __GNUC__</text:p>
      <text:p text:style-name="P23"># define PRINTF_LIKE(x, y) __attribute__((format(printf, (x), (y))))</text:p>
      <text:p text:style-name="P23">#else</text:p>
      <text:p text:style-name="P23"># define PRINTF_LIKE(x, y)</text:p>
      <text:p text:style-name="P23">#endif</text:p>
      <text:p text:style-name="P14"/>
      <text:p text:style-name="P7"><text:span text:style-name="T9">[[</text:span><text:span text:style-name="T7">noreturn</text:span><text:span text:style-name="T9">]]</text:span><text:span text:style-name="T4"> </text:span><text:span text:style-name="T16">void</text:span><text:span text:style-name="T4"> </text:span><text:span text:style-name="T9">exit_err(</text:span><text:span text:style-name="T7">const</text:span><text:span text:style-name="T4"> </text:span><text:span text:style-name="T16">char</text:span><text:span text:style-name="T4"> </text:span><text:span text:style-name="T9">*msg,</text:span><text:span text:style-name="T4"> </text:span><text:span text:style-name="T9">...)</text:span><text:span text:style-name="T4"> </text:span><text:span text:style-name="T9">PRINTF_LIKE(1,</text:span><text:span text:style-name="T4"> </text:span><text:span text:style-name="T9">2);</text:span></text:p>
      <text:p text:style-name="Шаблон_3a__20_Звичайний_20_текст"><text:soft-page-break/>Ця частина коду спільна для C та C++.</text:p>
      <text:p text:style-name="P6"><text:span text:style-name="T15">#include</text:span><text:span text:style-name="T4"> </text:span><text:span text:style-name="T75">&lt;errno.h&gt;</text:span></text:p>
      <text:p text:style-name="P6"><text:span text:style-name="T15">#include</text:span><text:span text:style-name="T4"> </text:span><text:span text:style-name="T75">&lt;stdarg.h&gt;</text:span></text:p>
      <text:p text:style-name="P6"><text:span text:style-name="T15">#include</text:span><text:span text:style-name="T4"> </text:span><text:span text:style-name="T75">&lt;stdio.h&gt;</text:span></text:p>
      <text:p text:style-name="P6"><text:span text:style-name="T15">#include</text:span><text:span text:style-name="T4"> </text:span><text:span text:style-name="T75">&lt;stdlib.h&gt;</text:span></text:p>
      <text:p text:style-name="P6"><text:span text:style-name="T15">#include</text:span><text:span text:style-name="T4"> </text:span><text:span text:style-name="T75">&lt;string.h&gt;</text:span></text:p>
      <text:p text:style-name="P6"><text:span text:style-name="T15">#include</text:span><text:span text:style-name="T4"> </text:span><text:span text:style-name="T75">&lt;unistd.h&gt;</text:span></text:p>
      <text:p text:style-name="P14"/>
      <text:p text:style-name="P23">#define MSG_DEFAULT "output_msg(): cannot format message\n"</text:p>
      <text:p text:style-name="P14"/>
      <text:p text:style-name="P23">#ifdef PTHREADS</text:p>
      <text:p text:style-name="P14"/>
      <text:p text:style-name="P6"><text:span text:style-name="T15">#include</text:span><text:span text:style-name="T4"> </text:span><text:span text:style-name="T75">&lt;locale.h&gt;</text:span></text:p>
      <text:p text:style-name="P6"><text:span text:style-name="T15">#include</text:span><text:span text:style-name="T4"> </text:span><text:span text:style-name="T75">&lt;pthread.h&gt;</text:span></text:p>
      <text:p text:style-name="P14"/>
      <text:p text:style-name="P23">#define OUTPUT_LOCK() pthread_mutex_lock(&amp;output_mtx)</text:p>
      <text:p text:style-name="P23">#define OUTPUT_UNLOCK() pthread_mutex_unlock(&amp;output_mtx)</text:p>
      <text:p text:style-name="P23">#define STRERROR(e) strerror_l((e), uselocale((locale_t)0))</text:p>
      <text:p text:style-name="P14"/>
      <text:p text:style-name="P6"><text:span text:style-name="T7">static</text:span><text:span text:style-name="T4"> </text:span><text:span text:style-name="T9">pthread_mutex_t</text:span><text:span text:style-name="T4"> </text:span><text:span text:style-name="T9">output_mtx</text:span><text:span text:style-name="T4"> </text:span><text:span text:style-name="T9">=</text:span><text:span text:style-name="T4"> </text:span><text:span text:style-name="T9">PTHREAD_MUTEX_INITIALIZER;</text:span></text:p>
      <text:p text:style-name="P14"/>
      <text:p text:style-name="P23">#else</text:p>
      <text:p text:style-name="P14"/>
      <text:p text:style-name="P23">#define OUTPUT_LOCK()</text:p>
      <text:p text:style-name="P23">#define OUTPUT_UNLOCK()</text:p>
      <text:p text:style-name="P23">#define STRERROR(e) strerror(e)</text:p>
      <text:p text:style-name="P24"><text:soft-page-break/>#endif</text:p>
      <text:p text:style-name="Шаблон_3a__20_Звичайний_20_текст">Реалізація функції <text:span text:style-name="Шаблон_3a__20_Ідентифікатор">exit_err()</text:span> на C.</text:p>
      <text:p text:style-name="P6"><text:span text:style-name="T7">static</text:span><text:span text:style-name="T4"> </text:span><text:span text:style-name="T16">void</text:span></text:p>
      <text:p text:style-name="P6"><text:span text:style-name="T9">output_msg(</text:span><text:span text:style-name="T16">int</text:span><text:span text:style-name="T4"> </text:span><text:span text:style-name="T9">fd,</text:span><text:span text:style-name="T4"> </text:span><text:span text:style-name="T7">const</text:span><text:span text:style-name="T4"> </text:span><text:span text:style-name="T16">char</text:span><text:span text:style-name="T4"> </text:span><text:span text:style-name="T9">*prefix,</text:span><text:span text:style-name="T4"> </text:span><text:span text:style-name="T16">bool</text:span><text:span text:style-name="T4"> </text:span><text:span text:style-name="T9">errflag,</text:span><text:span text:style-name="T4"> </text:span><text:span text:style-name="T16">int</text:span><text:span text:style-name="T4"> </text:span><text:span text:style-name="T9">errnum,</text:span></text:p>
      <text:p text:style-name="P6"><text:span text:style-name="T4"><text:s text:c="4"/></text:span><text:span text:style-name="T7">const</text:span><text:span text:style-name="T4"> </text:span><text:span text:style-name="T16">char</text:span><text:span text:style-name="T4"> </text:span><text:span text:style-name="T9">*format,</text:span><text:span text:style-name="T4"> </text:span><text:span text:style-name="T16">va_list</text:span><text:span text:style-name="T4"> </text:span><text:span text:style-name="T9">args)</text:span></text:p>
      <text:p text:style-name="P18">{<text:span text:style-name="T5"/></text:p>
      <text:p text:style-name="P6"><text:span text:style-name="T4"><text:s text:c="4"/></text:span><text:span text:style-name="T16">char</text:span><text:span text:style-name="T4"> </text:span><text:span text:style-name="T9">buf[256];</text:span></text:p>
      <text:p text:style-name="P6"><text:span text:style-name="T4"><text:s text:c="4"/></text:span><text:span text:style-name="T16">size_t</text:span><text:span text:style-name="T4"> </text:span><text:span text:style-name="T9">len;</text:span></text:p>
      <text:p text:style-name="P14"/>
      <text:p text:style-name="P6"><text:span text:style-name="T4"><text:s text:c="4"/></text:span><text:span text:style-name="T9">snprintf(buf,</text:span><text:span text:style-name="T4"> </text:span><text:span text:style-name="T7">sizeof</text:span><text:span text:style-name="T9">(buf),</text:span><text:span text:style-name="T4"> </text:span><text:span text:style-name="T17">"%s"</text:span><text:span text:style-name="T9">,</text:span><text:span text:style-name="T4"> </text:span><text:span text:style-name="T9">prefix);</text:span></text:p>
      <text:p text:style-name="P6"><text:span text:style-name="T4"><text:s text:c="4"/></text:span><text:span text:style-name="T9">len</text:span><text:span text:style-name="T4"> </text:span><text:span text:style-name="T9">=</text:span><text:span text:style-name="T4"> </text:span><text:span text:style-name="T9">strlen(buf);</text:span></text:p>
      <text:p text:style-name="P6"><text:span text:style-name="T4"><text:s text:c="4"/></text:span><text:span text:style-name="T9">vsnprintf(buf</text:span><text:span text:style-name="T4"> </text:span><text:span text:style-name="T9">+</text:span><text:span text:style-name="T4"> </text:span><text:span text:style-name="T9">len,</text:span><text:span text:style-name="T4"> </text:span><text:span text:style-name="T7">sizeof</text:span><text:span text:style-name="T9">(buf)</text:span><text:span text:style-name="T4"> </text:span><text:span text:style-name="T9">-</text:span><text:span text:style-name="T4"> </text:span><text:span text:style-name="T9">len,</text:span><text:span text:style-name="T4"> </text:span><text:span text:style-name="T9">format,</text:span><text:span text:style-name="T4"> </text:span><text:span text:style-name="T9">args);</text:span></text:p>
      <text:p text:style-name="P6"><text:span text:style-name="T4"><text:s text:c="4"/></text:span><text:span text:style-name="T9">len</text:span><text:span text:style-name="T4"> </text:span><text:span text:style-name="T9">+=</text:span><text:span text:style-name="T4"> </text:span><text:span text:style-name="T9">strlen(buf</text:span><text:span text:style-name="T4"> </text:span><text:span text:style-name="T9">+</text:span><text:span text:style-name="T4"> </text:span><text:span text:style-name="T9">len);</text:span></text:p>
      <text:p text:style-name="P6"><text:span text:style-name="T4"><text:s text:c="4"/></text:span><text:span text:style-name="T7">if</text:span><text:span text:style-name="T4"> </text:span><text:span text:style-name="T9">(errflag)</text:span><text:span text:style-name="T4"> </text:span><text:span text:style-name="T9">{</text:span></text:p>
      <text:p text:style-name="P6"><text:span text:style-name="T4"><text:s text:c="8"/></text:span><text:span text:style-name="T9">snprintf(buf</text:span><text:span text:style-name="T4"> </text:span><text:span text:style-name="T9">+</text:span><text:span text:style-name="T4"> </text:span><text:span text:style-name="T9">len,</text:span><text:span text:style-name="T4"> </text:span><text:span text:style-name="T7">sizeof</text:span><text:span text:style-name="T9">(buf)</text:span><text:span text:style-name="T4"> </text:span><text:span text:style-name="T9">-</text:span><text:span text:style-name="T4"> </text:span><text:span text:style-name="T9">len,</text:span><text:span text:style-name="T4"> </text:span><text:span text:style-name="T17">": %s"</text:span><text:span text:style-name="T9">,</text:span><text:span text:style-name="T4"> </text:span><text:span text:style-name="T9">STRERROR(errnum));</text:span></text:p>
      <text:p text:style-name="P6"><text:span text:style-name="T4"><text:s text:c="8"/></text:span><text:span text:style-name="T9">len</text:span><text:span text:style-name="T4"> </text:span><text:span text:style-name="T9">+=</text:span><text:span text:style-name="T4"> </text:span><text:span text:style-name="T9">strlen(buf</text:span><text:span text:style-name="T4"> </text:span><text:span text:style-name="T9">+</text:span><text:span text:style-name="T4"> </text:span><text:span text:style-name="T9">len);</text:span></text:p>
      <text:p text:style-name="P6"><text:span text:style-name="T4"><text:s text:c="4"/></text:span><text:span text:style-name="T9">}</text:span></text:p>
      <text:p text:style-name="P6"><text:span text:style-name="T4"><text:s text:c="4"/></text:span><text:span text:style-name="T9">buf[len]</text:span><text:span text:style-name="T4"> </text:span><text:span text:style-name="T9">=</text:span><text:span text:style-name="T4"> </text:span><text:span text:style-name="T17">'\n'</text:span><text:span text:style-name="T9">;</text:span></text:p>
      <text:p text:style-name="P6"><text:span text:style-name="T4"><text:s text:c="4"/></text:span><text:span text:style-name="T9">OUTPUT_LOCK();</text:span></text:p>
      <text:p text:style-name="P6"><text:span text:style-name="T4"><text:s text:c="4"/></text:span><text:span text:style-name="T7">if</text:span><text:span text:style-name="T4"> </text:span><text:span text:style-name="T9">(len</text:span><text:span text:style-name="T4"> </text:span><text:span text:style-name="T9">&lt;</text:span><text:span text:style-name="T4"> </text:span><text:span text:style-name="T7">sizeof</text:span><text:span text:style-name="T9">(buf)</text:span><text:span text:style-name="T4"> </text:span><text:span text:style-name="T9">-</text:span><text:span text:style-name="T4"> </text:span><text:span text:style-name="T9">1)</text:span></text:p>
      <text:p text:style-name="P6"><text:span text:style-name="T4"><text:s text:c="8"/></text:span><text:span text:style-name="T9">write(fd,</text:span><text:span text:style-name="T4"> </text:span><text:span text:style-name="T9">buf,</text:span><text:span text:style-name="T4"> </text:span><text:span text:style-name="T9">len</text:span><text:span text:style-name="T4"> </text:span><text:span text:style-name="T9">+</text:span><text:span text:style-name="T4"> </text:span><text:span text:style-name="T9">1);</text:span></text:p>
      <text:p text:style-name="P6"><text:span text:style-name="T4"><text:s text:c="4"/></text:span><text:span text:style-name="T7">else</text:span></text:p>
      <text:p text:style-name="P6"><text:span text:style-name="T4"><text:s text:c="8"/></text:span><text:span text:style-name="T9">write(fd,</text:span><text:span text:style-name="T4"> </text:span><text:span text:style-name="T9">MSG_DEFAULT,</text:span><text:span text:style-name="T4"> </text:span><text:span text:style-name="T7">sizeof</text:span><text:span text:style-name="T9">(MSG_DEFAULT)</text:span><text:span text:style-name="T4"> </text:span><text:span text:style-name="T9">-</text:span><text:span text:style-name="T4"> </text:span><text:span text:style-name="T9">1);</text:span></text:p>
      <text:p text:style-name="P6"><text:span text:style-name="T4"><text:s text:c="4"/></text:span><text:span text:style-name="T9">OUTPUT_UNLOCK();</text:span></text:p>
      <text:p text:style-name="P18">}<text:span text:style-name="T5"/></text:p>
      <text:p text:style-name="P6"><text:soft-page-break/><text:span text:style-name="T9">[[</text:span><text:span text:style-name="T7">noreturn</text:span><text:span text:style-name="T9">]]</text:span><text:span text:style-name="T4"> </text:span><text:span text:style-name="T16">void</text:span></text:p>
      <text:p text:style-name="P6"><text:span text:style-name="T9">exit_err(</text:span><text:span text:style-name="T7">const</text:span><text:span text:style-name="T4"> </text:span><text:span text:style-name="T16">char</text:span><text:span text:style-name="T4"> </text:span><text:span text:style-name="T9">*format,</text:span><text:span text:style-name="T4"> </text:span><text:span text:style-name="T9">...)</text:span></text:p>
      <text:p text:style-name="P18">{<text:span text:style-name="T5"/></text:p>
      <text:p text:style-name="P6"><text:span text:style-name="T4"><text:s text:c="4"/></text:span><text:span text:style-name="T16">int</text:span><text:span text:style-name="T4"> </text:span><text:span text:style-name="T9">errnum</text:span><text:span text:style-name="T4"> </text:span><text:span text:style-name="T9">=</text:span><text:span text:style-name="T4"> </text:span><text:span text:style-name="T9">errno;</text:span></text:p>
      <text:p text:style-name="P6"><text:span text:style-name="T4"><text:s text:c="4"/></text:span><text:span text:style-name="T16">va_list</text:span><text:span text:style-name="T4"> </text:span><text:span text:style-name="T9">args;</text:span></text:p>
      <text:p text:style-name="P14"/>
      <text:p text:style-name="P6"><text:span text:style-name="T4"><text:s text:c="4"/></text:span><text:span text:style-name="T9">va_start(args,</text:span><text:span text:style-name="T4"> </text:span><text:span text:style-name="T9">format);</text:span></text:p>
      <text:p text:style-name="P6"><text:span text:style-name="T4"><text:s text:c="4"/></text:span><text:span text:style-name="T9">output_msg(STDERR_FILENO,</text:span><text:span text:style-name="T4"> </text:span><text:span text:style-name="T17">"Error: "</text:span><text:span text:style-name="T9">,</text:span><text:span text:style-name="T4"> </text:span><text:span text:style-name="T6">true</text:span><text:span text:style-name="T9">,</text:span><text:span text:style-name="T4"> </text:span><text:span text:style-name="T9">errnum,</text:span><text:span text:style-name="T4"> </text:span><text:span text:style-name="T9">format,</text:span><text:span text:style-name="T4"> </text:span><text:span text:style-name="T9">args);</text:span></text:p>
      <text:p text:style-name="P6"><text:span text:style-name="T4"><text:s text:c="4"/></text:span><text:span text:style-name="T9">va_end(args);</text:span></text:p>
      <text:p text:style-name="P6"><text:span text:style-name="T4"><text:s text:c="4"/></text:span><text:span text:style-name="T9">exit(EXIT_FAILURE);</text:span></text:p>
      <text:p text:style-name="P19">}</text:p>
      <text:p text:style-name="Шаблон_3a__20_Звичайний_20_текст">Реалізація функції <text:span text:style-name="Шаблон_3a__20_Ідентифікатор">exit_err()</text:span> на C++.</text:p>
      <text:p text:style-name="P6"><text:span text:style-name="T15">#include</text:span><text:span text:style-name="T4"> </text:span><text:span text:style-name="T75">&lt;exception&gt;</text:span></text:p>
      <text:p text:style-name="P14"/>
      <text:p text:style-name="P17">void<text:span text:style-name="T5"/></text:p>
      <text:p text:style-name="P6"><text:span text:style-name="T9">output_msg(</text:span><text:span text:style-name="T16">int</text:span><text:span text:style-name="T4"> </text:span><text:span text:style-name="T9">fd,</text:span><text:span text:style-name="T4"> </text:span><text:span text:style-name="T7">const</text:span><text:span text:style-name="T4"> </text:span><text:span text:style-name="T16">char</text:span><text:span text:style-name="T9">*</text:span><text:span text:style-name="T4"> </text:span><text:span text:style-name="T9">prefix,</text:span><text:span text:style-name="T4"> </text:span><text:span text:style-name="T16">bool</text:span><text:span text:style-name="T4"> </text:span><text:span text:style-name="T9">errflag,</text:span><text:span text:style-name="T4"> </text:span><text:span text:style-name="T16">int</text:span><text:span text:style-name="T4"> </text:span><text:span text:style-name="T9">errnum,</text:span></text:p>
      <text:p text:style-name="P6"><text:span text:style-name="T4"><text:s text:c="4"/></text:span><text:span text:style-name="T9">std::exception_ptr</text:span><text:span text:style-name="T4"> </text:span><text:span text:style-name="T9">exptr,</text:span><text:span text:style-name="T4"> </text:span><text:span text:style-name="T7">const</text:span><text:span text:style-name="T4"> </text:span><text:span text:style-name="T16">char</text:span><text:span text:style-name="T9">*</text:span><text:span text:style-name="T4"> </text:span><text:span text:style-name="T9">format,</text:span><text:span text:style-name="T4"> </text:span><text:span text:style-name="T16">va_list</text:span><text:span text:style-name="T4"> </text:span><text:span text:style-name="T9">args)</text:span></text:p>
      <text:p text:style-name="P18">{<text:span text:style-name="T5"/></text:p>
      <text:p text:style-name="P6"><text:span text:style-name="T4"><text:s text:c="4"/></text:span><text:span text:style-name="T16">char</text:span><text:span text:style-name="T4"> </text:span><text:span text:style-name="T9">buf[256];</text:span></text:p>
      <text:p text:style-name="P6"><text:span text:style-name="T4"><text:s text:c="4"/></text:span><text:span text:style-name="T16">size_t</text:span><text:span text:style-name="T4"> </text:span><text:span text:style-name="T9">len;</text:span></text:p>
      <text:p text:style-name="P14"/>
      <text:p text:style-name="P6"><text:span text:style-name="T4"><text:s text:c="4"/></text:span><text:span text:style-name="T9">snprintf(buf,</text:span><text:span text:style-name="T4"> </text:span><text:span text:style-name="T7">sizeof</text:span><text:span text:style-name="T9">(buf),</text:span><text:span text:style-name="T4"> </text:span><text:span text:style-name="T17">"%s"</text:span><text:span text:style-name="T9">,</text:span><text:span text:style-name="T4"> </text:span><text:span text:style-name="T9">prefix);</text:span></text:p>
      <text:p text:style-name="P6"><text:span text:style-name="T4"><text:s text:c="4"/></text:span><text:span text:style-name="T9">len</text:span><text:span text:style-name="T4"> </text:span><text:span text:style-name="T9">=</text:span><text:span text:style-name="T4"> </text:span><text:span text:style-name="T9">strlen(buf);</text:span></text:p>
      <text:p text:style-name="P6"><text:span text:style-name="T4"><text:s text:c="4"/></text:span><text:span text:style-name="T9">vsnprintf(buf</text:span><text:span text:style-name="T4"> </text:span><text:span text:style-name="T9">+</text:span><text:span text:style-name="T4"> </text:span><text:span text:style-name="T9">len,</text:span><text:span text:style-name="T4"> </text:span><text:span text:style-name="T7">sizeof</text:span><text:span text:style-name="T9">(buf)</text:span><text:span text:style-name="T4"> </text:span><text:span text:style-name="T9">-</text:span><text:span text:style-name="T4"> </text:span><text:span text:style-name="T9">len,</text:span><text:span text:style-name="T4"> </text:span><text:span text:style-name="T9">format,</text:span><text:span text:style-name="T4"> </text:span><text:span text:style-name="T9">args);</text:span></text:p>
      <text:p text:style-name="P6"><text:span text:style-name="T4"><text:s text:c="4"/></text:span><text:span text:style-name="T9">len</text:span><text:span text:style-name="T4"> </text:span><text:span text:style-name="T9">+=</text:span><text:span text:style-name="T4"> </text:span><text:span text:style-name="T9">strlen(buf</text:span><text:span text:style-name="T4"> </text:span><text:span text:style-name="T9">+</text:span><text:span text:style-name="T4"> </text:span><text:span text:style-name="T9">len);</text:span></text:p>
      <text:p text:style-name="P6"><text:soft-page-break/><text:span text:style-name="T4"><text:s text:c="4"/></text:span><text:span text:style-name="T7">if</text:span><text:span text:style-name="T4"> </text:span><text:span text:style-name="T9">(errflag)</text:span><text:span text:style-name="T4"> </text:span><text:span text:style-name="T9">{</text:span></text:p>
      <text:p text:style-name="P6"><text:span text:style-name="T4"><text:s text:c="8"/></text:span><text:span text:style-name="T7">if</text:span><text:span text:style-name="T4"> </text:span><text:span text:style-name="T9">(exptr)</text:span><text:span text:style-name="T4"> </text:span><text:span text:style-name="T9">{</text:span></text:p>
      <text:p text:style-name="P6"><text:span text:style-name="T4"><text:s text:c="12"/></text:span><text:span text:style-name="T7">try</text:span><text:span text:style-name="T4"> </text:span><text:span text:style-name="T9">{</text:span></text:p>
      <text:p text:style-name="P6"><text:span text:style-name="T4"><text:s text:c="16"/></text:span><text:span text:style-name="T9">std::rethrow_exception(exptr);</text:span></text:p>
      <text:p text:style-name="P6"><text:span text:style-name="T4"><text:s text:c="12"/></text:span><text:span text:style-name="T9">}</text:span><text:span text:style-name="T4"> </text:span><text:span text:style-name="T7">catch</text:span><text:span text:style-name="T4"> </text:span><text:span text:style-name="T9">(std::exception&amp;</text:span><text:span text:style-name="T4"> </text:span><text:span text:style-name="T9">ex)</text:span><text:span text:style-name="T4"> </text:span><text:span text:style-name="T9">{</text:span></text:p>
      <text:p text:style-name="P6"><text:span text:style-name="T4"><text:s text:c="16"/></text:span><text:span text:style-name="T9">snprintf(buf</text:span><text:span text:style-name="T4"> </text:span><text:span text:style-name="T9">+</text:span><text:span text:style-name="T4"> </text:span><text:span text:style-name="T9">len,</text:span><text:span text:style-name="T4"> </text:span><text:span text:style-name="T7">sizeof</text:span><text:span text:style-name="T9">(buf)</text:span><text:span text:style-name="T4"> </text:span><text:span text:style-name="T9">-</text:span><text:span text:style-name="T4"> </text:span><text:span text:style-name="T9">len,</text:span><text:span text:style-name="T4"> </text:span><text:span text:style-name="T17">": %s"</text:span><text:span text:style-name="T9">,</text:span><text:span text:style-name="T4"> </text:span><text:span text:style-name="T9">ex.what());</text:span></text:p>
      <text:p text:style-name="P6"><text:span text:style-name="T4"><text:s text:c="12"/></text:span><text:span text:style-name="T9">}</text:span><text:span text:style-name="T4"> </text:span><text:span text:style-name="T7">catch</text:span><text:span text:style-name="T4"> </text:span><text:span text:style-name="T9">(</text:span><text:span text:style-name="T7">const</text:span><text:span text:style-name="T4"> </text:span><text:span text:style-name="T16">char</text:span><text:span text:style-name="T9">*</text:span><text:span text:style-name="T4"> </text:span><text:span text:style-name="T9">str)</text:span><text:span text:style-name="T4"> </text:span><text:span text:style-name="T9">{</text:span></text:p>
      <text:p text:style-name="P6"><text:span text:style-name="T4"><text:s text:c="16"/></text:span><text:span text:style-name="T9">snprintf(buf</text:span><text:span text:style-name="T4"> </text:span><text:span text:style-name="T9">+</text:span><text:span text:style-name="T4"> </text:span><text:span text:style-name="T9">len,</text:span><text:span text:style-name="T4"> </text:span><text:span text:style-name="T7">sizeof</text:span><text:span text:style-name="T9">(buf)</text:span><text:span text:style-name="T4"> </text:span><text:span text:style-name="T9">-</text:span><text:span text:style-name="T4"> </text:span><text:span text:style-name="T9">len,</text:span><text:span text:style-name="T4"> </text:span><text:span text:style-name="T17">": %s"</text:span><text:span text:style-name="T9">,</text:span><text:span text:style-name="T4"> </text:span><text:span text:style-name="T9">str);</text:span></text:p>
      <text:p text:style-name="P6"><text:span text:style-name="T4"><text:s text:c="12"/></text:span><text:span text:style-name="T9">}</text:span><text:span text:style-name="T4"> </text:span><text:span text:style-name="T7">catch</text:span><text:span text:style-name="T4"> </text:span><text:span text:style-name="T9">(...)</text:span><text:span text:style-name="T4"> </text:span><text:span text:style-name="T9">{</text:span></text:p>
      <text:p text:style-name="P6"><text:span text:style-name="T4"><text:s text:c="16"/></text:span><text:span text:style-name="T9">snprintf(buf</text:span><text:span text:style-name="T4"> </text:span><text:span text:style-name="T9">+</text:span><text:span text:style-name="T4"> </text:span><text:span text:style-name="T9">len,</text:span><text:span text:style-name="T4"> </text:span><text:span text:style-name="T7">sizeof</text:span><text:span text:style-name="T9">(buf)</text:span><text:span text:style-name="T4"> </text:span><text:span text:style-name="T9">-</text:span><text:span text:style-name="T4"> </text:span><text:span text:style-name="T9">len,</text:span><text:span text:style-name="T4"> </text:span><text:span text:style-name="T17">": &lt;exception&gt;"</text:span><text:span text:style-name="T9">);</text:span></text:p>
      <text:p text:style-name="P6"><text:span text:style-name="T4"><text:s text:c="12"/></text:span><text:span text:style-name="T9">}</text:span></text:p>
      <text:p text:style-name="P6"><text:span text:style-name="T4"><text:s text:c="8"/></text:span><text:span text:style-name="T9">}</text:span><text:span text:style-name="T4"> </text:span><text:span text:style-name="T7">else</text:span><text:span text:style-name="T4"> </text:span><text:span text:style-name="T9">{</text:span></text:p>
      <text:p text:style-name="P6"><text:span text:style-name="T4"><text:s text:c="12"/></text:span><text:span text:style-name="T9">snprintf(buf</text:span><text:span text:style-name="T4"> </text:span><text:span text:style-name="T9">+</text:span><text:span text:style-name="T4"> </text:span><text:span text:style-name="T9">len,</text:span><text:span text:style-name="T4"> </text:span><text:span text:style-name="T7">sizeof</text:span><text:span text:style-name="T9">(buf)</text:span><text:span text:style-name="T4"> </text:span><text:span text:style-name="T9">-</text:span><text:span text:style-name="T4"> </text:span><text:span text:style-name="T9">len,</text:span><text:span text:style-name="T4"> </text:span><text:span text:style-name="T17">": %s"</text:span><text:span text:style-name="T9">,</text:span><text:span text:style-name="T4"> </text:span><text:span text:style-name="T9">STRERROR(errnum));</text:span></text:p>
      <text:p text:style-name="P6"><text:span text:style-name="T4"><text:s text:c="8"/></text:span><text:span text:style-name="T9">}</text:span></text:p>
      <text:p text:style-name="P6"><text:span text:style-name="T4"><text:s text:c="8"/></text:span><text:span text:style-name="T9">len</text:span><text:span text:style-name="T4"> </text:span><text:span text:style-name="T9">+=</text:span><text:span text:style-name="T4"> </text:span><text:span text:style-name="T9">strlen(buf</text:span><text:span text:style-name="T4"> </text:span><text:span text:style-name="T9">+</text:span><text:span text:style-name="T4"> </text:span><text:span text:style-name="T9">len);</text:span></text:p>
      <text:p text:style-name="P6"><text:span text:style-name="T4"><text:s text:c="4"/></text:span><text:span text:style-name="T9">}</text:span></text:p>
      <text:p text:style-name="P6"><text:span text:style-name="T4"><text:s text:c="4"/></text:span><text:span text:style-name="T9">buf[len]</text:span><text:span text:style-name="T4"> </text:span><text:span text:style-name="T9">=</text:span><text:span text:style-name="T4"> </text:span><text:span text:style-name="T17">'\n'</text:span><text:span text:style-name="T9">;</text:span></text:p>
      <text:p text:style-name="P6"><text:span text:style-name="T4"><text:s text:c="4"/></text:span><text:span text:style-name="T9">OUTPUT_LOCK();</text:span></text:p>
      <text:p text:style-name="P6"><text:span text:style-name="T4"><text:s text:c="4"/></text:span><text:span text:style-name="T7">if</text:span><text:span text:style-name="T4"> </text:span><text:span text:style-name="T9">(len</text:span><text:span text:style-name="T4"> </text:span><text:span text:style-name="T9">&lt;</text:span><text:span text:style-name="T4"> </text:span><text:span text:style-name="T7">sizeof</text:span><text:span text:style-name="T9">(buf)</text:span><text:span text:style-name="T4"> </text:span><text:span text:style-name="T9">-</text:span><text:span text:style-name="T4"> </text:span><text:span text:style-name="T9">1)</text:span></text:p>
      <text:p text:style-name="P6"><text:span text:style-name="T4"><text:s text:c="8"/></text:span><text:span text:style-name="T9">write(fd,</text:span><text:span text:style-name="T4"> </text:span><text:span text:style-name="T9">buf,</text:span><text:span text:style-name="T4"> </text:span><text:span text:style-name="T9">len</text:span><text:span text:style-name="T4"> </text:span><text:span text:style-name="T9">+</text:span><text:span text:style-name="T4"> </text:span><text:span text:style-name="T9">1);</text:span></text:p>
      <text:p text:style-name="P6"><text:span text:style-name="T4"><text:s text:c="4"/></text:span><text:span text:style-name="T7">else</text:span></text:p>
      <text:p text:style-name="P6"><text:span text:style-name="T4"><text:s text:c="8"/></text:span><text:span text:style-name="T9">write(fd,</text:span><text:span text:style-name="T4"> </text:span><text:span text:style-name="T9">MSG_DEFAULT,</text:span><text:span text:style-name="T4"> </text:span><text:span text:style-name="T7">sizeof</text:span><text:span text:style-name="T9">(MSG_DEFAULT)</text:span><text:span text:style-name="T4"> </text:span><text:span text:style-name="T9">-</text:span><text:span text:style-name="T4"> </text:span><text:span text:style-name="T9">1);</text:span></text:p>
      <text:p text:style-name="P6"><text:span text:style-name="T4"><text:s text:c="4"/></text:span><text:span text:style-name="T9">OUTPUT_UNLOCK();</text:span></text:p>
      <text:p text:style-name="P18">}</text:p>
      <text:p text:style-name="P14"/>
      <text:p text:style-name="P6"><text:span text:style-name="T9">[[</text:span><text:span text:style-name="T7">noreturn</text:span><text:span text:style-name="T9">]]</text:span><text:span text:style-name="T4"> </text:span><text:span text:style-name="T16">void</text:span></text:p>
      <text:p text:style-name="P6"><text:span text:style-name="T9">exit_err(</text:span><text:span text:style-name="T7">const</text:span><text:span text:style-name="T4"> </text:span><text:span text:style-name="T16">char</text:span><text:span text:style-name="T9">* format,</text:span><text:span text:style-name="T4"> </text:span><text:span text:style-name="T9">...)</text:span></text:p>
      <text:p text:style-name="P18">{<text:span text:style-name="T5"/></text:p>
      <text:p text:style-name="P6"><text:soft-page-break/><text:span text:style-name="T4"><text:s text:c="4"/></text:span><text:span text:style-name="T16">int</text:span><text:span text:style-name="T4"> </text:span><text:span text:style-name="T9">errnum{errno};</text:span></text:p>
      <text:p text:style-name="P6"><text:span text:style-name="T4"><text:s text:c="4"/></text:span><text:span text:style-name="T9">std::exception_ptr</text:span><text:span text:style-name="T4"> </text:span><text:span text:style-name="T9">exptr{std::current_exception()};</text:span></text:p>
      <text:p text:style-name="P6"><text:span text:style-name="T4"><text:s text:c="4"/></text:span><text:span text:style-name="T16">va_list</text:span><text:span text:style-name="T4"> </text:span><text:span text:style-name="T9">args;</text:span></text:p>
      <text:p text:style-name="P14"/>
      <text:p text:style-name="P6"><text:span text:style-name="T4"><text:s text:c="4"/></text:span><text:span text:style-name="T9">va_start(args,</text:span><text:span text:style-name="T4"> </text:span><text:span text:style-name="T9">format);</text:span></text:p>
      <text:p text:style-name="P6"><text:span text:style-name="T4"><text:s text:c="4"/></text:span><text:span text:style-name="T9">output_msg(STDERR_FILENO,</text:span><text:span text:style-name="T4"> </text:span><text:span text:style-name="T17">"Error: "</text:span><text:span text:style-name="T9">,</text:span><text:span text:style-name="T4"> </text:span><text:span text:style-name="T6">true</text:span><text:span text:style-name="T9">,</text:span><text:span text:style-name="T4"> </text:span><text:span text:style-name="T9">errnum,</text:span><text:span text:style-name="T4"> </text:span><text:span text:style-name="T9">exptr,</text:span><text:span text:style-name="T4"> </text:span><text:span text:style-name="T9">format,</text:span><text:span text:style-name="T4"> </text:span><text:span text:style-name="T9">args);</text:span></text:p>
      <text:p text:style-name="P6"><text:span text:style-name="T4"><text:s text:c="4"/></text:span><text:span text:style-name="T9">va_end(args);</text:span></text:p>
      <text:p text:style-name="P6"><text:span text:style-name="T4"><text:s text:c="4"/></text:span><text:span text:style-name="T9">exit(EXIT_FAILURE);</text:span></text:p>
      <text:p text:style-name="P19">}</text:p>
      <text:p text:style-name="P29">Також <text:span text:style-name="T45">у </text:span>програмах <text:span text:style-name="T46">у лекціях </text:span>використ<text:span text:style-name="T45">ані</text:span> такі функції: <text:span text:style-name="Шаблон_3a__20_Ідентифікатор">exit_errx()</text:span>, яка схожа на <text:span text:style-name="Шаблон_3a__20_Ідентифікатор">exit_err()</text:span>, але не виводить рядок тексту для значення <text:span text:style-name="Шаблон_3a__20_Ідентифікатор">errno</text:span> або поточного винятку; <text:span text:style-name="Шаблон_3a__20_Ідентифікатор">warn_err()</text:span> та <text:span text:style-name="Шаблон_3a__20_Ідентифікатор">warn_errx()</text:span>, які схожі на <text:span text:style-name="Шаблон_3a__20_Ідентифікатор">exit_err()</text:span> та <text:span text:style-name="Шаблон_3a__20_Ідентифікатор">exit_errx()</text:span> відповідно, але не завершують виконання процесу; <text:span text:style-name="Шаблон_3a__20_Ідентифікатор">exit_errn()</text:span> та <text:span text:style-name="Шаблон_3a__20_Ідентифікатор">warn_errn()</text:span>, які схожі на <text:span text:style-name="Шаблон_3a__20_Ідентифікатор">exit_err()</text:span> та <text:span text:style-name="Шаблон_3a__20_Ідентифікатор">warn_err()</text:span>, але <text:span text:style-name="T74">мають</text:span><text:span text:style-name="T46"> </text:span>номер помилки <text:span text:style-name="T46">в</text:span> першому аргументі. Вихідний код функції <text:span text:style-name="Шаблон_3a__20_Ідентифікатор">exit_err()</text:span> може бути використаний для реалізації цих функцій.</text:p>
      <text:p text:style-name="Шаблон_3a__20_Звичайний_20_текст">Якщо в програмі потрібно інтерпретувати текстове представлення номера порту, то це можна виконати функцією <text:span text:style-name="Шаблон_3a__20_Ідентифікатор">strtoul()</text:span>.</text:p>
      <text:p text:style-name="Шаблон_3a__20_Звичайний_20_текст">Замість текстового представлення номера порту мож<text:span text:style-name="T47">на</text:span> в<text:span text:style-name="T47">казувати</text:span> ім’я сервісу. IANA (Internet Assigned Numbers Authority) призначає імена, <text:span text:style-name="T48">транспортні </text:span><text:soft-page-break/><text:span text:style-name="T48">протоколи та</text:span> номери <text:span text:style-name="T47">портів</text:span> деяким відомим або стандартним мережевим сервісам, призначає імена та номери мережевим протоколам. Ім’я сервісу зв’язано з номером порту та транспортним протоколом, одне ім’я сервісу може бути асоційовано з кількома парами номера порту та транспортного протоколу. Інформаці<text:span text:style-name="T49">я</text:span> про сервіси зазвичай вказ<text:span text:style-name="T49">ана</text:span> у файлі <text:span text:style-name="Шаблон_3a__20_Шляхове_20_ім_27_я">/etc/services</text:span>. Інформаці<text:span text:style-name="T49">я</text:span> про мережеві протоколи зазвичай вказ<text:span text:style-name="T49">ана</text:span> у файлі <text:span text:style-name="Шаблон_3a__20_Шляхове_20_ім_27_я">/etc/protocols</text:span>.</text:p>
      <text:p text:style-name="Шаблон_3a__20_Звичайний_20_текст">Функція <text:span text:style-name="Шаблон_3a__20_Ідентифікатор">getservbyname()</text:span> повертає інформацію про сервіс за ім’ям сервісу та вказаним <text:span text:style-name="T50">транспортним </text:span>протоколом. Функція <text:span text:style-name="Шаблон_3a__20_Ідентифікатор">getservbynumber()</text:span> повертає інформацію про сервіс за номером порту та вказаним транспортним протоколом.</text:p>
      <text:p text:style-name="P4"><text:span text:style-name="T15">#include</text:span><text:span text:style-name="T4"> </text:span><text:span text:style-name="T75">&lt;netdb.h&gt;</text:span></text:p>
      <text:p text:style-name="P15"/>
      <text:p text:style-name="P4"><text:span text:style-name="T7">struct</text:span><text:span text:style-name="T4"> </text:span><text:span text:style-name="T9">servent</text:span><text:span text:style-name="T4"> </text:span><text:span text:style-name="T9">*getservbyname(</text:span><text:span text:style-name="T7">const</text:span><text:span text:style-name="T4"> </text:span><text:span text:style-name="T16">char</text:span><text:span text:style-name="T4"> </text:span><text:span text:style-name="T9">*name,</text:span><text:span text:style-name="T4"> </text:span><text:span text:style-name="T7">const</text:span><text:span text:style-name="T4"> </text:span><text:span text:style-name="T16">char</text:span><text:span text:style-name="T4"> </text:span><text:span text:style-name="T9">*proto);</text:span></text:p>
      <text:p text:style-name="P5"><text:span text:style-name="T7">struct</text:span><text:span text:style-name="T4"> </text:span><text:span text:style-name="T9">servent</text:span><text:span text:style-name="T4"> </text:span><text:span text:style-name="T9">*getservbyport(</text:span><text:span text:style-name="T16">int</text:span><text:span text:style-name="T4"> </text:span><text:span text:style-name="T9">port,</text:span><text:span text:style-name="T4"> </text:span><text:span text:style-name="T7">const</text:span><text:span text:style-name="T4"> </text:span><text:span text:style-name="T16">char</text:span><text:span text:style-name="T4"> </text:span><text:span text:style-name="T9">*proto);</text:span></text:p>
      <text:p text:style-name="Шаблон_3a__20_Звичайний_20_текст">Ці функції повертають покажчик на об’єкт з інформацією про сервіс. Процес не має модифікувати дані в цьому об’єкті та дані, на які вказують покажчики в полях цього об’єкта, наступний виклик функції <text:span text:style-name="Шаблон_3a__20_Ідентифікатор">getserv</text:span><text:span text:style-name="Шаблон_3a__20_Ідентифікатор_20_опція">*</text:span><text:span text:style-name="Шаблон_3a__20_Ідентифікатор">()</text:span> може зробити значення цих даних та покажчиків недійсними. Значення аргументу <text:span text:style-name="Шаблон_3a__20_Ідентифікатор">port</text:span> має бути <text:soft-page-break/>конвертовано зі значення типу <text:span text:style-name="Шаблон_3a__20_Ідентифікатор">uint16_t</text:span> в мережевому порядку байтів. Якщо аргумент <text:span text:style-name="Шаблон_3a__20_Ідентифікатор">proto</text:span> null покажчик, то <text:span text:style-name="T51">буде повернуто</text:span> інформаці<text:span text:style-name="T51">ю</text:span> для будь-якого транспортного протоколу. Ці функції повертають значення null покажчика, якщо шукана інформація не була знайдена або в разі помилки, але значення <text:span text:style-name="Шаблон_3a__20_Ідентифікатор">errno</text:span> не познач<text:span text:style-name="T51">атиме</text:span> помилку. Ці функції не мають бути thread-safe.</text:p>
      <text:p text:style-name="Шаблон_3a__20_Звичайний_20_текст">У <text:span text:style-name="Шаблон_3a__20_Ідентифікатор">struct servent</text:span> є принаймні такі поля: <text:span text:style-name="Шаблон_3a__20_Ідентифікатор">char *s_name</text:span> (покажчик на рядок з офіційним іменем сервісу), <text:span text:style-name="Шаблон_3a__20_Ідентифікатор">char **s_aliases</text:span> (покажчик на масив покажчиків на рядки з альтернативними іменами сервісу, масив завершується значенням null покажчика), <text:span text:style-name="Шаблон_3a__20_Ідентифікатор">int s_port</text:span> (значення, яке в разі конвертування в значення типу <text:span text:style-name="Шаблон_3a__20_Ідентифікатор">uint16_t</text:span> є номер порту сервісу в мережевому порядку байтів), <text:span text:style-name="Шаблон_3a__20_Ідентифікатор">char *s_proto</text:span> (покажчик на рядок з ім’ям транспортного протоколу).</text:p>
      <text:p text:style-name="P36"><text:span text:style-name="T3">Список функцій, які не мають бути thread-safe, </text:span><text:span text:style-name="T2">зазначено</text:span><text:span text:style-name="T3"> </text:span><text:span text:style-name="T2">в</text:span><text:span text:style-name="T3"> SUSv4 у розділі </text:span><text:span text:style-name="Шаблон_3a__20_Book">System Interfaces</text:span><text:span text:style-name="T3"> / </text:span><text:span text:style-name="Шаблон_3a__20_Book">General Information</text:span><text:span text:style-name="T3"> / </text:span><text:span text:style-name="Шаблон_3a__20_Book">Threads</text:span><text:span text:style-name="T3"> / </text:span><text:span text:style-name="Шаблон_3a__20_Book">Thread-Safety</text:span><text:span text:style-name="T3">. Якщо в лекції для якоїсь функції POSIX не вказано, що вона не має бути thread-safe, то вона є thread-safe. Програма може вільно викликати thread-safe функцію та інші будь-які thread-safe функції в своїх потоках.</text:span></text:p>
      <text:p text:style-name="Шаблон_3a__20_Звичайний_20_текст"><text:soft-page-break/>Приклад програми на C, яка виводить номер порту та альтернативні імена сервісу для мережевого сервісу «http» та транспортного протоколу «tcp».</text:p>
      <text:p text:style-name="P6"><text:span text:style-name="T15">#include</text:span><text:span text:style-name="T4"> </text:span><text:span text:style-name="T75">&lt;arpa/inet.h&gt;</text:span></text:p>
      <text:p text:style-name="P6"><text:span text:style-name="T15">#include</text:span><text:span text:style-name="T4"> </text:span><text:span text:style-name="T75">&lt;inttypes.h&gt;</text:span></text:p>
      <text:p text:style-name="P6"><text:span text:style-name="T15">#include</text:span><text:span text:style-name="T4"> </text:span><text:span text:style-name="T75">&lt;netdb.h&gt;</text:span></text:p>
      <text:p text:style-name="P6"><text:span text:style-name="T15">#include</text:span><text:span text:style-name="T4"> </text:span><text:span text:style-name="T75">&lt;stdint.h&gt;</text:span></text:p>
      <text:p text:style-name="P6"><text:span text:style-name="T15">#include</text:span><text:span text:style-name="T4"> </text:span><text:span text:style-name="T75">&lt;stdio.h&gt;</text:span></text:p>
      <text:p text:style-name="P14"/>
      <text:p text:style-name="P17">int<text:span text:style-name="T5"/></text:p>
      <text:p text:style-name="P6"><text:span text:style-name="T9">main(</text:span><text:span text:style-name="T16">void</text:span><text:span text:style-name="T9">)</text:span></text:p>
      <text:p text:style-name="P18">{<text:span text:style-name="T5"/></text:p>
      <text:p text:style-name="P6"><text:span text:style-name="T4"><text:s text:c="4"/></text:span><text:span text:style-name="T7">const</text:span><text:span text:style-name="T4"> </text:span><text:span text:style-name="T16">char</text:span><text:span text:style-name="T4"> </text:span><text:span text:style-name="T9">*servname</text:span><text:span text:style-name="T4"> </text:span><text:span text:style-name="T9">=</text:span><text:span text:style-name="T4"> </text:span><text:span text:style-name="T17">"http"</text:span><text:span text:style-name="T9">;</text:span></text:p>
      <text:p text:style-name="P6"><text:span text:style-name="T4"><text:s text:c="4"/></text:span><text:span text:style-name="T7">const</text:span><text:span text:style-name="T4"> </text:span><text:span text:style-name="T16">char</text:span><text:span text:style-name="T4"> </text:span><text:span text:style-name="T9">*protoname</text:span><text:span text:style-name="T4"> </text:span><text:span text:style-name="T9">=</text:span><text:span text:style-name="T4"> </text:span><text:span text:style-name="T17">"tcp"</text:span><text:span text:style-name="T9">;</text:span></text:p>
      <text:p text:style-name="P6"><text:span text:style-name="T4"><text:s text:c="4"/></text:span><text:span text:style-name="T7">const</text:span><text:span text:style-name="T4"> </text:span><text:span text:style-name="T7">struct</text:span><text:span text:style-name="T4"> </text:span><text:span text:style-name="T9">servent</text:span><text:span text:style-name="T4"> </text:span><text:span text:style-name="T9">*servent;</text:span></text:p>
      <text:p text:style-name="P14"/>
      <text:p text:style-name="P6"><text:span text:style-name="T4"><text:s text:c="4"/></text:span><text:span text:style-name="T9">servent</text:span><text:span text:style-name="T4"> </text:span><text:span text:style-name="T9">=</text:span><text:span text:style-name="T4"> </text:span><text:span text:style-name="T9">getservbyname(servname,</text:span><text:span text:style-name="T4"> </text:span><text:span text:style-name="T9">protoname);</text:span></text:p>
      <text:p text:style-name="P6"><text:span text:style-name="T4"><text:s text:c="4"/></text:span><text:span text:style-name="T7">if</text:span><text:span text:style-name="T4"> </text:span><text:span text:style-name="T9">(servent</text:span><text:span text:style-name="T4"> </text:span><text:span text:style-name="T9">==</text:span><text:span text:style-name="T4"> </text:span><text:span text:style-name="T9">nullptr)</text:span></text:p>
      <text:p text:style-name="P6"><text:span text:style-name="T4"><text:s text:c="8"/></text:span><text:span text:style-name="T9">exit_errx(</text:span><text:span text:style-name="T17">"could not find %s / %s service or error occurred"</text:span><text:span text:style-name="T9">,</text:span></text:p>
      <text:p text:style-name="P6"><text:span text:style-name="T4"><text:s text:c="12"/></text:span><text:span text:style-name="T9">servname,</text:span><text:span text:style-name="T4"> </text:span><text:span text:style-name="T9">protoname);</text:span></text:p>
      <text:p text:style-name="P6"><text:span text:style-name="T4"><text:s text:c="4"/></text:span><text:span text:style-name="T9">printf(</text:span><text:span text:style-name="T17">"Service %s / %s, port number %"</text:span><text:span text:style-name="T4"> </text:span><text:span text:style-name="T9">PRIu16,</text:span></text:p>
      <text:p text:style-name="P6"><text:span text:style-name="T4"><text:s text:c="8"/></text:span><text:span text:style-name="T9">servname,</text:span><text:span text:style-name="T4"> </text:span><text:span text:style-name="T9">protoname,</text:span><text:span text:style-name="T4"> </text:span><text:span text:style-name="T9">ntohs((</text:span><text:span text:style-name="T16">uint16_t</text:span><text:span text:style-name="T9">)servent-&gt;s_port));</text:span></text:p>
      <text:p text:style-name="P6"><text:span text:style-name="T4"><text:s text:c="4"/></text:span><text:span text:style-name="T7">if</text:span><text:span text:style-name="T4"> </text:span><text:span text:style-name="T9">(servent-&gt;s_aliases</text:span><text:span text:style-name="T4"> </text:span><text:span text:style-name="T9">!=</text:span><text:span text:style-name="T4"> </text:span><text:span text:style-name="T9">nullptr</text:span><text:span text:style-name="T4"> </text:span><text:span text:style-name="T9">&amp;&amp;</text:span><text:span text:style-name="T4"> </text:span><text:span text:style-name="T9">servent-&gt;s_aliases[0]</text:span><text:span text:style-name="T4"> </text:span><text:span text:style-name="T9">!=</text:span><text:span text:style-name="T4"> </text:span><text:span text:style-name="T9">nullptr)</text:span><text:span text:style-name="T4"> </text:span><text:span text:style-name="T9">{</text:span></text:p>
      <text:p text:style-name="P6"><text:span text:style-name="T4"><text:s text:c="8"/></text:span><text:span text:style-name="T9">printf(</text:span><text:span text:style-name="T17">", aliases"</text:span><text:span text:style-name="T9">);</text:span></text:p>
      <text:p text:style-name="P6"><text:span text:style-name="T4"><text:s text:c="8"/></text:span><text:span text:style-name="T7">for</text:span><text:span text:style-name="T4"> </text:span><text:span text:style-name="T9">(</text:span><text:span text:style-name="T16">size_t</text:span><text:span text:style-name="T4"> </text:span><text:span text:style-name="T9">i</text:span><text:span text:style-name="T4"> </text:span><text:span text:style-name="T9">=</text:span><text:span text:style-name="T4"> </text:span><text:span text:style-name="T9">0;</text:span><text:span text:style-name="T4"> </text:span><text:span text:style-name="T9">servent-&gt;s_aliases[i]</text:span><text:span text:style-name="T4"> </text:span><text:span text:style-name="T9">!=</text:span><text:span text:style-name="T4"> </text:span><text:span text:style-name="T9">nullptr;</text:span><text:span text:style-name="T4"> </text:span><text:span text:style-name="T9">++i)</text:span></text:p>
      <text:p text:style-name="P6"><text:span text:style-name="T4"><text:s text:c="12"/></text:span><text:span text:style-name="T9">printf(</text:span><text:span text:style-name="T17">" %s"</text:span><text:span text:style-name="T9">,</text:span><text:span text:style-name="T4"> </text:span><text:span text:style-name="T9">servent-&gt;s_aliases[i]);</text:span></text:p>
      <text:p text:style-name="P6"><text:span text:style-name="T4"><text:s text:c="4"/></text:span><text:span text:style-name="T9">}</text:span></text:p>
      <text:p text:style-name="P6"><text:soft-page-break/><text:span text:style-name="T4"><text:s text:c="4"/></text:span><text:span text:style-name="T9">printf(</text:span><text:span text:style-name="T17">"</text:span><text:span text:style-name="T18">\n</text:span><text:span text:style-name="T17">"</text:span><text:span text:style-name="T9">);</text:span></text:p>
      <text:p text:style-name="P19">}</text:p>
      <text:p text:style-name="Шаблон_3a__20_Звичайний_20_текст">Приклад виконання цієї програми:</text:p>
      <text:p text:style-name="P8"><text:span text:style-name="T7">$ </text:span><text:span text:style-name="T9">./a.out</text:span></text:p>
      <text:p text:style-name="P22">Service http / tcp, port number 80, aliases www www-http</text:p>
      <text:p text:style-name="Шаблон_3a__20_Звичайний_20_текст">У цій програмі перевіряти значення поля <text:span text:style-name="Шаблон_3a__20_Ідентифікатор">s_aliases</text:span> непотрібно відповідно до POSIX, але це не помилка.</text:p>
      <text:p text:style-name="Шаблон_3a__20_Звичайний_20_текст"><text:span text:style-name="T1">Функція </text:span><text:span text:style-name="Шаблон_3a__20_Ідентифікатор">getservent()</text:span><text:span text:style-name="T1"> дає змогу отримати інформацію про всі сервіси з бази даних.</text:span></text:p>
      <text:p text:style-name="P4"><text:span text:style-name="T15">#include</text:span><text:span text:style-name="T4"> </text:span><text:span text:style-name="T75">&lt;netdb.h&gt;</text:span></text:p>
      <text:p text:style-name="P15"/>
      <text:p text:style-name="P4"><text:span text:style-name="T16">void</text:span><text:span text:style-name="T4"> </text:span><text:span text:style-name="T9">endservent(</text:span><text:span text:style-name="T16">void</text:span><text:span text:style-name="T9">);</text:span></text:p>
      <text:p text:style-name="P4"><text:span text:style-name="T7">struct</text:span><text:span text:style-name="T4"> </text:span><text:span text:style-name="T9">servent</text:span><text:span text:style-name="T4"> </text:span><text:span text:style-name="T9">*getservent(</text:span><text:span text:style-name="T16">void</text:span><text:span text:style-name="T9">);</text:span></text:p>
      <text:p text:style-name="P5"><text:span text:style-name="T16">void</text:span><text:span text:style-name="T4"> </text:span><text:span text:style-name="T9">setservent(</text:span><text:span text:style-name="T16">int</text:span><text:span text:style-name="T4"> </text:span><text:span text:style-name="T9">stayopen);</text:span></text:p>
      <text:p text:style-name="Шаблон_3a__20_Звичайний_20_текст">Функція <text:span text:style-name="Шаблон_3a__20_Ідентифікатор">setservent()</text:span> встановлює позицію в базі даних на перший елемент. Якщо аргумент <text:span text:style-name="Шаблон_3a__20_Ідентифікатор">stayopen</text:span> не нуль, то база даних буде відкритою після виклику будь-якої функції <text:span text:style-name="Шаблон_3a__20_Ідентифікатор">getserv</text:span><text:span text:style-name="Шаблон_3a__20_Ідентифікатор_20_опція">*</text:span><text:span text:style-name="Шаблон_3a__20_Ідентифікатор">()</text:span> (це оптимізація, тобто буде відкритий принаймні один дескриптор файлу для доступу до бази даних). Функція <text:span text:style-name="Шаблон_3a__20_Ідентифікатор">getservent()</text:span> повертає покажчик на об’єкт з інформацією про сервіс у поточній позиції бази даних та <text:soft-page-break/>змінює позицію в базі даних на наступний елемент, або null покажчик у разі завершення інформації в базі даних або в разі помилки, але значення <text:span text:style-name="Шаблон_3a__20_Ідентифікатор">errno</text:span> не познача<text:span text:style-name="T52">тиме</text:span> помилку. Функція <text:span text:style-name="Шаблон_3a__20_Ідентифікатор">endservent()</text:span> закриває базу даних. Ці функції не мають бути thread-safe.</text:p>
      <text:p text:style-name="Шаблон_3a__20_Звичайний_20_текст">Функція <text:span text:style-name="Шаблон_3a__20_Ідентифікатор">getprotobyname()</text:span> повертає інформацію про протокол за ім’ям протоколу. Функція <text:span text:style-name="Шаблон_3a__20_Ідентифікатор">getprotobynumber()</text:span> повертає інформацію про протокол за номером протоколу.</text:p>
      <text:p text:style-name="P4"><text:span text:style-name="T15">#include</text:span><text:span text:style-name="T4"> </text:span><text:span text:style-name="T75">&lt;netdb.h&gt;</text:span></text:p>
      <text:p text:style-name="P15"/>
      <text:p text:style-name="P4"><text:span text:style-name="T7">struct</text:span><text:span text:style-name="T4"> </text:span><text:span text:style-name="T9">protoent</text:span><text:span text:style-name="T4"> </text:span><text:span text:style-name="T9">*getprotobyname(</text:span><text:span text:style-name="T7">const</text:span><text:span text:style-name="T4"> </text:span><text:span text:style-name="T16">char</text:span><text:span text:style-name="T4"> </text:span><text:span text:style-name="T9">*name);</text:span></text:p>
      <text:p text:style-name="P5"><text:span text:style-name="T7">struct</text:span><text:span text:style-name="T4"> </text:span><text:span text:style-name="T9">protoent</text:span><text:span text:style-name="T4"> </text:span><text:span text:style-name="T9">*getprotobynumber(</text:span><text:span text:style-name="T16">int</text:span><text:span text:style-name="T4"> </text:span><text:span text:style-name="T9">proto);</text:span></text:p>
      <text:p text:style-name="Шаблон_3a__20_Звичайний_20_текст">Ці функції мають таку саму семантику, як відповідні функції для отримання інформації про сервіси, тільки для протоколів.</text:p>
      <text:p text:style-name="Шаблон_3a__20_Звичайний_20_текст">У <text:span text:style-name="Шаблон_3a__20_Ідентифікатор">struct protoent</text:span> є принаймні такі поля: <text:span text:style-name="Шаблон_3a__20_Ідентифікатор">char *p_name</text:span> (покажчик на рядок з офіційним ім’ям протоколу), <text:span text:style-name="Шаблон_3a__20_Ідентифікатор">char **p_aliases</text:span> (покажчик на масив покажчиків на рядки з альтернативними іменами протоколу, масив завершується значенням null покажчика), <text:span text:style-name="Шаблон_3a__20_Ідентифікатор">int p_proto</text:span> (номер протоколу).</text:p>
      <text:p text:style-name="Шаблон_3a__20_Звичайний_20_текст"><text:soft-page-break/><text:span text:style-name="T1">Функція </text:span><text:span text:style-name="Шаблон_3a__20_Ідентифікатор">getprotoent()</text:span><text:span text:style-name="T1"> дає змогу отримати інформацію про всі протоколи з бази даних.</text:span></text:p>
      <text:p text:style-name="P4"><text:span text:style-name="T15">#include</text:span><text:span text:style-name="T4"> </text:span><text:span text:style-name="T75">&lt;netdb.h&gt;</text:span></text:p>
      <text:p text:style-name="P15"/>
      <text:p text:style-name="P4"><text:span text:style-name="T16">void</text:span><text:span text:style-name="T4"> </text:span><text:span text:style-name="T9">endprotoent(</text:span><text:span text:style-name="T16">void</text:span><text:span text:style-name="T9">);</text:span></text:p>
      <text:p text:style-name="P4"><text:span text:style-name="T7">struct</text:span><text:span text:style-name="T4"> </text:span><text:span text:style-name="T9">protoent</text:span><text:span text:style-name="T4"> </text:span><text:span text:style-name="T9">*getprotoent(</text:span><text:span text:style-name="T16">void</text:span><text:span text:style-name="T9">);</text:span></text:p>
      <text:p text:style-name="P5"><text:span text:style-name="T16">void</text:span><text:span text:style-name="T4"> </text:span><text:span text:style-name="T9">setprotoent(</text:span><text:span text:style-name="T16">int</text:span><text:span text:style-name="T4"> </text:span><text:span text:style-name="T9">stayopen);</text:span></text:p>
      <text:p text:style-name="Шаблон_3a__20_Звичайний_20_текст">Ці функції мають таку саму семантику, як відповідні функції для отримання інформації про сервіси, тільки для протоколів.</text:p>
      <text:p text:style-name="Шаблон_3a__20_Звичайний_20_текст">Якщо програмі потрібно отримати мережеві адреси для мережевого імені або отримати мережеве ім’я для мережевої адреси, то таке завдання не є простим, його рішення залежить від того, як у системі влаштована робота з мережевими іменами. POSIX визначає відповідні функції, які дають змогу виконати ці завдання. Також ці функції дають змогу виконати супутні завдання.</text:p>
      <text:p text:style-name="Шаблон_3a__20_Звичайний_20_текст">Функція <text:span text:style-name="Шаблон_3a__20_Ідентифікатор">getaddrinfo()</text:span> транслює мережеве ім’я або текстове представлення мережевої адреси та/або ім’я сервісу або текстове представлення номера порту в структури адрес сокетів та в супутню інформацію.</text:p>
      <text:p text:style-name="P4"><text:soft-page-break/><text:span text:style-name="T15">#include</text:span><text:span text:style-name="T4"> </text:span><text:span text:style-name="T75">&lt;sys/socket.h&gt;</text:span></text:p>
      <text:p text:style-name="P4"><text:span text:style-name="T15">#include</text:span><text:span text:style-name="T4"> </text:span><text:span text:style-name="T75">&lt;netdb.h&gt;</text:span></text:p>
      <text:p text:style-name="P15"/>
      <text:p text:style-name="P4"><text:span text:style-name="T16">int</text:span><text:span text:style-name="T4"> </text:span><text:span text:style-name="T9">getaddrinfo(</text:span><text:span text:style-name="T7">const</text:span><text:span text:style-name="T4"> </text:span><text:span text:style-name="T16">char</text:span><text:span text:style-name="T4"> </text:span><text:span text:style-name="T9">*</text:span><text:span text:style-name="T7">restrict</text:span><text:span text:style-name="T4"> </text:span><text:span text:style-name="T9">nodename,</text:span><text:span text:style-name="T4"> </text:span><text:span text:style-name="T7">const</text:span><text:span text:style-name="T4"> </text:span><text:span text:style-name="T16">char</text:span><text:span text:style-name="T4"> </text:span><text:span text:style-name="T9">*</text:span><text:span text:style-name="T7">restrict</text:span><text:span text:style-name="T4"> </text:span><text:span text:style-name="T9">servname,</text:span></text:p>
      <text:p text:style-name="P12"><text:span text:style-name="T4"><text:s text:c="8"/></text:span><text:span text:style-name="T7">const</text:span><text:span text:style-name="T4"> </text:span><text:span text:style-name="T7">struct</text:span><text:span text:style-name="T4"> </text:span><text:span text:style-name="T9">addrinfo</text:span><text:span text:style-name="T4"> </text:span><text:span text:style-name="T9">*</text:span><text:span text:style-name="T7">restrict</text:span><text:span text:style-name="T4"> </text:span><text:span text:style-name="T12">ai_</text:span><text:span text:style-name="T9">hints,</text:span></text:p>
      <text:p text:style-name="P11"><text:span text:style-name="T4"><text:s text:c="8"/></text:span><text:span text:style-name="T7">struct</text:span><text:span text:style-name="T4"> </text:span><text:span text:style-name="T9">addrinfo</text:span><text:span text:style-name="T4"> </text:span><text:span text:style-name="T9">**</text:span><text:span text:style-name="T7">restrict</text:span><text:span text:style-name="T4"> </text:span><text:span text:style-name="T12">ai_</text:span><text:span text:style-name="T9">res</text:span><text:span text:style-name="T14">ult</text:span><text:span text:style-name="T9">);</text:span></text:p>
      <text:p text:style-name="Шаблон_3a__20_Звичайний_20_текст">Один з аргументів <text:span text:style-name="Шаблон_3a__20_Ідентифікатор">nodename</text:span>, який вказує на рядок із мережевим ім’ям або текстовим представленням мережевої адреси, та <text:span text:style-name="Шаблон_3a__20_Ідентифікатор">servname</text:span>, який вказує на рядок з ім’ям сервісу або текстовим представленням номера порту, має бути не null покажчиком. Функція <text:span text:style-name="Шаблон_3a__20_Ідентифікатор">getaddrinfo()</text:span> повертає нуль у разі успішного виконання, інакше повертає номер помилки, <text:span text:style-name="T53">визначений</text:span> в <text:span text:style-name="Шаблон_3a__20_Ідентифікатор">&lt;netdb.h&gt;</text:span> (<text:span text:style-name="T60">макроси </text:span><text:span text:style-name="Шаблон_3a__20_Ідентифікатор">EAI_</text:span><text:span text:style-name="Шаблон_3a__20_Ідентифікатор_20_опція">*</text:span>). Помилка <text:span text:style-name="Шаблон_3a__20_Ідентифікатор">EAI_SYSTEM</text:span> позначає системну помилку, номер системної помилки <text:span text:style-name="T53">буде встановлено</text:span> в <text:span text:style-name="Шаблон_3a__20_Ідентифікатор">errno</text:span>.</text:p>
      <text:p text:style-name="P30">У <text:span text:style-name="Шаблон_3a__20_Ідентифікатор">struct addrinfo</text:span> є принаймні такі поля: <text:span text:style-name="Шаблон_3a__20_Ідентифікатор">int ai_flags</text:span> (прапорці <text:span text:style-name="Шаблон_3a__20_Ідентифікатор">AI_</text:span><text:span text:style-name="Шаблон_3a__20_Ідентифікатор_20_опція">*</text:span>), <text:span text:style-name="Шаблон_3a__20_Ідентифікатор">int ai_family</text:span> (номер комунікаційного домену), <text:span text:style-name="Шаблон_3a__20_Ідентифікатор">int ai_socktype</text:span> (тип сокета), <text:span text:style-name="Шаблон_3a__20_Ідентифікатор">int ai_protocol</text:span> (номер транспортного протоколу), <text:span text:style-name="Шаблон_3a__20_Ідентифікатор">socklen_t ai_addrlen</text:span> (цілочисельний тип із принаймні 32 значущими бітами, розмір структури адреси сокета), <text:span text:style-name="Шаблон_3a__20_Ідентифікатор">struct sockaddr *ai_addr</text:span> (якщо це значення привести до відповідного типу покажчика, то це буде покажчик на об’єкт зі структурою адреси сокета), <text:span text:style-name="Шаблон_3a__20_Ідентифікатор">char *ai_canonname</text:span> (покажчик на рядок із <text:soft-page-break/>канонічним мережевим ім’ям), <text:span text:style-name="Шаблон_3a__20_Ідентифікатор">struct addrinfo *ai_next</text:span> (покажчик на наступну структуру в списку або значення null покажчика).</text:p>
      <text:p text:style-name="Шаблон_3a__20_Звичайний_20_текст">Якщо поле <text:span text:style-name="Шаблон_3a__20_Ідентифікатор">ai_hints</text:span> не null покажчик, то в об’єкті, на який воно вказує, вказ<text:span text:style-name="T72">ані</text:span> опції для <text:span text:style-name="Шаблон_3a__20_Ідентифікатор">getaddrinfo()</text:span>. POSIX вимагає, щоб усі поля в цій структурі були ініціалізовані. Якщо поля <text:span text:style-name="Шаблон_3a__20_Ідентифікатор">ai_addrlen</text:span>, <text:span text:style-name="Шаблон_3a__20_Ідентифікатор">ai_addr</text:span>, <text:span text:style-name="Шаблон_3a__20_Ідентифікатор">ai_canonname</text:span>, <text:span text:style-name="Шаблон_3a__20_Ідентифікатор">ai_next</text:span> або якесь нестандартне поле ініціалізовані не типовими значеннями, то поведінка <text:span text:style-name="Шаблон_3a__20_Ідентифікатор">getaddrinfo()</text:span> залежить від реалізації. Значення <text:span text:style-name="Шаблон_3a__20_Ідентифікатор">AF_UNSPEC</text:span> у полі <text:span text:style-name="Шаблон_3a__20_Ідентифікатор">ai_family</text:span> значить повер<text:span text:style-name="T54">тати</text:span> результати для будь-яких комунікаційних доменів. Нульове значення в полі <text:span text:style-name="Шаблон_3a__20_Ідентифікатор">ai_socktype</text:span> значить повертати результати для будь-яких типів сокетів. Нульове значення в полі <text:span text:style-name="Шаблон_3a__20_Ідентифікатор">ai_protocol</text:span> значить повертати результати для будь-яких транспортних протоколів. Інші значення в полях <text:span text:style-name="Шаблон_3a__20_Ідентифікатор">ai_family</text:span>, <text:span text:style-name="Шаблон_3a__20_Ідентифікатор">ai_socktype</text:span> та <text:span text:style-name="Шаблон_3a__20_Ідентифікатор">ai_protocol</text:span> <text:span text:style-name="T54">фільтрують</text:span> результат. Для будь-яких значень цих полів та вмісту рядків, на які вказують <text:span text:style-name="Шаблон_3a__20_Ідентифікатор">nodename</text:span> та <text:span text:style-name="Шаблон_3a__20_Ідентифікатор">servname</text:span>, результат має коректні комбінації значень комунікаційних доменів, типів сокета та номерів транспортних протоколів. Якщо <text:span text:style-name="Шаблон_3a__20_Ідентифікатор">ai_hints</text:span> null покажчик, то <text:span text:style-name="Шаблон_3a__20_Ідентифікатор">getaddrinfo()</text:span> поводиться так, ніби структура має значення <text:span text:style-name="Шаблон_3a__20_Ідентифікатор">AF_UNSPEC</text:span> у полі <text:span text:style-name="Шаблон_3a__20_Ідентифікатор">ai_family</text:span> та нульові значення в полях <text:span text:style-name="Шаблон_3a__20_Ідентифікатор">ai_flags</text:span>, <text:span text:style-name="Шаблон_3a__20_Ідентифікатор">ai_socktype</text:span> та <text:span text:style-name="Шаблон_3a__20_Ідентифікатор">ai_protocol</text:span>. Поле <text:span text:style-name="Шаблон_3a__20_Ідентифікатор">ai_flags</text:span> використовують тільки в об’єкті, на який вказує <text:span text:style-name="Шаблон_3a__20_Ідентифікатор">ai_hints</text:span>. Значення <text:soft-page-break/>цього поля в об’єктах, які <text:span text:style-name="T55">будуть повернуті</text:span> <text:span text:style-name="T55">в</text:span> списку, на який вказує <text:span text:style-name="Шаблон_3a__20_Ідентифікатор">*ai_result</text:span>, не визначен<text:span text:style-name="T55">о</text:span>.</text:p>
      <text:p text:style-name="P31">Прапорець <text:span text:style-name="Шаблон_3a__20_Ідентифікатор">AI_PASSIVE</text:span> вказує, що структури адрес сокетів, <text:span text:style-name="T56">яку будуть повернуті,</text:span> можуть бути використані для призначення сокету для пасивного відкриття мережевого з’єднання. Якщо <text:span text:style-name="Шаблон_3a__20_Ідентифікатор">nodename</text:span> null покажчик і прапорець <text:span text:style-name="Шаблон_3a__20_Ідентифікатор">AI_PASSIVE</text:span> встановлено, будуть поверн<text:span text:style-name="T56">ені</text:span> структури адрес сокетів для wildcard адрес. Якщо <text:span text:style-name="Шаблон_3a__20_Ідентифікатор">nodename</text:span> null покажчик і прапорець <text:span text:style-name="Шаблон_3a__20_Ідентифікатор">AI_PASSIVE</text:span> не встановлено, будуть повернені структури адреси сокета для loopback адрес. Якщо <text:span text:style-name="Шаблон_3a__20_Ідентифікатор">nodename</text:span> не null покажчик, то прапорець <text:span text:style-name="Шаблон_3a__20_Ідентифікатор">AI_PASSIVE</text:span> <text:span text:style-name="T56">буде </text:span>ігнор<text:span text:style-name="T56">овано</text:span>.</text:p>
      <text:p text:style-name="Шаблон_3a__20_Звичайний_20_текст">Прапорець <text:span text:style-name="Шаблон_3a__20_Ідентифікатор">AI_CANONNAME</text:span> вказує повернути покажчик на рядок із канонічним мережевим ім’ям (наприклад, FQDN). Якщо <text:span text:style-name="Шаблон_3a__20_Ідентифікатор">nodename</text:span> не null покажчик і прапорець <text:span text:style-name="Шаблон_3a__20_Ідентифікатор">AI_CANONNAME</text:span> встановлен<text:span text:style-name="T57">о</text:span>, то в першому об’єкті зі списку, на який вказує <text:span text:style-name="Шаблон_3a__20_Ідентифікатор">*ai_result</text:span>, поле <text:span text:style-name="Шаблон_3a__20_Ідентифікатор">ai_canonname</text:span> вказуватиме на рядок із канонічним мережевим ім’ям, якщо його вдалось визначити, <text:span text:style-name="T57">інакше</text:span> на рядок, на який вказує <text:span text:style-name="Шаблон_3a__20_Ідентифікатор">nodename</text:span>, або на рядок із таким самим вмістом.</text:p>
      <text:p text:style-name="Шаблон_3a__20_Звичайний_20_текст"><text:soft-page-break/>Прапорець <text:span text:style-name="Шаблон_3a__20_Ідентифікатор">AI_NUMERICHOST</text:span> вказує інтерпретувати рядок, на який вказує <text:span text:style-name="Шаблон_3a__20_Ідентифікатор">nodename</text:span>, як числове представлення мережевої адреси. Прапорець <text:span text:style-name="Шаблон_3a__20_Ідентифікатор">AI_NUMERICSERV</text:span> вказує інтерпретувати рядок, на який вказує <text:span text:style-name="Шаблон_3a__20_Ідентифікатор">servname</text:span>, як числове представлення номера порту.</text:p>
      <text:p text:style-name="Шаблон_3a__20_Звичайний_20_текст">Якщо прапорець <text:span text:style-name="Шаблон_3a__20_Ідентифікатор">AI_V4MAPPED</text:span> вказаний разом зі значенням <text:span text:style-name="Шаблон_3a__20_Ідентифікатор">AF_INET6</text:span> в полі <text:span text:style-name="Шаблон_3a__20_Ідентифікатор">ai_family</text:span> в об’єкті, на який вказує <text:span text:style-name="T57">аргумент</text:span> <text:span text:style-name="Шаблон_3a__20_Ідентифікатор">ai_hint</text:span>, то будуть поверн<text:span text:style-name="T57">уті</text:span> структури адрес сокетів з IPv4 адресами відображеними в IPv6 адреси, якщо не вдалось знайти IPv6 адрес. Якщо прапорець <text:span text:style-name="Шаблон_3a__20_Ідентифікатор">AI_ALL</text:span> вказан<text:span text:style-name="T57">ий</text:span> разом із прапорцем <text:span text:style-name="Шаблон_3a__20_Ідентифікатор">AI_V4MAPPED</text:span>, то будуть поверн<text:span text:style-name="T57">уті</text:span> структури адрес сокетів з IPv4 адресами, відображеними в IPv6 адреси разом зі знайденими IPv6 адресами.</text:p>
      <text:p text:style-name="Шаблон_3a__20_Звичайний_20_текст">Прапорець <text:span text:style-name="Шаблон_3a__20_Ідентифікатор">AI_ADDRCONFIG</text:span> вказує повертати результати тільки для комунікаційних доменів, якщо в системі є мережеві інтерфейси, які сконфігуровані на використання мережевих адрес у цих комунікаційних доменах (POSIX дає визначення цього поля для комунікаційних доменів Internet IPv4 та IPv6, але ц<text:span text:style-name="T58">ей</text:span> <text:span text:style-name="T58">прапорець</text:span> працюватиме для будь-яких комунікаційних доменів).</text:p>
      <text:p text:style-name="Шаблон_3a__20_Звичайний_20_текст"><text:soft-page-break/>Використання нечислового представлення в рядку, на який вказує <text:span text:style-name="Шаблон_3a__20_Ідентифікатор">nodename</text:span> та/або <text:span text:style-name="Шаблон_3a__20_Ідентифікатор">servname</text:span>, з невстановленими прапорцями <text:span text:style-name="Шаблон_3a__20_Ідентифікатор">AI_NUMERICHOST</text:span>, <text:span text:style-name="Шаблон_3a__20_Ідентифікатор">AI_NUMERICSERV</text:span>, або використання прапорця <text:span text:style-name="Шаблон_3a__20_Ідентифікатор">AI_CANONNAME</text:span> може потребувати звернення до деякого мережевого сервісу (наприклад, до серверів NIS та/або DNS). Таке звернення потребує часу, тому програма має це враховувати та, можливо, викликати функцію <text:span text:style-name="Шаблон_3a__20_Ідентифікатор">getaddrinfo()</text:span> в окремому потоці.</text:p>
      <text:p text:style-name="Шаблон_3a__20_Звичайний_20_текст">У разі успішного виконання <text:span text:style-name="Шаблон_3a__20_Ідентифікатор">getaddrinfo()</text:span> зберігає результат у списку об’єктів, покажчик на перший об’єкт списку <text:span text:style-name="T59">буде </text:span>збер<text:span text:style-name="T59">ежено</text:span> в <text:span text:style-name="Шаблон_3a__20_Ідентифікатор">*ai_result</text:span>. Значення полів <text:span text:style-name="Шаблон_3a__20_Ідентифікатор">ai_family</text:span>, <text:span text:style-name="Шаблон_3a__20_Ідентифікатор">ai_socktype</text:span>, <text:span text:style-name="Шаблон_3a__20_Ідентифікатор">ai_protocol</text:span>, <text:span text:style-name="Шаблон_3a__20_Ідентифікатор">ai_addrlen</text:span> та вміст структури адреси сокета, на яку вказує поле <text:span text:style-name="Шаблон_3a__20_Ідентифікатор">ai_addr</text:span>, можна використовувати безпосередньо у відповідних функціях <text:span text:style-name="T59">POSIX</text:span>. Будь-які поля в структурах адрес сокетів, які не <text:span text:style-name="T59">були встановлені</text:span> явно в аргументах (наприклад, поле <text:span text:style-name="Шаблон_3a__20_Ідентифікатор">sin6_flowinfo</text:span> в <text:span text:style-name="Шаблон_3a__20_Ідентифікатор">struct sockaddr_in6</text:span>), будуть мати нульові значення.</text:p>
      <text:p text:style-name="Шаблон_3a__20_Звичайний_20_текст">Функція <text:span text:style-name="Шаблон_3a__20_Ідентифікатор">getaddrinfo()</text:span> з відповідними значеннями аргументів реалізує те саме, що реалізують функції <text:span text:style-name="Шаблон_3a__20_Ідентифікатор">inet_pton()</text:span>, <text:span text:style-name="Шаблон_3a__20_Ідентифікатор">getservbyname()</text:span> та <text:span text:style-name="Шаблон_3a__20_Ідентифікатор">getservbyport()</text:span>.</text:p>
      <text:p text:style-name="Шаблон_3a__20_Звичайний_20_текст"><text:soft-page-break/>Функція <text:span text:style-name="Шаблон_3a__20_Ідентифікатор">freeaddrinfo()</text:span> звільняє пам’ять, яку адресують об’єкти зі списку, який повернула функція <text:span text:style-name="Шаблон_3a__20_Ідентифікатор">getaddrinfo()</text:span> у разі успішного виконання.</text:p>
      <text:p text:style-name="P9"><text:span text:style-name="T15">#include</text:span><text:span text:style-name="T4"> </text:span><text:span text:style-name="T75">&lt;sys/socket.h&gt;</text:span></text:p>
      <text:p text:style-name="P9"><text:span text:style-name="T15">#include</text:span><text:span text:style-name="T4"> </text:span><text:span text:style-name="T75">&lt;netdb.h&gt;</text:span></text:p>
      <text:p text:style-name="P16"/>
      <text:p text:style-name="P10"><text:span text:style-name="T16">void</text:span><text:span text:style-name="T4"> </text:span><text:span text:style-name="T9">freeaddrinfo(</text:span><text:span text:style-name="T7">struct</text:span><text:span text:style-name="T4"> </text:span><text:span text:style-name="T9">addrinfo</text:span><text:span text:style-name="T4"> </text:span><text:span text:style-name="T9">*ai);</text:span></text:p>
      <text:p text:style-name="Шаблон_3a__20_Звичайний_20_текст">Функція <text:span text:style-name="Шаблон_3a__20_Ідентифікатор">gai_strerror()</text:span> повертає покажчик на рядок з описом помилки, яку кодують макросом <text:span text:style-name="Шаблон_3a__20_Ідентифікатор">EAI_</text:span><text:span text:style-name="Шаблон_3a__20_Ідентифікатор_20_опція">*</text:span>, визначеним у <text:span text:style-name="Шаблон_3a__20_Ідентифікатор">&lt;netdb.h&gt;</text:span>.</text:p>
      <text:p text:style-name="P4"><text:span text:style-name="T15">#include</text:span><text:span text:style-name="T4"> </text:span><text:span text:style-name="T75">&lt;netdb.h&gt;</text:span></text:p>
      <text:p text:style-name="P15"/>
      <text:p text:style-name="P5"><text:span text:style-name="T7">const</text:span><text:span text:style-name="T4"> </text:span><text:span text:style-name="T16">char</text:span><text:span text:style-name="T4"> </text:span><text:span text:style-name="T9">*gai_strerror(</text:span><text:span text:style-name="T16">int</text:span><text:span text:style-name="T4"> </text:span><text:span text:style-name="T9">error);</text:span></text:p>
      <text:p text:style-name="Шаблон_3a__20_Звичайний_20_текст">Приклад програми на C, яка викликає функцію <text:span text:style-name="Шаблон_3a__20_Ідентифікатор">getaddrinfo()</text:span>. Програма отримує мережеве ім’я або мережеву адресу та ім’я сервісу або номер порту в опціях командного рядка та транслює їх в об’єкти типу структура адреси сокета для комунікаційного домену Internet IPv4. Також програма має прапорець командного рядка для повернення структур адрес сокетів, які можна призначати сокету для пасивного відкриття мережевого з’єднання.</text:p>
      <text:p text:style-name="P6"><text:span text:style-name="T15">#include</text:span><text:span text:style-name="T4"> </text:span><text:span text:style-name="T75">&lt;arpa/inet.h&gt;</text:span></text:p>
      <text:p text:style-name="P6"><text:soft-page-break/><text:span text:style-name="T15">#include</text:span><text:span text:style-name="T4"> </text:span><text:span text:style-name="T75">&lt;sys/socket.h&gt;</text:span></text:p>
      <text:p text:style-name="P6"><text:span text:style-name="T15">#include</text:span><text:span text:style-name="T4"> </text:span><text:span text:style-name="T75">&lt;errno.h&gt;</text:span></text:p>
      <text:p text:style-name="P6"><text:span text:style-name="T15">#include</text:span><text:span text:style-name="T4"> </text:span><text:span text:style-name="T75">&lt;inttypes.h&gt;</text:span></text:p>
      <text:p text:style-name="P6"><text:span text:style-name="T15">#include</text:span><text:span text:style-name="T4"> </text:span><text:span text:style-name="T75">&lt;netdb.h&gt;</text:span></text:p>
      <text:p text:style-name="P6"><text:span text:style-name="T15">#include</text:span><text:span text:style-name="T4"> </text:span><text:span text:style-name="T75">&lt;stdio.h&gt;</text:span></text:p>
      <text:p text:style-name="P6"><text:span text:style-name="T15">#include</text:span><text:span text:style-name="T4"> </text:span><text:span text:style-name="T75">&lt;unistd.h&gt;</text:span></text:p>
      <text:p text:style-name="P14"/>
      <text:p text:style-name="P17">int<text:span text:style-name="T5"/></text:p>
      <text:p text:style-name="P6"><text:span text:style-name="T9">main(</text:span><text:span text:style-name="T16">int</text:span><text:span text:style-name="T4"> </text:span><text:span text:style-name="T9">argc,</text:span><text:span text:style-name="T4"> </text:span><text:span text:style-name="T16">char</text:span><text:span text:style-name="T4"> </text:span><text:span text:style-name="T9">*argv[])</text:span></text:p>
      <text:p text:style-name="P18">{<text:span text:style-name="T5"/></text:p>
      <text:p text:style-name="P6"><text:span text:style-name="T4"><text:s text:c="4"/></text:span><text:span text:style-name="T7">struct</text:span><text:span text:style-name="T4"> </text:span><text:span text:style-name="T9">addrinfo</text:span><text:span text:style-name="T4"> </text:span><text:span text:style-name="T9">ai_hints</text:span><text:span text:style-name="T4"> </text:span><text:span text:style-name="T9">=</text:span><text:span text:style-name="T4"> </text:span><text:span text:style-name="T9">{};</text:span></text:p>
      <text:p text:style-name="P6"><text:span text:style-name="T4"><text:s text:c="4"/></text:span><text:span text:style-name="T7">struct</text:span><text:span text:style-name="T4"> </text:span><text:span text:style-name="T9">addrinfo</text:span><text:span text:style-name="T4"> </text:span><text:span text:style-name="T9">*ai_res</text:span><text:span text:style-name="T14">ult</text:span><text:span text:style-name="T9">;</text:span></text:p>
      <text:p text:style-name="P6"><text:span text:style-name="T4"><text:s text:c="4"/></text:span><text:span text:style-name="T7">const</text:span><text:span text:style-name="T4"> </text:span><text:span text:style-name="T16">char</text:span><text:span text:style-name="T4"> </text:span><text:span text:style-name="T9">*hostname</text:span><text:span text:style-name="T4"> </text:span><text:span text:style-name="T9">=</text:span><text:span text:style-name="T4"> </text:span><text:span text:style-name="T9">nullptr;</text:span></text:p>
      <text:p text:style-name="P6"><text:span text:style-name="T4"><text:s text:c="4"/></text:span><text:span text:style-name="T7">const</text:span><text:span text:style-name="T4"> </text:span><text:span text:style-name="T16">char</text:span><text:span text:style-name="T4"> </text:span><text:span text:style-name="T9">*servname</text:span><text:span text:style-name="T4"> </text:span><text:span text:style-name="T9">=</text:span><text:span text:style-name="T4"> </text:span><text:span text:style-name="T9">nullptr;</text:span></text:p>
      <text:p text:style-name="P6"><text:span text:style-name="T4"><text:s text:c="4"/></text:span><text:span text:style-name="T7">const</text:span><text:span text:style-name="T4"> </text:span><text:span text:style-name="T7">struct</text:span><text:span text:style-name="T4"> </text:span><text:span text:style-name="T9">addrinfo</text:span><text:span text:style-name="T4"> </text:span><text:span text:style-name="T9">*ai;</text:span></text:p>
      <text:p text:style-name="P6"><text:span text:style-name="T4"><text:s text:c="4"/></text:span><text:span text:style-name="T7">const</text:span><text:span text:style-name="T4"> </text:span><text:span text:style-name="T7">struct</text:span><text:span text:style-name="T4"> </text:span><text:span text:style-name="T9">sockaddr_in</text:span><text:span text:style-name="T4"> </text:span><text:span text:style-name="T9">*sin4;</text:span></text:p>
      <text:p text:style-name="P6"><text:span text:style-name="T4"><text:s text:c="4"/></text:span><text:span text:style-name="T16">int</text:span><text:span text:style-name="T4"> </text:span><text:span text:style-name="T9">opt,</text:span><text:span text:style-name="T4"> </text:span><text:span text:style-name="T9">error;</text:span></text:p>
      <text:p text:style-name="P6"><text:span text:style-name="T4"><text:s text:c="4"/></text:span><text:span text:style-name="T16">char</text:span><text:span text:style-name="T4"> </text:span><text:span text:style-name="T9">buf[INET_ADDRSTRLEN];</text:span></text:p>
      <text:p text:style-name="P14"/>
      <text:p text:style-name="P6"><text:span text:style-name="T4"><text:s text:c="4"/></text:span><text:span text:style-name="T9">opterr</text:span><text:span text:style-name="T4"> </text:span><text:span text:style-name="T9">=</text:span><text:span text:style-name="T4"> </text:span><text:span text:style-name="T9">0;</text:span></text:p>
      <text:p text:style-name="P6"><text:span text:style-name="T4"><text:s text:c="4"/></text:span><text:span text:style-name="T7">while</text:span><text:span text:style-name="T4"> </text:span><text:span text:style-name="T9">((opt</text:span><text:span text:style-name="T4"> </text:span><text:span text:style-name="T9">=</text:span><text:span text:style-name="T4"> </text:span><text:span text:style-name="T9">getopt(argc,</text:span><text:span text:style-name="T4"> </text:span><text:span text:style-name="T9">argv,</text:span><text:span text:style-name="T4"> </text:span><text:span text:style-name="T17">"h:p:P"</text:span><text:span text:style-name="T9">))</text:span><text:span text:style-name="T4"> </text:span><text:span text:style-name="T9">!=</text:span><text:span text:style-name="T4"> </text:span><text:span text:style-name="T9">-1)</text:span><text:span text:style-name="T4"> </text:span><text:span text:style-name="T9">{</text:span></text:p>
      <text:p text:style-name="P6"><text:span text:style-name="T4"><text:s text:c="8"/></text:span><text:span text:style-name="T7">switch</text:span><text:span text:style-name="T4"> </text:span><text:span text:style-name="T9">(opt)</text:span><text:span text:style-name="T4"> </text:span><text:span text:style-name="T9">{</text:span></text:p>
      <text:p text:style-name="P6"><text:span text:style-name="T4"><text:s text:c="8"/></text:span><text:span text:style-name="T7">case</text:span><text:span text:style-name="T4"> </text:span><text:span text:style-name="T17">'h'</text:span><text:span text:style-name="T9">:</text:span></text:p>
      <text:p text:style-name="P6"><text:span text:style-name="T4"><text:s text:c="12"/></text:span><text:span text:style-name="T9">hostname</text:span><text:span text:style-name="T4"> </text:span><text:span text:style-name="T9">=</text:span><text:span text:style-name="T4"> </text:span><text:span text:style-name="T9">optarg;</text:span></text:p>
      <text:p text:style-name="P6"><text:span text:style-name="T4"><text:s text:c="12"/></text:span><text:span text:style-name="T7">break</text:span><text:span text:style-name="T9">;</text:span></text:p>
      <text:p text:style-name="P6"><text:span text:style-name="T4"><text:s text:c="8"/></text:span><text:span text:style-name="T7">case</text:span><text:span text:style-name="T4"> </text:span><text:span text:style-name="T17">'p'</text:span><text:span text:style-name="T9">:</text:span></text:p>
      <text:p text:style-name="P6"><text:span text:style-name="T4"><text:s text:c="12"/></text:span><text:span text:style-name="T9">servname</text:span><text:span text:style-name="T4"> </text:span><text:span text:style-name="T9">=</text:span><text:span text:style-name="T4"> </text:span><text:span text:style-name="T9">optarg;</text:span></text:p>
      <text:p text:style-name="P6"><text:span text:style-name="T4"><text:s text:c="12"/></text:span><text:span text:style-name="T7">break</text:span><text:span text:style-name="T9">;</text:span></text:p>
      <text:p text:style-name="P6"><text:soft-page-break/><text:span text:style-name="T4"><text:s text:c="8"/></text:span><text:span text:style-name="T7">case</text:span><text:span text:style-name="T4"> </text:span><text:span text:style-name="T17">'P'</text:span><text:span text:style-name="T9">:</text:span></text:p>
      <text:p text:style-name="P6"><text:span text:style-name="T4"><text:s text:c="12"/></text:span><text:span text:style-name="T9">ai_hints.ai_flags</text:span><text:span text:style-name="T4"> </text:span><text:span text:style-name="T9">=</text:span><text:span text:style-name="T4"> </text:span><text:span text:style-name="T9">AI_PASSIVE;</text:span></text:p>
      <text:p text:style-name="P6"><text:span text:style-name="T4"><text:s text:c="12"/></text:span><text:span text:style-name="T7">break</text:span><text:span text:style-name="T9">;</text:span></text:p>
      <text:p text:style-name="P6"><text:span text:style-name="T4"><text:s text:c="8"/></text:span><text:span text:style-name="T7">default</text:span><text:span text:style-name="T9">:</text:span></text:p>
      <text:p text:style-name="P6"><text:span text:style-name="T4"><text:s text:c="12"/></text:span><text:span text:style-name="T9">exit_errx(</text:span><text:span text:style-name="T17">"wrong option -%c"</text:span><text:span text:style-name="T9">,</text:span><text:span text:style-name="T4"> </text:span><text:span text:style-name="T9">optopt);</text:span></text:p>
      <text:p text:style-name="P6"><text:span text:style-name="T4"><text:s text:c="8"/></text:span><text:span text:style-name="T9">}</text:span></text:p>
      <text:p text:style-name="P6"><text:span text:style-name="T4"><text:s text:c="4"/></text:span><text:span text:style-name="T9">}</text:span></text:p>
      <text:p text:style-name="P6"><text:span text:style-name="T4"><text:s text:c="4"/></text:span><text:span text:style-name="T7">if</text:span><text:span text:style-name="T4"> </text:span><text:span text:style-name="T9">(optind</text:span><text:span text:style-name="T4"> </text:span><text:span text:style-name="T9">&lt;</text:span><text:span text:style-name="T4"> </text:span><text:span text:style-name="T9">argc)</text:span></text:p>
      <text:p text:style-name="P6"><text:span text:style-name="T4"><text:s text:c="8"/></text:span><text:span text:style-name="T9">exit_errx(</text:span><text:span text:style-name="T17">"wrong number of command-line arguments"</text:span><text:span text:style-name="T9">);</text:span></text:p>
      <text:p text:style-name="P14"/>
      <text:p text:style-name="P6"><text:span text:style-name="T4"><text:s text:c="4"/></text:span><text:span text:style-name="T9">ai_hints.ai_family</text:span><text:span text:style-name="T4"> </text:span><text:span text:style-name="T9">=</text:span><text:span text:style-name="T4"> </text:span><text:span text:style-name="T9">AF_INET;</text:span></text:p>
      <text:p text:style-name="P6"><text:span text:style-name="T4"><text:s text:c="4"/></text:span><text:span text:style-name="T9">error</text:span><text:span text:style-name="T4"> </text:span><text:span text:style-name="T9">=</text:span><text:span text:style-name="T4"> </text:span><text:span text:style-name="T9">getaddrinfo(hostname,</text:span><text:span text:style-name="T4"> </text:span><text:span text:style-name="T9">servname,</text:span><text:span text:style-name="T4"> </text:span><text:span text:style-name="T9">&amp;ai_hints,</text:span><text:span text:style-name="T4"> </text:span><text:span text:style-name="T9">&amp;ai_res</text:span><text:span text:style-name="T14">ult</text:span><text:span text:style-name="T9">);</text:span></text:p>
      <text:p text:style-name="P6"><text:span text:style-name="T4"><text:s text:c="4"/></text:span><text:span text:style-name="T7">if</text:span><text:span text:style-name="T4"> </text:span><text:span text:style-name="T9">(error</text:span><text:span text:style-name="T4"> </text:span><text:span text:style-name="T9">!=</text:span><text:span text:style-name="T4"> </text:span><text:span text:style-name="T9">0)</text:span><text:span text:style-name="T4"> </text:span><text:span text:style-name="T9">{</text:span></text:p>
      <text:p text:style-name="P6"><text:span text:style-name="T4"><text:s text:c="8"/></text:span><text:span text:style-name="T7">if</text:span><text:span text:style-name="T4"> </text:span><text:span text:style-name="T9">(errno</text:span><text:span text:style-name="T4"> </text:span><text:span text:style-name="T9">==</text:span><text:span text:style-name="T4"> </text:span><text:span text:style-name="T9">EAI_SYSTEM)</text:span></text:p>
      <text:p text:style-name="P6"><text:span text:style-name="T4"><text:s text:c="12"/></text:span><text:span text:style-name="T9">exit_err(</text:span><text:span text:style-name="T17">"getaddrinfo(): %s"</text:span><text:span text:style-name="T9">,</text:span><text:span text:style-name="T4"> </text:span><text:span text:style-name="T9">gai_strerror(error));</text:span></text:p>
      <text:p text:style-name="P6"><text:span text:style-name="T4"><text:s text:c="8"/></text:span><text:span text:style-name="T9">exit_errx(</text:span><text:span text:style-name="T17">"getaddrinfo(): %s"</text:span><text:span text:style-name="T9">,</text:span><text:span text:style-name="T4"> </text:span><text:span text:style-name="T9">gai_strerror(error));</text:span></text:p>
      <text:p text:style-name="P6"><text:span text:style-name="T4"><text:s text:c="4"/></text:span><text:span text:style-name="T9">}</text:span></text:p>
      <text:p text:style-name="P14"/>
      <text:p text:style-name="P6"><text:span text:style-name="T4"><text:s text:c="4"/></text:span><text:span text:style-name="T7">for</text:span><text:span text:style-name="T4"> </text:span><text:span text:style-name="T9">(ai</text:span><text:span text:style-name="T4"> </text:span><text:span text:style-name="T9">=</text:span><text:span text:style-name="T4"> </text:span><text:span text:style-name="T9">ai_res</text:span><text:span text:style-name="T14">ult</text:span><text:span text:style-name="T9">;</text:span><text:span text:style-name="T4"> </text:span><text:span text:style-name="T9">ai</text:span><text:span text:style-name="T4"> </text:span><text:span text:style-name="T9">!=</text:span><text:span text:style-name="T4"> </text:span><text:span text:style-name="T9">nullptr;</text:span><text:span text:style-name="T4"> </text:span><text:span text:style-name="T9">ai</text:span><text:span text:style-name="T4"> </text:span><text:span text:style-name="T9">=</text:span><text:span text:style-name="T4"> </text:span><text:span text:style-name="T9">ai-&gt;ai_next)</text:span><text:span text:style-name="T4"> </text:span><text:span text:style-name="T9">{</text:span></text:p>
      <text:p text:style-name="P6"><text:span text:style-name="T4"><text:s text:c="8"/></text:span><text:span text:style-name="T9">sin4</text:span><text:span text:style-name="T4"> </text:span><text:span text:style-name="T9">=</text:span><text:span text:style-name="T4"> </text:span><text:span text:style-name="T9">(</text:span><text:span text:style-name="T7">struct</text:span><text:span text:style-name="T4"> </text:span><text:span text:style-name="T9">sockaddr_in</text:span><text:span text:style-name="T4"> </text:span><text:span text:style-name="T9">*)ai-&gt;ai_addr;</text:span></text:p>
      <text:p text:style-name="P6"><text:span text:style-name="T4"><text:s text:c="8"/></text:span><text:span text:style-name="T7">if</text:span><text:span text:style-name="T4"> </text:span><text:span text:style-name="T9">(inet_ntop(AF_INET,</text:span><text:span text:style-name="T4"> </text:span><text:span text:style-name="T9">&amp;sin4-&gt;sin_addr.s_addr,</text:span><text:span text:style-name="T4"> </text:span><text:span text:style-name="T9">buf,</text:span><text:span text:style-name="T4"> </text:span><text:span text:style-name="T7">sizeof</text:span><text:span text:style-name="T9">(buf))</text:span><text:span text:style-name="T4"> </text:span><text:span text:style-name="T9">==</text:span></text:p>
      <text:p text:style-name="P6"><text:span text:style-name="T4"><text:s text:c="12"/></text:span><text:span text:style-name="T9">nullptr</text:span></text:p>
      <text:p text:style-name="P6"><text:span text:style-name="T4"><text:s text:c="8"/></text:span><text:span text:style-name="T9">)</text:span><text:span text:style-name="T4"> </text:span><text:span text:style-name="T9">{</text:span></text:p>
      <text:p text:style-name="P6"><text:span text:style-name="T4"><text:s text:c="12"/></text:span><text:span text:style-name="T9">exit_err(</text:span><text:span text:style-name="T17">"inet_ntop()"</text:span><text:span text:style-name="T9">);</text:span></text:p>
      <text:p text:style-name="P6"><text:span text:style-name="T4"><text:s text:c="8"/></text:span><text:span text:style-name="T9">}</text:span></text:p>
      <text:p text:style-name="P6"><text:span text:style-name="T4"><text:s text:c="8"/></text:span><text:span text:style-name="T9">printf(</text:span><text:span text:style-name="T17">"address family %d, socket type %d, protocol %d, "</text:span></text:p>
      <text:p text:style-name="P6"><text:span text:style-name="T4"><text:s text:c="12"/></text:span><text:span text:style-name="T17">"address %s, port %"</text:span><text:span text:style-name="T4"> </text:span><text:span text:style-name="T9">PRIu16</text:span><text:span text:style-name="T4"> </text:span><text:span text:style-name="T17">"</text:span><text:span text:style-name="T18">\n</text:span><text:span text:style-name="T17">"</text:span><text:span text:style-name="T9">,</text:span><text:span text:style-name="T4"> </text:span><text:span text:style-name="T9">ai-&gt;ai_family,</text:span><text:span text:style-name="T4"> </text:span><text:span text:style-name="T9">ai-&gt;ai_socktype,</text:span></text:p>
      <text:p text:style-name="P6"><text:span text:style-name="T4"><text:s text:c="12"/></text:span><text:span text:style-name="T9">ai-&gt;ai_protocol,</text:span><text:span text:style-name="T4"> </text:span><text:span text:style-name="T9">buf,</text:span><text:span text:style-name="T4"> </text:span><text:span text:style-name="T9">ntohs(sin4-&gt;sin_port));</text:span></text:p>
      <text:p text:style-name="P6"><text:soft-page-break/><text:span text:style-name="T4"><text:s text:c="4"/></text:span><text:span text:style-name="T9">}</text:span></text:p>
      <text:p text:style-name="P14"/>
      <text:p text:style-name="P6"><text:span text:style-name="T4"><text:s text:c="4"/></text:span><text:span text:style-name="T9">freeaddrinfo(ai_res</text:span><text:span text:style-name="T14">ult</text:span><text:span text:style-name="T9">);</text:span></text:p>
      <text:p text:style-name="P19">}</text:p>
      <text:p text:style-name="Шаблон_3a__20_Звичайний_20_текст">Виклик функції <text:span text:style-name="Шаблон_3a__20_Ідентифікатор">freeaddrinfo()</text:span> в цій програмі не потрібен, ця функція викликана для демонстрації її використання.</text:p>
      <text:p text:style-name="Шаблон_3a__20_Звичайний_20_текст">Приклад використання цієї програми:</text:p>
      <text:p text:style-name="P8"><text:span text:style-name="T8">$</text:span><text:span text:style-name="T7"> </text:span><text:span text:style-name="T9">./a.out</text:span><text:span text:style-name="T4"> </text:span><text:span text:style-name="T9">-h</text:span><text:span text:style-name="T4"> </text:span><text:span text:style-name="T9">1.2.3.4</text:span><text:span text:style-name="T4"> </text:span><text:span text:style-name="T9">-p</text:span><text:span text:style-name="T4"> </text:span><text:span text:style-name="T9">1234</text:span></text:p>
      <text:p text:style-name="P20">address family 2, socket type 1, protocol 6, address 1.2.3.4, port 1234</text:p>
      <text:p text:style-name="P20">address family 2, socket type 2, protocol 17, address 1.2.3.4, port 1234</text:p>
      <text:p text:style-name="P20">address family 2, socket type 3, protocol 0, address 1.2.3.4, port 1234</text:p>
      <text:p text:style-name="P8"><text:span text:style-name="T8">$</text:span><text:span text:style-name="T7"> </text:span><text:span text:style-name="T9">./a.out</text:span><text:span text:style-name="T4"> </text:span><text:span text:style-name="T9">-h</text:span><text:span text:style-name="T4"> </text:span><text:span text:style-name="T9">1.2.3.4</text:span></text:p>
      <text:p text:style-name="P20">address family 2, socket type 1, protocol 6, address 1.2.3.4, port 0</text:p>
      <text:p text:style-name="P20">address family 2, socket type 2, protocol 17, address 1.2.3.4, port 0</text:p>
      <text:p text:style-name="P20">address family 2, socket type 3, protocol 0, address 1.2.3.4, port 0</text:p>
      <text:p text:style-name="P8"><text:span text:style-name="T8">$</text:span><text:span text:style-name="T7"> </text:span><text:span text:style-name="T9">./a.out</text:span><text:span text:style-name="T4"> </text:span><text:span text:style-name="T9">-P</text:span><text:span text:style-name="T4"> </text:span><text:span text:style-name="T9">-p</text:span><text:span text:style-name="T4"> </text:span><text:span text:style-name="T9">http</text:span></text:p>
      <text:p text:style-name="P20">address family 2, socket type 1, protocol 6, address 0.0.0.0, port 80</text:p>
      <text:p text:style-name="P20">address family 2, socket type 2, protocol 17, address 0.0.0.0, port 80</text:p>
      <text:p text:style-name="P20">address family 2, socket type 1, protocol 132, address 0.0.0.0, port 80</text:p>
      <text:p text:style-name="P20">address family 2, socket type 5, protocol 132, address 0.0.0.0, port 80</text:p>
      <text:p text:style-name="P8"><text:span text:style-name="T8">$</text:span><text:span text:style-name="T7"> </text:span><text:span text:style-name="T9">./a.out</text:span><text:span text:style-name="T4"> </text:span><text:span text:style-name="T9">-P</text:span><text:span text:style-name="T4"> </text:span><text:span text:style-name="T9">-p</text:span><text:span text:style-name="T4"> </text:span><text:span text:style-name="T9">80</text:span></text:p>
      <text:p text:style-name="P20">address family 2, socket type 1, protocol 6, address 0.0.0.0, port 80</text:p>
      <text:p text:style-name="P20">address family 2, socket type 2, protocol 17, address 0.0.0.0, port 80</text:p>
      <text:p text:style-name="P20"><text:soft-page-break/>address family 2, socket type 3, protocol 0, address 0.0.0.0, port 80</text:p>
      <text:p text:style-name="P8"><text:span text:style-name="T8">$</text:span><text:span text:style-name="T7"> </text:span><text:span text:style-name="T9">./a.out</text:span><text:span text:style-name="T4"> </text:span><text:span text:style-name="T9">-P</text:span><text:span text:style-name="T4"> </text:span><text:span text:style-name="T9">-p</text:span><text:span text:style-name="T4"> </text:span><text:span text:style-name="T9">0</text:span></text:p>
      <text:p text:style-name="P20">address family 2, socket type 1, protocol 6, address 0.0.0.0, port 0</text:p>
      <text:p text:style-name="P20">address family 2, socket type 2, protocol 17, address 0.0.0.0, port 0</text:p>
      <text:p text:style-name="P20">address family 2, socket type 3, protocol 0, address 0.0.0.0, port 0</text:p>
      <text:p text:style-name="P8"><text:span text:style-name="T8">$</text:span><text:span text:style-name="T7"> </text:span><text:span text:style-name="T9">./a.out</text:span></text:p>
      <text:p text:style-name="P20">Error: getaddrinfo(): Name or service not known</text:p>
      <text:p text:style-name="P8"><text:span text:style-name="T8">$</text:span><text:span text:style-name="T7"> </text:span><text:span text:style-name="T9">./a.out</text:span><text:span text:style-name="T4"> </text:span><text:span text:style-name="T9">-h</text:span><text:span text:style-name="T4"> </text:span><text:span text:style-name="T9">some.some</text:span></text:p>
      <text:p text:style-name="P21">Error: getaddrinfo(): Name or service not known</text:p>
      <text:p text:style-name="P8"><text:span text:style-name="T8">$</text:span><text:span text:style-name="T7"> </text:span><text:span text:style-name="T9">./a.out</text:span><text:span text:style-name="T4"> </text:span><text:span text:style-name="T9">-h</text:span><text:span text:style-name="T4"> </text:span><text:span text:style-name="T9">some</text:span></text:p>
      <text:p text:style-name="P22">Error: getaddrinfo(): Temporary failure in name resolution</text:p>
      <text:p text:style-name="Шаблон_3a__20_Звичайний_20_текст">Функція <text:span text:style-name="Шаблон_3a__20_Ідентифікатор">getnameinfo()</text:span> транслює вміст об’єкта типу структура адреси сокета в мережеве ім’я або текстове представлення мережевої адреси та/або в ім’я сервісу або текстове представлення номера порту.</text:p>
      <text:p text:style-name="P4"><text:span text:style-name="T15">#include</text:span><text:span text:style-name="T4"> </text:span><text:span text:style-name="T75">&lt;sys/socket.h&gt;</text:span></text:p>
      <text:p text:style-name="P4"><text:span text:style-name="T15">#include</text:span><text:span text:style-name="T4"> </text:span><text:span text:style-name="T75">&lt;netdb.h&gt;</text:span></text:p>
      <text:p text:style-name="P15"/>
      <text:p text:style-name="P4"><text:span text:style-name="T16">int</text:span><text:span text:style-name="T4"> </text:span><text:span text:style-name="T9">getnameinfo(</text:span><text:span text:style-name="T7">const</text:span><text:span text:style-name="T4"> </text:span><text:span text:style-name="T7">struct</text:span><text:span text:style-name="T4"> </text:span><text:span text:style-name="T9">sockaddr</text:span><text:span text:style-name="T4"> </text:span><text:span text:style-name="T9">*</text:span><text:span text:style-name="T7">restrict</text:span><text:span text:style-name="T4"> </text:span><text:span text:style-name="T9">sa,</text:span><text:span text:style-name="T4"> </text:span><text:span text:style-name="T16">socklen_t</text:span><text:span text:style-name="T4"> </text:span><text:span text:style-name="T9">salen,</text:span></text:p>
      <text:p text:style-name="P4"><text:span text:style-name="T4"><text:s text:c="8"/></text:span><text:span text:style-name="T16">char</text:span><text:span text:style-name="T4"> </text:span><text:span text:style-name="T9">*</text:span><text:span text:style-name="T7">restrict</text:span><text:span text:style-name="T4"> </text:span><text:span text:style-name="T9">nodename,</text:span><text:span text:style-name="T4"> </text:span><text:span text:style-name="T16">socklen_t</text:span><text:span text:style-name="T4"> </text:span><text:span text:style-name="T9">nodelen,</text:span><text:span text:style-name="T4"> </text:span><text:span text:style-name="T16">char</text:span><text:span text:style-name="T4"> </text:span><text:span text:style-name="T9">*</text:span><text:span text:style-name="T7">restrict</text:span><text:span text:style-name="T4"> </text:span><text:span text:style-name="T9">servname,</text:span></text:p>
      <text:p text:style-name="P5"><text:span text:style-name="T4"><text:s text:c="8"/></text:span><text:span text:style-name="T16">socklen_t</text:span><text:span text:style-name="T4"> </text:span><text:span text:style-name="T9">servlen,</text:span><text:span text:style-name="T4"> </text:span><text:span text:style-name="T16">int</text:span><text:span text:style-name="T4"> </text:span><text:span text:style-name="T9">flags);</text:span></text:p>
      <text:p text:style-name="Шаблон_3a__20_Звичайний_20_текст">Функція <text:span text:style-name="Шаблон_3a__20_Ідентифікатор">getnameinfo()</text:span> повертає нуль у разі успішного виконанні, інакше повертає номер помилки, так само як номер помилки повертає функція <text:span text:style-name="Шаблон_3a__20_Ідентифікатор">getaddrinfo()</text:span>.</text:p>
      <text:p text:style-name="Шаблон_3a__20_Звичайний_20_текст"><text:soft-page-break/>Аргумент <text:span text:style-name="Шаблон_3a__20_Ідентифікатор">sa</text:span> має вказувати на об’єкт відповідно<text:span text:style-name="T61">го типу</text:span> структури адреси сокета (тип покажчика на відповідну структуру адреси сокета треба привести в тип покажчика <text:span text:style-name="Шаблон_3a__20_Ідентифікатор">struct sockaddr *</text:span>). Аргумент <text:span text:style-name="Шаблон_3a__20_Ідентифікатор">salen</text:span> має дорівнюватися розміру цього об’єкта.</text:p>
      <text:p text:style-name="Шаблон_3a__20_Звичайний_20_текст">Аргумент <text:span text:style-name="Шаблон_3a__20_Ідентифікатор">flags</text:span> вказує опції трансляції: <text:span text:style-name="Шаблон_3a__20_Ідентифікатор">NI_NOFQDN</text:span> вказує повертати коротку частину мережевого імені в локальній мережі; <text:span text:style-name="Шаблон_3a__20_Ідентифікатор">NI_NUMERICHOST</text:span> вказує повертати текстове представлення мережевої адреси; <text:span text:style-name="Шаблон_3a__20_Ідентифікатор">NI_NAMEREQD</text:span> вказує повертати помилку, якщо не вдалось визначити мережеве ім’я; <text:span text:style-name="Шаблон_3a__20_Ідентифікатор">NI_NUMERICSERV</text:span> вказує повертати текстове представлення номера порту; <text:span text:style-name="Шаблон_3a__20_Ідентифікатор">NI_NUMERICSCOPE</text:span> вказує повертати номер інтерфейсу, а не його ім’я (цей прапорець <text:span text:style-name="T61">буде ігноровано</text:span> для не IPv6 адрес); <text:span text:style-name="Шаблон_3a__20_Ідентифікатор">NI_DGRAM</text:span> вказує, що сервіс, який представлений номером порту, використовує протокол датаграм (має сенс під час трансляції номера порту в ім’я сервісу, іноді той самий номер порту може відповідати різним сервісам, залежно від транспортного протоколу).</text:p>
      <text:p text:style-name="Шаблон_3a__20_Звичайний_20_текст">Якщо <text:span text:style-name="Шаблон_3a__20_Ідентифікатор">nodename</text:span> не null покажчик та <text:span text:style-name="Шаблон_3a__20_Ідентифікатор">nodelen</text:span> не нуль, то <text:span text:style-name="Шаблон_3a__20_Ідентифікатор">nodename</text:span> має вказувати на буфер розміром принаймні <text:span text:style-name="Шаблон_3a__20_Ідентифікатор">nodelen</text:span> байт, куди <text:span text:style-name="Шаблон_3a__20_Ідентифікатор">getnameinfo()</text:span> збереже результат трансл<text:span text:style-name="T62">ювання</text:span> мережевої адреси. Якщо <text:span text:style-name="Шаблон_3a__20_Ідентифікатор">servname</text:span> не null покажчик та <text:span text:style-name="Шаблон_3a__20_Ідентифікатор">servlen</text:span> не <text:soft-page-break/>нуль, то <text:span text:style-name="Шаблон_3a__20_Ідентифікатор">servname</text:span> має вказувати на буфер розміром принаймні <text:span text:style-name="Шаблон_3a__20_Ідентифікатор">servlen</text:span> байт, куди <text:span text:style-name="Шаблон_3a__20_Ідентифікатор">getnameinfo()</text:span> збереже результат трансл<text:span text:style-name="T62">ювання</text:span> номера порту. Пам’яті для збереження результату трансляції має бути достатньо.</text:p>
      <text:p text:style-name="Шаблон_3a__20_Звичайний_20_текст">Невикористання прапорців <text:span text:style-name="Шаблон_3a__20_Ідентифікатор">NI_NUMERICHOST</text:span> та <text:span text:style-name="Шаблон_3a__20_Ідентифікатор">NI_NUMERICSERV</text:span> може потребувати звернення до деякого мережевого сервісу (наприклад, до серверів NIS та/або DNS). Таке звернення потребує часу, тому програма має це враховувати та, можливо, викликати функцію <text:span text:style-name="Шаблон_3a__20_Ідентифікатор">getnameinfo()</text:span> в окремому потоці.</text:p>
      <text:p text:style-name="Шаблон_3a__20_Звичайний_20_текст">Функція <text:span text:style-name="Шаблон_3a__20_Ідентифікатор">getnameinfo()</text:span> з відповідними значеннями аргументів реалізує те саме, що реалізують функції <text:span text:style-name="Шаблон_3a__20_Ідентифікатор">inet_ntop()</text:span> та <text:span text:style-name="Шаблон_3a__20_Ідентифікатор">getservbyport()</text:span>.</text:p>
      <text:p text:style-name="P25">Ім’я системи</text:p>
      <text:p text:style-name="Шаблон_3a__20_Звичайний_20_текст">POSIX не визначає функцій або аргументів до функцій для отримання інформації про мережеві інтерфейси системи. <text:span text:style-name="T63">З</text:span>азвичай інформацію про мережеві інтерфейси можна отримати використовуючи системний виклик <text:span text:style-name="Шаблон_3a__20_Ідентифікатор">ioctl()</text:span> <text:span text:style-name="T63">з відповідними аргументами</text:span>. POSIX визначає дві функції для отримання імені системи, яке може мати відношення до комунікаційного домену. <text:span text:style-name="T63">О</text:span>дному з мережевих інтерфейсів системи може бути призначена мережева адреса в цьому комунікаційному домені.</text:p>
      <text:p text:style-name="Шаблон_3a__20_Звичайний_20_текст">Функція <text:span text:style-name="Шаблон_3a__20_Ідентифікатор">gethostname()</text:span> повертає ім’я системи.</text:p>
      <text:p text:style-name="P4"><text:span text:style-name="T15">#include</text:span><text:span text:style-name="T4"> </text:span><text:span text:style-name="T75">&lt;unistd.h&gt;</text:span></text:p>
      <text:p text:style-name="P15"/>
      <text:p text:style-name="P5"><text:span text:style-name="T16">int</text:span><text:span text:style-name="T4"> </text:span><text:span text:style-name="T9">gethostname(</text:span><text:span text:style-name="T16">char</text:span><text:span text:style-name="T4"> </text:span><text:span text:style-name="T9">*name,</text:span><text:span text:style-name="T4"> </text:span><text:span text:style-name="T16">size_t</text:span><text:span text:style-name="T4"> </text:span><text:span text:style-name="T9">namelen);</text:span></text:p>
      <text:p text:style-name="Шаблон_3a__20_Звичайний_20_текст">Аргумент <text:span text:style-name="Шаблон_3a__20_Ідентифікатор">name</text:span> вказує на буфер, куди буде скопійоване ім’я системи. Якщо значення <text:span text:style-name="Шаблон_3a__20_Ідентифікатор">namelen</text:span> менше ніж довжина імені системи, враховуючи кінцевий символ NUL, то в буфер буде скопійовано частину імені системи, але не специфіковано чи буде скопійовано кінцевий символ NUL.</text:p>
      <text:p text:style-name="Шаблон_3a__20_Звичайний_20_текст"><text:soft-page-break/>Функція <text:span text:style-name="Шаблон_3a__20_Ідентифікатор">uname()</text:span> повертає різну інформацію про систему.</text:p>
      <text:p text:style-name="P4"><text:span text:style-name="T15">#include</text:span><text:span text:style-name="T4"> </text:span><text:span text:style-name="T75">&lt;sys/utsname.h&gt;</text:span></text:p>
      <text:p text:style-name="P15"/>
      <text:p text:style-name="P5"><text:span text:style-name="T16">int</text:span><text:span text:style-name="T4"> </text:span><text:span text:style-name="T9">uname(</text:span><text:span text:style-name="T7">struct</text:span><text:span text:style-name="T4"> </text:span><text:span text:style-name="T9">utsname</text:span><text:span text:style-name="T4"> </text:span><text:span text:style-name="T9">*</text:span><text:span text:style-name="T13">uts</text:span><text:span text:style-name="T9">name);</text:span></text:p>
      <text:p text:style-name="Шаблон_3a__20_Звичайний_20_текст">Інформацію про систему <text:span text:style-name="T63">буде скопійована</text:span> <text:span text:style-name="T63">в</text:span> буфер, на який вказує аргумент <text:span text:style-name="Шаблон_3a__20_Ідентифікатор">utsname</text:span>. У <text:span text:style-name="Шаблон_3a__20_Ідентифікатор">struct utsname</text:span> є принаймні такі поля: <text:span text:style-name="Шаблон_3a__20_Ідентифікатор">char sysname[]</text:span> (назва ОС), <text:span text:style-name="Шаблон_3a__20_Ідентифікатор">char nodename[]</text:span> (ім’я системи), <text:span text:style-name="Шаблон_3a__20_Ідентифікатор">char release[]</text:span> (інформація про реліз ОС), <text:span text:style-name="Шаблон_3a__20_Ідентифікатор">char version[]</text:span> (інформація про версію релізу), <text:span text:style-name="Шаблон_3a__20_Ідентифікатор">char machine[]</text:span> (назва архітектури комп’ютера). Розміри полів цієї структури не специфікован<text:span text:style-name="T63">о</text:span>, але дані в цих полях завершені кінцевим символом NUL. Формати даних у кожному полі цієї структури залежать від реалізації.</text:p>
      <text:p text:style-name="Шаблон_3a__20_Звичайний_20_текст">Функція <text:span text:style-name="Шаблон_3a__20_Ідентифікатор">uname()</text:span> у разі успішного виконання повертає невід’ємне значення, повертає <text:span text:style-name="Шаблон_3a__20_Ідентифікатор">-1</text:span> у разі помилки.</text:p>
      <text:p text:style-name="Шаблон_3a__20_Звичайний_20_текст">POSIX визначає, щоб <text:span text:style-name="Шаблон_3a__20_Ідентифікатор">uname()</text:span> може бути визначено також як макрос.</text:p>
      <text:p text:style-name="P32">Для того, щоб коректно використовувати деякі функції POSIX, необхідно знати про можливі обмеження. POSIX визначає функції для отримання інформації <text:soft-page-break/>про обмеження в системі, де виконується програма (обмеження для програми під час її виконання), макроси з типовими значеннями обмежень у системі, для якої була скомпільована програма (обмеження в системі, відомі під час компіл<text:span text:style-name="T64">ювання</text:span> програми) та макроси з гарантованими мінімальними значеннями обмежень <text:span text:style-name="T64">для POSIX-сумісної системи</text:span>.</text:p>
      <text:p text:style-name="Шаблон_3a__20_Звичайний_20_текст">Функція <text:span text:style-name="Шаблон_3a__20_Ідентифікатор">sysconf()</text:span> повертає інформацію про системні обмеження під час виконання програми для вказаного аргументу, який позначає системне обмеження.</text:p>
      <text:p text:style-name="P4"><text:span text:style-name="T15">#include</text:span><text:span text:style-name="T4"> </text:span><text:span text:style-name="T75">&lt;unistd.h&gt;</text:span></text:p>
      <text:p text:style-name="P15"/>
      <text:p text:style-name="P5"><text:span text:style-name="T16">long</text:span><text:span text:style-name="T4"> </text:span><text:span text:style-name="T9">sysconf(</text:span><text:span text:style-name="T16">int</text:span><text:span text:style-name="T4"> </text:span><text:span text:style-name="T9">name);</text:span></text:p>
      <text:p text:style-name="P37">Якщо обмеження для вказаного аргументу не визначен<text:span text:style-name="T65">о</text:span> (нема обмеження), <text:span text:style-name="Шаблон_3a__20_Ідентифікатор">sysconf()</text:span> повертає <text:span text:style-name="Шаблон_3a__20_Ідентифікатор">-1</text:span> та не змінює <text:span text:style-name="Шаблон_3a__20_Ідентифікатор">errno</text:span> (тобто треба встановлювати <text:span text:style-name="Шаблон_3a__20_Ідентифікатор">errno</text:span> в нуль перед викликом цієї функції, а потім перевірити значення <text:span text:style-name="Шаблон_3a__20_Ідентифікатор">errno</text:span>, якщо функція повернула <text:span text:style-name="Шаблон_3a__20_Ідентифікатор">-1</text:span>). Невизначене обмеження не передбачає нескінченне обмеження (нема обмеження). Якщо <text:span text:style-name="Шаблон_3a__20_Ідентифікатор">sysconf()</text:span> не підтримує вказаний аргумент, <text:span text:style-name="T73">то вона </text:span>завершується з помилкою, номер помилки <text:span text:style-name="Шаблон_3a__20_Ідентифікатор">EINVAL</text:span>. Якщо аргумент має <text:soft-page-break/>відношення до функціонал<text:span text:style-name="T66">у</text:span>, який система не підтримує, то <text:span text:style-name="T67">значення</text:span>, <text:span text:style-name="T67">яке повертає</text:span> <text:span text:style-name="Шаблон_3a__20_Ідентифікатор">sysconf()</text:span>, не специфіковано.</text:p>
      <text:p text:style-name="P33">Значення <text:span text:style-name="T68">обмеження</text:span>, яке повертає функція <text:span text:style-name="Шаблон_3a__20_Ідентифікатор">sysconf()</text:span>, не буде змінено впродовж виконання процесу, винятком є результат виклику <text:span text:style-name="Шаблон_3a__20_Ідентифікатор">sysconf()</text:span> з аргументом <text:span text:style-name="Шаблон_3a__20_Ідентифікатор">_SC_OPEN_MAX</text:span> (лекція 3). Значення, яке повертає <text:span text:style-name="Шаблон_3a__20_Ідентифікатор">sysconf()</text:span>, не може бути більш обмежувальним, ніж значення відповідного макросу, визначен<text:span text:style-name="T69">о</text:span> в <text:span text:style-name="Шаблон_3a__20_Ідентифікатор">&lt;limits.h&gt;</text:span> для системи. А значення цього макросу не має бути більш обмежувальним, ніж відповідне значення, <text:span text:style-name="T69">яке </text:span>визначен<text:span text:style-name="T69">о</text:span> в POSIX, воно також визначено в <text:span text:style-name="Шаблон_3a__20_Ідентифікатор">&lt;limits.h&gt;</text:span> (деякі реалізації не відповідають цій умові).</text:p>
      <text:p text:style-name="Шаблон_3a__20_Звичайний_20_текст">Деякі системи мають некоректну реалізацію функції <text:span text:style-name="Шаблон_3a__20_Ідентифікатор">sysconf()</text:span>. Інформацію про деякі обмеження можна отримати тільки використовуючи відповідні системні виклики, натомість реалізації можуть повертати наперед запрограмовану інформацію про обмеження.</text:p>
      <text:p text:style-name="P34">Функція <text:span text:style-name="Шаблон_3a__20_Ідентифікатор">sysconf()</text:span> з аргументом <text:span text:style-name="Шаблон_3a__20_Ідентифікатор">_SC_HOST_NAME_MAX</text:span> повертає значення на одиницю більше, ніж максимальна можлива довжина імені системи. Значення, яке повертає <text:span text:style-name="Шаблон_3a__20_Ідентифікатор">sysconf()</text:span> для цього аргументу, не може бути більш обмежувальним, ніж <text:soft-page-break/>константне значення макросу <text:span text:style-name="Шаблон_3a__20_Ідентифікатор">HOST_NAME_MAX</text:span>, яке може бути визначено в <text:span text:style-name="Шаблон_3a__20_Ідентифікатор">&lt;limits.h&gt;</text:span>. <text:span text:style-name="T70">для системи </text:span><text:span text:style-name="T71">(це типове значення відповідного обмеження в системі, для якої була скомпільована програма).</text:span> Якщо макрос <text:span text:style-name="Шаблон_3a__20_Ідентифікатор">HOST_NAME_MAX</text:span> не визначен<text:span text:style-name="T70">о</text:span>, то відповідне обмеження не визначено. Мінімальне допустиме константне значення визначено в макросі <text:span text:style-name="Шаблон_3a__20_Ідентифікатор">_POSIX_HOST_NAME_MAX</text:span>, який визначений у <text:span text:style-name="Шаблон_3a__20_Ідентифікатор">&lt;limits.h&gt;</text:span> (це значення визначено в POSIX).</text:p>
      <text:p text:style-name="Шаблон_3a__20_Звичайний_20_текст">Приклад використання функції <text:span text:style-name="Шаблон_3a__20_Ідентифікатор">sysconf()</text:span> для визначення максимально можливої довжини імені системи на C.</text:p>
      <text:p text:style-name="P6"><text:span text:style-name="T15">#include</text:span><text:span text:style-name="T4"> </text:span><text:span text:style-name="T75">&lt;errno.h&gt;</text:span></text:p>
      <text:p text:style-name="P6"><text:span text:style-name="T15">#include</text:span><text:span text:style-name="T4"> </text:span><text:span text:style-name="T75">&lt;limits.h&gt;</text:span></text:p>
      <text:p text:style-name="P6"><text:span text:style-name="T15">#include</text:span><text:span text:style-name="T4"> </text:span><text:span text:style-name="T75">&lt;stdio.h&gt;</text:span></text:p>
      <text:p text:style-name="P6"><text:span text:style-name="T15">#include</text:span><text:span text:style-name="T4"> </text:span><text:span text:style-name="T75">&lt;unistd.h&gt;</text:span></text:p>
      <text:p text:style-name="P14"/>
      <text:p text:style-name="P17">int<text:span text:style-name="T5"/></text:p>
      <text:p text:style-name="P6"><text:span text:style-name="T9">main(</text:span><text:span text:style-name="T16">void</text:span><text:span text:style-name="T9">)</text:span></text:p>
      <text:p text:style-name="P18">{<text:span text:style-name="T5"/></text:p>
      <text:p text:style-name="P6"><text:span text:style-name="T4"><text:s text:c="4"/></text:span><text:span text:style-name="T16">long</text:span><text:span text:style-name="T4"> </text:span><text:span text:style-name="T9">val;</text:span></text:p>
      <text:p text:style-name="P14"/>
      <text:p text:style-name="P23">#ifdef _SC_HOST_NAME_MAX</text:p>
      <text:p text:style-name="P6"><text:span text:style-name="T4"><text:s text:c="4"/></text:span><text:span text:style-name="T9">errno</text:span><text:span text:style-name="T4"> </text:span><text:span text:style-name="T9">=</text:span><text:span text:style-name="T4"> </text:span><text:span text:style-name="T9">0;</text:span></text:p>
      <text:p text:style-name="P6"><text:span text:style-name="T4"><text:s text:c="4"/></text:span><text:span text:style-name="T9">val</text:span><text:span text:style-name="T4"> </text:span><text:span text:style-name="T9">=</text:span><text:span text:style-name="T4"> </text:span><text:span text:style-name="T9">sysconf(_SC_HOST_NAME_MAX);</text:span></text:p>
      <text:p text:style-name="P6"><text:span text:style-name="T4"><text:s text:c="4"/></text:span><text:span text:style-name="T7">if</text:span><text:span text:style-name="T4"> </text:span><text:span text:style-name="T9">(val</text:span><text:span text:style-name="T4"> </text:span><text:span text:style-name="T9">&lt;</text:span><text:span text:style-name="T4"> </text:span><text:span text:style-name="T9">0)</text:span><text:span text:style-name="T4"> </text:span><text:span text:style-name="T9">{</text:span></text:p>
      <text:p text:style-name="P6"><text:soft-page-break/><text:span text:style-name="T4"><text:s text:c="8"/></text:span><text:span text:style-name="T7">if</text:span><text:span text:style-name="T4"> </text:span><text:span text:style-name="T9">(errno</text:span><text:span text:style-name="T4"> </text:span><text:span text:style-name="T9">!=</text:span><text:span text:style-name="T4"> </text:span><text:span text:style-name="T9">0)</text:span><text:span text:style-name="T4"> </text:span><text:span text:style-name="T9">{</text:span></text:p>
      <text:p text:style-name="P6"><text:span text:style-name="T4"><text:s text:c="12"/></text:span><text:span text:style-name="T7">if</text:span><text:span text:style-name="T4"> </text:span><text:span text:style-name="T9">(errno</text:span><text:span text:style-name="T4"> </text:span><text:span text:style-name="T9">==</text:span><text:span text:style-name="T4"> </text:span><text:span text:style-name="T9">EINVAL)</text:span></text:p>
      <text:p text:style-name="P6"><text:span text:style-name="T4"><text:s text:c="16"/></text:span><text:span text:style-name="T9">warn_errx(</text:span><text:span text:style-name="T17">"_SC_HOST_NAME_MAX </text:span><text:span text:style-name="T20">is </text:span><text:span text:style-name="T17">not supported"</text:span><text:span text:style-name="T9">);</text:span></text:p>
      <text:p text:style-name="P6"><text:span text:style-name="T4"><text:s text:c="12"/></text:span><text:span text:style-name="T7">else</text:span></text:p>
      <text:p text:style-name="P6"><text:span text:style-name="T4"><text:s text:c="16"/></text:span><text:span text:style-name="T9">exit_err(</text:span><text:span text:style-name="T17">"sysconf() with _SC_HOST_NAME_MAX"</text:span><text:span text:style-name="T9">);</text:span></text:p>
      <text:p text:style-name="P6"><text:span text:style-name="T4"><text:s text:c="8"/></text:span><text:span text:style-name="T9">}</text:span><text:span text:style-name="T4"> </text:span><text:span text:style-name="T7">else</text:span><text:span text:style-name="T4"> </text:span><text:span text:style-name="T9">{</text:span></text:p>
      <text:p text:style-name="P6"><text:span text:style-name="T4"><text:s text:c="12"/></text:span><text:span text:style-name="T9">printf(</text:span><text:span text:style-name="T17">"_SC_HOST_NAME_MAX has no limit (indeterminate)</text:span><text:span text:style-name="T19">\n</text:span><text:span text:style-name="T17">"</text:span><text:span text:style-name="T9">);</text:span></text:p>
      <text:p text:style-name="P6"><text:span text:style-name="T4"><text:s text:c="8"/></text:span><text:span text:style-name="T9">}</text:span></text:p>
      <text:p text:style-name="P6"><text:span text:style-name="T4"><text:s text:c="4"/></text:span><text:span text:style-name="T9">}</text:span><text:span text:style-name="T4"> </text:span><text:span text:style-name="T7">else</text:span><text:span text:style-name="T4"> </text:span><text:span text:style-name="T9">{</text:span></text:p>
      <text:p text:style-name="P6"><text:span text:style-name="T4"><text:s text:c="8"/></text:span><text:span text:style-name="T9">printf(</text:span><text:span text:style-name="T17">"_SC_HOST_NAME_MAX %ld</text:span><text:span text:style-name="T18">\n</text:span><text:span text:style-name="T17">"</text:span><text:span text:style-name="T9">,</text:span><text:span text:style-name="T4"> </text:span><text:span text:style-name="T9">val);</text:span></text:p>
      <text:p text:style-name="P6"><text:span text:style-name="T4"><text:s text:c="4"/></text:span><text:span text:style-name="T9">}</text:span></text:p>
      <text:p text:style-name="P23">#else</text:p>
      <text:p text:style-name="P6"><text:span text:style-name="T4"><text:s text:c="4"/></text:span><text:span text:style-name="T9">printf(</text:span><text:span text:style-name="T17">"_SC_HOST_NAME_MAX is not defined</text:span><text:span text:style-name="T18">\n</text:span><text:span text:style-name="T17">"</text:span><text:span text:style-name="T9">);</text:span></text:p>
      <text:p text:style-name="P23">#endif</text:p>
      <text:p text:style-name="P23">#ifdef HOST_NAME_MAX</text:p>
      <text:p text:style-name="P6"><text:span text:style-name="T4"><text:s text:c="4"/></text:span><text:span text:style-name="T9">printf(</text:span><text:span text:style-name="T17">"HOST_NAME_MAX %ld</text:span><text:span text:style-name="T18">\n</text:span><text:span text:style-name="T17">"</text:span><text:span text:style-name="T9">,</text:span><text:span text:style-name="T4"> </text:span><text:span text:style-name="T9">(</text:span><text:span text:style-name="T16">long</text:span><text:span text:style-name="T9">)HOST_NAME_MAX);</text:span></text:p>
      <text:p text:style-name="P23">#else</text:p>
      <text:p text:style-name="P6"><text:span text:style-name="T4"><text:s text:c="4"/></text:span><text:span text:style-name="T9">printf(</text:span><text:span text:style-name="T17">"HOST_NAME_MAX is not defined (indeterminate)</text:span><text:span text:style-name="T18">\n</text:span><text:span text:style-name="T17">"</text:span><text:span text:style-name="T9">);</text:span></text:p>
      <text:p text:style-name="P23">#endif</text:p>
      <text:p text:style-name="P6"><text:span text:style-name="T4"><text:s text:c="4"/></text:span><text:span text:style-name="T9">printf(</text:span><text:span text:style-name="T17">"_POSIX_HOST_NAME_MAX %ld</text:span><text:span text:style-name="T18">\n</text:span><text:span text:style-name="T17">"</text:span><text:span text:style-name="T9">,</text:span><text:span text:style-name="T4"> </text:span><text:span text:style-name="T9">(</text:span><text:span text:style-name="T16">long</text:span><text:span text:style-name="T9">)_POSIX_HOST_NAME_MAX);</text:span></text:p>
      <text:p text:style-name="P19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adornments="Жирный" style:font-family-generic="swiss" style:font-pitch="variable"/>
    <style:font-face style:name="Liberation Sans3" svg:font-family="'Liberation Sans'" style:font-adornments="Звичайний" style:font-family-generic="swiss" style:font-pitch="variable"/>
    <style:font-face style:name="Liberation Sans4" svg:font-family="'Liberation Sans'" style:font-adornments="Курсив" style:font-family-generic="swiss" style:font-pitch="variable"/>
    <style:font-face style:name="Liberation Sans5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cm" style:type="center"/>
          <style:tab-stop style:position="2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cm" style:type="center"/>
          <style:tab-stop style:position="26cm" style:type="right"/>
        </style:tab-stops>
      </style:paragraph-properties>
    </style:style>
    <style:style style:name="Шаблон_3a__20_Заголовок_20_теми" style:display-name="Шаблон: Заголовок теми" style:family="paragraph" style:next-style-name="Шаблон_3a__20_Звичайний_20_текст">
      <style:paragraph-properties fo:text-align="center" style:justify-single-word="false"/>
      <style:text-properties fo:color="#007070" loext:opacity="100%" style:font-name="Liberation Sans" fo:font-family="'Liberation Sans'" style:font-family-generic="swiss" style:font-pitch="variable" fo:font-size="26pt" fo:font-weight="bold" officeooo:rsid="000891be" style:font-size-asian="26pt" style:font-weight-asian="bold" style:font-size-complex="26pt" style:font-weight-complex="bold"/>
    </style:style>
    <style:style style:name="Шаблон_3a__20_Звичайний_20_текст" style:display-name="Шаблон: Звичайний текст" style:family="paragraph">
      <style:paragraph-properties fo:margin-top="0cm" fo:margin-bottom="0.499cm" style:contextual-spacing="false"/>
      <style:text-properties style:font-name="Liberation Sans" fo:font-family="'Liberation Sans'" style:font-family-generic="swiss" style:font-pitch="variable" fo:font-size="21pt" officeooo:rsid="000f45a1" style:font-size-asian="21pt" style:font-size-complex="2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Шаблон_3a__20_Текст_20_програми" style:display-name="Шаблон: Текст програми" style:family="paragraph">
      <loext:graphic-properties draw:fill="solid" draw:fill-color="#f8f8f8" draw:opacity="100%"/>
      <style:paragraph-properties fo:background-color="#f8f8f8"/>
      <style:text-properties style:font-name="Liberation Mono" fo:font-family="'Liberation Mono'" style:font-family-generic="modern" style:font-pitch="fixed" fo:font-size="14pt" fo:letter-spacing="normal" fo:language="zxx" fo:country="none" officeooo:rsid="000c0a0c" style:font-size-asian="14pt" style:font-size-complex="14pt" style:text-scale="90%"/>
    </style:style>
    <style:style style:name="Шаблон_3a__20_Текст_20_командного_20_інтерпретатора" style:display-name="Шаблон: Текст командного інтерпретатора" style:family="paragraph">
      <loext:graphic-properties draw:fill="solid" draw:fill-color="#f8f8f8" draw:opacity="100%"/>
      <style:paragraph-properties fo:background-color="#f8f8f8"/>
      <style:text-properties style:font-name="Liberation Mono" fo:font-family="'Liberation Mono'" style:font-family-generic="modern" style:font-pitch="fixed" fo:font-size="14pt" fo:letter-spacing="normal" fo:language="zxx" fo:country="none" officeooo:rsid="000c0a0c" style:font-size-asian="14pt" style:font-size-complex="14pt" style:text-scale="90%"/>
    </style:style>
    <style:style style:name="Шаблон_3a__20_Коментар" style:display-name="Шаблон: Коментар" style:family="paragraph">
      <style:text-properties style:font-name="Liberation Sans" fo:font-family="'Liberation Sans'" style:font-family-generic="swiss" style:font-pitch="variable" fo:font-size="16pt" officeooo:rsid="000c0a0c" style:font-size-asian="16pt" style:font-size-complex="16pt"/>
    </style:style>
    <style:style style:name="Шаблон_3a__20_Звичайний_20_текст_20_без_20_відступу" style:display-name="Шаблон: Звичайний текст без відступу" style:family="paragraph" style:parent-style-name="Шаблон_3a__20_Звичайний_20_текст" style:master-page-name="">
      <loext:graphic-properties draw:fill="none" draw:fill-color="#ffffff"/>
      <style:paragraph-properties fo:margin-top="0cm" fo:margin-bottom="0cm" style:contextual-spacing="false" style:page-number="auto" fo:background-color="transparent">
        <style:tab-stops/>
      </style:paragraph-properties>
    </style:style>
    <style:style style:name="Шаблон_3a__20_Topic_20_title" style:display-name="Шаблон: Topic title" style:family="paragraph" style:next-style-name="Шаблон_3a__20_Regular_20_text" style:master-page-name="">
      <style:paragraph-properties fo:text-align="center" style:justify-single-word="false" style:page-number="auto"/>
      <style:text-properties fo:color="#007070" loext:opacity="100%" style:font-name="Liberation Sans5" fo:font-family="'Liberation Sans'" style:font-style-name="Обычный" style:font-family-generic="swiss" style:font-pitch="variable" fo:font-size="26pt" fo:language="en" fo:country="US" fo:font-weight="bold" officeooo:rsid="001ca846" style:font-size-asian="26pt" style:font-weight-asian="bold" style:font-size-complex="26pt" style:font-weight-complex="bold"/>
    </style:style>
    <style:style style:name="Шаблон_3a__20_Regular_20_text" style:display-name="Шаблон: Regular text" style:family="paragraph" style:master-page-name="">
      <style:paragraph-properties fo:margin-top="0cm" fo:margin-bottom="0.499cm" style:contextual-spacing="false" style:page-number="auto"/>
      <style:text-properties style:font-name="Liberation Sans5" fo:font-family="'Liberation Sans'" style:font-style-name="Обычный" style:font-family-generic="swiss" style:font-pitch="variable" fo:font-size="21pt" fo:language="en" fo:country="US" officeooo:rsid="001ca846"/>
    </style:style>
    <style:style style:name="Шаблон_3a__20_Regular_20_text_20_without_20_indentation" style:display-name="Шаблон: Regular text without indentation" style:family="paragraph" style:parent-style-name="Шаблон_3a__20_Regular_20_text">
      <loext:graphic-properties draw:fill="none" draw:fill-color="#ffffff"/>
      <style:paragraph-properties fo:margin-top="0cm" fo:margin-bottom="0cm" style:contextual-spacing="false" fo:background-color="transparent">
        <style:tab-stops/>
      </style:paragraph-properties>
      <style:text-properties style:font-name="Liberation Sans5" fo:font-family="'Liberation Sans'" style:font-style-name="Обычный" style:font-family-generic="swiss" style:font-pitch="variable" fo:font-size="21pt" fo:language="en" fo:country="US" officeooo:rsid="001e6ae1"/>
    </style:style>
    <style:style style:name="Шаблон_3a__20_Comment" style:display-name="Шаблон: Comment" style:family="paragraph" style:master-page-name="">
      <style:paragraph-properties style:page-number="auto"/>
      <style:text-properties style:font-name="Liberation Sans5" fo:font-family="'Liberation Sans'" style:font-style-name="Обычный" style:font-family-generic="swiss" style:font-pitch="variable" fo:font-size="16pt" fo:language="en" fo:country="US" officeooo:rsid="001e6ae1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Типовий_20_стиль" style:display-name="Типовий стиль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Шаблон_3a__20_Текст_20_програми_2c__20_відступ" style:display-name="Шаблон: Текст програми, відступ" style:family="paragraph" style:parent-style-name="Шаблон_3a__20_Текст_20_програми">
      <style:paragraph-properties fo:margin-top="0cm" fo:margin-bottom="0.499cm" style:contextual-spacing="false"/>
      <style:text-properties fo:letter-spacing="normal" officeooo:rsid="00202775" style:text-scale="90%"/>
    </style:style>
    <style:style style:name="Шаблон_3a__20_Текст_20_командного_20_інтерпретатора_2c__20_відступ" style:display-name="Шаблон: Текст командного інтерпретатора, відступ" style:family="paragraph" style:parent-style-name="Шаблон_3a__20_Текст_20_командного_20_інтерпретатора">
      <style:paragraph-properties fo:margin-top="0cm" fo:margin-bottom="0.499cm" style:contextual-spacing="false"/>
      <style:text-properties fo:letter-spacing="normal" style:text-scale="90%"/>
    </style:style>
    <style:style style:name="Шаблон_3a__20_Запитання_20_та_20_відповідь" style:display-name="Шаблон: Запитання та відповідь" style:family="paragraph" style:parent-style-name="Шаблон_3a__20_Звичайний_20_текст">
      <loext:graphic-properties draw:fill="solid" draw:fill-color="#f1f1f1" draw:opacity="100%"/>
      <style:paragraph-properties fo:background-color="#f1f1f1"/>
      <style:text-properties officeooo:rsid="0035894a"/>
    </style:style>
    <style:style style:name="Шаблон_3a__20_Question_20_and_20_answer" style:display-name="Шаблон: Question and answer" style:family="paragraph" style:parent-style-name="Шаблон_3a__20_Regular_20_text">
      <loext:graphic-properties draw:fill="solid" draw:fill-color="#f1f1f1" draw:opacity="100%"/>
      <style:paragraph-properties fo:background-color="#f1f1f1"/>
      <style:text-properties officeooo:rsid="003713ee"/>
    </style:style>
    <style:style style:name="Шаблон_3a__20_Визначення_20_функції" style:display-name="Шаблон: Визначення функції" style:family="paragraph">
      <loext:graphic-properties draw:fill="solid" draw:fill-color="#f1f1f1" draw:opacity="100%"/>
      <style:paragraph-properties fo:margin-top="0cm" fo:margin-bottom="0cm" style:contextual-spacing="false" fo:background-color="#f1f1f1"/>
      <style:text-properties style:font-name="Liberation Mono" fo:font-family="'Liberation Mono'" style:font-family-generic="modern" style:font-pitch="fixed" fo:font-size="14pt" fo:language="zxx" fo:country="none" officeooo:rsid="00439be8" style:font-size-asian="14pt" style:language-asian="zxx" style:country-asian="none" style:font-size-complex="14pt" style:language-complex="zxx" style:country-complex="none" style:text-scale="90%"/>
    </style:style>
    <style:style style:name="Шаблон_3a__20_Визначення_20_функції_2c__20_відступ" style:display-name="Шаблон: Визначення функції, відступ" style:family="paragraph" style:parent-style-name="Шаблон_3a__20_Визначення_20_функції" style:master-page-name="">
      <style:paragraph-properties fo:margin-top="0cm" fo:margin-bottom="0.499cm" style:contextual-spacing="false" style:page-number="auto"/>
    </style:style>
    <style:style style:name="Шаблон_3a__20_Титульна_20_сторінка_2c__20_назва" style:display-name="Шаблон: Титульна сторінка, назва" style:family="paragraph">
      <style:paragraph-properties fo:text-align="center" style:justify-single-word="false"/>
      <style:text-properties fo:color="#007070" loext:opacity="100%" style:font-name="Liberation Sans3" fo:font-family="'Liberation Sans'" style:font-style-name="Звичайний" style:font-family-generic="swiss" style:font-pitch="variable" fo:font-size="42pt" fo:font-weight="bold" style:font-weight-asian="bold" style:font-weight-complex="bold"/>
    </style:style>
    <style:style style:name="Шаблон_3a__20_Титульна_20_сторінка_2c__20_номер" style:display-name="Шаблон: Титульна сторінка, номер" style:family="paragraph" style:next-style-name="Шаблон_3a__20_Титульна_20_сторінка_2c__20_назва" style:master-page-name="">
      <style:paragraph-properties fo:text-align="center" style:justify-single-word="false" style:page-number="auto"/>
      <style:text-properties fo:color="#007070" loext:opacity="100%" style:font-name="Liberation Sans" fo:font-family="'Liberation Sans'" style:font-family-generic="swiss" style:font-pitch="variable" fo:font-size="42pt" officeooo:rsid="00482388" style:font-size-asian="42pt" style:font-size-complex="42pt"/>
    </style:style>
    <style:style style:name="Шаблон_3a__20_Title_20_page_2c__20_title" style:display-name="Шаблон: Title page, title" style:family="paragraph" style:master-page-name="">
      <style:paragraph-properties fo:text-align="center" style:justify-single-word="false" style:page-number="auto"/>
      <style:text-properties fo:color="#007070" loext:opacity="100%" style:font-name="Liberation Sans3" fo:font-family="'Liberation Sans'" style:font-style-name="Звичайний" style:font-family-generic="swiss" style:font-pitch="variable" fo:font-size="42pt" fo:language="en" fo:country="US" fo:font-weight="bold" style:font-weight-asian="bold" style:font-weight-complex="bold"/>
    </style:style>
    <style:style style:name="Шаблон_3a__20_Title_20_page_2c__20_number" style:display-name="Шаблон: Title page, number" style:family="paragraph" style:next-style-name="Шаблон_3a__20_Title_20_page_2c__20_title" style:master-page-name="">
      <style:paragraph-properties fo:text-align="center" style:justify-single-word="false" style:page-number="auto">
        <style:tab-stops/>
      </style:paragraph-properties>
      <style:text-properties fo:color="#007070" loext:opacity="100%" style:font-name="Liberation Sans3" fo:font-family="'Liberation Sans'" style:font-style-name="Звичайний" style:font-family-generic="swiss" style:font-pitch="variable" fo:font-size="42pt" fo:language="en" fo:country="US" officeooo:rsid="00482388"/>
    </style:style>
    <style:style style:name="Шаблон_3a__20_Термін" style:display-name="Шаблон: Термін" style:family="text">
      <style:text-properties fo:color="#0000b0" loext:opacity="100%" style:font-name="Liberation Sans5" fo:font-family="'Liberation Sans'" style:font-style-name="Обычный" style:font-family-generic="swiss" style:font-pitch="variable" fo:font-size="21pt" fo:font-style="normal" officeooo:rsid="000f45a1" style:font-size-asian="21pt" style:font-style-asian="normal" style:font-size-complex="21pt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Шаблон_3a__20_Ідентифікатор" style:display-name="Шаблон: Ідентифікатор" style:family="text">
      <style:text-properties style:font-name="Liberation Mono1" fo:font-family="'Liberation Mono'" style:font-style-name="Обычный" style:font-family-generic="modern" style:font-pitch="fixed" fo:font-size="14pt" fo:letter-spacing="normal" fo:language="zxx" fo:country="none" officeooo:rsid="000c0a0c" style:font-size-asian="14pt" style:font-size-complex="14pt" style:text-scale="90%"/>
    </style:style>
    <style:style style:name="Numbering_20_Symbols" style:display-name="Numbering Symbols" style:family="text"/>
    <style:style style:name="Шаблон_3a__20_Шляхове_20_ім_27_я" style:display-name="Шаблон: Шляхове ім'я" style:family="text">
      <style:text-properties style:font-name="Liberation Sans2" fo:font-family="'Liberation Sans'" style:font-style-name="Жирный" style:font-family-generic="swiss" style:font-pitch="variable" fo:font-size="21pt" fo:language="zxx" fo:country="none" fo:font-weight="bold"/>
    </style:style>
    <style:style style:name="Шаблон_3a__20_Шляхове_20_ім_27_я_20_в_20_коментарі" style:display-name="Шаблон: Шляхове ім'я в коментарі" style:family="text">
      <style:text-properties style:font-name="Liberation Sans2" fo:font-family="'Liberation Sans'" style:font-style-name="Жирный" style:font-family-generic="swiss" style:font-pitch="variable" fo:font-size="16pt" fo:language="zxx" fo:country="none" fo:font-weight="bold" officeooo:rsid="001aafb9" style:font-size-asian="16pt" style:font-weight-asian="normal" style:font-size-complex="16pt" style:font-weight-complex="normal"/>
    </style:style>
    <style:style style:name="Шаблон_3a__20_Ідентифікатор_20_опція" style:display-name="Шаблон: Ідентифікатор опція" style:family="text" style:parent-style-name="Шаблон_3a__20_Ідентифікатор">
      <style:text-properties style:font-name="Liberation Mono1" fo:font-family="'Liberation Mono'" style:font-style-name="Обычный" style:font-family-generic="modern" style:font-pitch="fixed" fo:font-size="14pt" fo:letter-spacing="normal" fo:language="zxx" fo:country="none" fo:font-style="italic" officeooo:rsid="000c0a0c" style:font-size-asian="14pt" style:font-size-complex="14pt" style:text-scale="90%"/>
    </style:style>
    <style:style style:name="Шаблон_3a__20_Term" style:display-name="Шаблон: Term" style:family="text">
      <style:text-properties fo:color="#0000b0" loext:opacity="100%" style:font-name="Liberation Sans4" fo:font-family="'Liberation Sans'" style:font-style-name="Курсив" style:font-family-generic="swiss" style:font-pitch="variable" fo:font-size="21pt" fo:language="en" fo:country="US" fo:font-style="normal" officeooo:rsid="001e6ae1" style:font-style-asian="normal" style:font-style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Шаблон_3a__20_Книга" style:display-name="Шаблон: Книга" style:family="text">
      <style:text-properties style:font-name="Liberation Sans" fo:font-family="'Liberation Sans'" style:font-family-generic="swiss" style:font-pitch="variable" fo:font-size="21pt" fo:font-style="italic" officeooo:rsid="003e6152" style:font-size-asian="21pt" style:font-style-asian="italic" style:font-size-complex="21pt" style:font-style-complex="italic"/>
    </style:style>
    <style:style style:name="Шаблон_3a__20_Book" style:display-name="Шаблон: Book" style:family="text">
      <style:text-properties style:font-name="Liberation Sans5" fo:font-family="'Liberation Sans'" style:font-style-name="Обычный" style:font-family-generic="swiss" style:font-pitch="variable" fo:font-size="21pt" fo:language="en" fo:country="US" fo:font-style="italic" officeooo:rsid="003e6152" style:font-style-asian="italic" style:font-style-complex="italic"/>
    </style:style>
    <style:style style:name="Шаблон_3a__20_Назва" style:display-name="Шаблон: Назва" style:family="text">
      <style:text-properties style:font-name="Liberation Sans" fo:font-family="'Liberation Sans'" style:font-family-generic="swiss" style:font-pitch="variable" fo:font-size="21pt" fo:font-style="italic" officeooo:rsid="0040363e" style:font-size-asian="21pt" style:font-style-asian="italic" style:font-size-complex="21pt" style:font-style-complex="italic"/>
    </style:style>
    <style:style style:name="Шаблон_3a__20_Title" style:display-name="Шаблон: Title" style:family="text">
      <style:text-properties style:font-name="Liberation Sans5" fo:font-family="'Liberation Sans'" style:font-style-name="Обычный" style:font-family-generic="swiss" style:font-pitch="variable" fo:font-size="21pt" fo:language="en" fo:country="US" fo:font-style="italic" officeooo:rsid="003e6152" style:font-style-asian="italic" style:font-style-complex="italic"/>
    </style:style>
    <style:style style:name="Шаблон_3a__20_Нумерація" style:display-name="Шаблон: Нумерація" style:family="text">
      <style:text-properties fo:color="#007070" loext:opacity="100%" style:font-name="Liberation Sans" fo:font-family="'Liberation Sans'" style:font-family-generic="swiss" style:font-pitch="variable" fo:font-size="21pt" fo:language="zxx" fo:country="none" fo:font-weight="bold" officeooo:rsid="00497ce5" style:font-size-asian="21pt" style:font-weight-asian="bold" style:font-size-complex="21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8cm" fo:page-height="15.75cm" style:num-format="1" style:print-orientation="landscape" fo:margin-top="0cm" fo:margin-bottom="0cm" fo:margin-left="0.199cm" fo: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5.75cm" fo:page-height="28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5.75cm" fo:page-height="28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5.75cm" fo:page-height="28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5.75cm" fo:page-height="28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5.75cm" fo:page-height="28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8cm" fo:page-height="15.7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02:05:50.491960409</meta:creation-date>
    <dc:date>2024-07-27T07:37:56.956025663</dc:date>
    <meta:editing-duration>P1DT2H50M33S</meta:editing-duration>
    <meta:editing-cycles>364</meta:editing-cycles>
    <meta:generator>LibreOffice/24.2.5.2$Linux_X86_64 LibreOffice_project/420$Build-2</meta:generator>
    <meta:print-date>2023-12-19T14:39:47.075234677</meta:print-date>
    <meta:printed-by>Файли PDF</meta:printed-by>
    <meta:document-statistic meta:table-count="1" meta:image-count="0" meta:object-count="0" meta:page-count="44" meta:paragraph-count="409" meta:word-count="5373" meta:character-count="41196" meta:non-whitespace-character-count="35098"/>
  </office:meta>
</office:document-meta>
</file>